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indent="0in"/>
    </style:style>
    <style:style style:name="P2" style:parent-style-name="Normal" style:family="paragraph">
      <style:paragraph-properties fo:text-indent="0in"/>
    </style:style>
    <style:style style:name="TableColumn4" style:family="table-column">
      <style:table-column-properties style:column-width="0.925in"/>
    </style:style>
    <style:style style:name="TableColumn5" style:family="table-column">
      <style:table-column-properties style:column-width="0.925in"/>
    </style:style>
    <style:style style:name="TableColumn6" style:family="table-column">
      <style:table-column-properties style:column-width="0.925in"/>
    </style:style>
    <style:style style:name="TableColumn7" style:family="table-column">
      <style:table-column-properties style:column-width="0.925in"/>
    </style:style>
    <style:style style:name="TableColumn8" style:family="table-column">
      <style:table-column-properties style:column-width="0.6138in"/>
    </style:style>
    <style:style style:name="TableColumn9" style:family="table-column">
      <style:table-column-properties style:column-width="0.3111in"/>
    </style:style>
    <style:style style:name="TableColumn10" style:family="table-column">
      <style:table-column-properties style:column-width="0.3027in"/>
    </style:style>
    <style:style style:name="TableColumn11" style:family="table-column">
      <style:table-column-properties style:column-width="1.4708in"/>
    </style:style>
    <style:style style:name="Table3" style:family="table">
      <style:table-properties style:width="6.398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" style:family="paragraph">
      <style:paragraph-properties fo:line-height="100%" fo:text-indent="0in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line-height="100%" fo:text-indent="0in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line-height="100%" fo:text-indent="0in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line-height="100%" fo:text-indent="0in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line-height="100%" fo:text-indent="0in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line-height="100%" fo:text-indent="0in"/>
    </style:style>
    <style:style style:name="TableCell2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line-height="100%" fo:text-indent="0in"/>
    </style:style>
    <style:style style:name="TableCell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3" style:parent-style-name="Normal" style:family="paragraph">
      <style:paragraph-properties fo:line-height="100%" fo:text-indent="0in"/>
    </style:style>
    <style:style style:name="TableCell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line-height="100%" fo:text-indent="0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</style:style>
    <style:style style:name="TableRow38" style:family="table-row">
      <style:table-row-properties style:min-row-height="0.0347in"/>
    </style:style>
    <style:style style:name="TableCell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6" style:parent-style-name="Normal" style:family="paragraph">
      <style:paragraph-properties fo:line-height="100%" fo:text-indent="0in"/>
    </style:style>
    <style:style style:name="TableCell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8" style:parent-style-name="Normal" style:family="paragraph">
      <style:paragraph-properties fo:line-height="100%" fo:text-indent="0in"/>
    </style:style>
    <style:style style:name="TableCell4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</style:style>
    <style:style style:name="TableRow51" style:family="table-row">
      <style:table-row-properties/>
    </style:style>
    <style:style style:name="TableCell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</style:style>
    <style:style style:name="TableCell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</style:style>
    <style:style style:name="TableCell5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</style:style>
    <style:style style:name="TableCell5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" style:parent-style-name="Normal" style:family="paragraph">
      <style:paragraph-properties fo:line-height="100%" fo:text-indent="0in"/>
    </style:style>
    <style:style style:name="TableCell6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1" style:parent-style-name="Normal" style:family="paragraph">
      <style:paragraph-properties fo:line-height="100%" fo:text-indent="0in"/>
    </style:style>
    <style:style style:name="TableCell6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line-height="100%" fo:text-indent="0in"/>
    </style:style>
    <style:style style:name="TableRow64" style:family="table-row">
      <style:table-row-properties/>
    </style:style>
    <style:style style:name="TableCell6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</style:style>
    <style:style style:name="TableCell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</style:style>
    <style:style style:name="TableCell7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line-height="100%" fo:text-indent="0in"/>
    </style:style>
    <style:style style:name="TableCell7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line-height="100%" fo:text-indent="0in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line-height="100%" fo:text-indent="0in"/>
    </style:style>
    <style:style style:name="TableRow77" style:family="table-row">
      <style:table-row-properties/>
    </style:style>
    <style:style style:name="TableCell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</style:style>
    <style:style style:name="TableCell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</style:style>
    <style:style style:name="TableCell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</style:style>
    <style:style style:name="TableCell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line-height="100%" fo:text-indent="0in"/>
    </style:style>
    <style:style style:name="TableCell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7" style:parent-style-name="Normal" style:family="paragraph">
      <style:paragraph-properties fo:line-height="100%" fo:text-indent="0in"/>
    </style:style>
    <style:style style:name="TableCell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line-height="100%" fo:text-indent="0in"/>
    </style:style>
    <style:style style:name="P90" style:parent-style-name="Normal" style:family="paragraph">
      <style:paragraph-properties fo:text-indent="0in"/>
    </style:style>
    <style:style style:name="TableColumn92" style:family="table-column">
      <style:table-column-properties style:column-width="0.925in"/>
    </style:style>
    <style:style style:name="TableColumn93" style:family="table-column">
      <style:table-column-properties style:column-width="0.925in"/>
    </style:style>
    <style:style style:name="TableColumn94" style:family="table-column">
      <style:table-column-properties style:column-width="0.925in"/>
    </style:style>
    <style:style style:name="TableColumn95" style:family="table-column">
      <style:table-column-properties style:column-width="0.925in"/>
    </style:style>
    <style:style style:name="TableColumn96" style:family="table-column">
      <style:table-column-properties style:column-width="0.6138in"/>
    </style:style>
    <style:style style:name="TableColumn97" style:family="table-column">
      <style:table-column-properties style:column-width="0.3111in"/>
    </style:style>
    <style:style style:name="TableColumn98" style:family="table-column">
      <style:table-column-properties style:column-width="0.3027in"/>
    </style:style>
    <style:style style:name="TableColumn99" style:family="table-column">
      <style:table-column-properties style:column-width="1.4708in"/>
    </style:style>
    <style:style style:name="Table91" style:family="table">
      <style:table-properties style:width="6.3986in" fo:margin-left="0in" table:align="left"/>
    </style:style>
    <style:style style:name="TableRow100" style:family="table-row">
      <style:table-row-properties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Normal" style:family="paragraph">
      <style:paragraph-properties fo:line-height="100%" fo:text-indent="0in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Normal" style:family="paragraph">
      <style:paragraph-properties fo:line-height="100%" fo:text-indent="0in"/>
    </style:style>
    <style:style style:name="TableCell105" style:family="table-cell">
      <style:table-cell-properties fo:border="none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line-height="100%" fo:text-indent="0in"/>
    </style:style>
    <style:style style:name="TableCell107" style:family="table-cell">
      <style:table-cell-properties fo:border="none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line-height="100%" fo:text-indent="0in"/>
    </style:style>
    <style:style style:name="TableCell109" style:family="table-cell">
      <style:table-cell-properties fo:border="none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line-height="100%" fo:text-indent="0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P112" style:parent-style-name="Normal" style:family="paragraph">
      <style:paragraph-properties fo:line-height="100%" fo:text-indent="0in"/>
    </style:style>
    <style:style style:name="TableRow113" style:family="table-row">
      <style:table-row-properties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line-height="100%" fo:text-indent="0in"/>
    </style:style>
    <style:style style:name="TableCell1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line-height="100%" fo:text-indent="0in"/>
    </style:style>
    <style:style style:name="TableCell1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</style:style>
    <style:style style:name="TableCell1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1" style:parent-style-name="Normal" style:family="paragraph">
      <style:paragraph-properties fo:line-height="100%" fo:text-indent="0in"/>
    </style:style>
    <style:style style:name="TableCell1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line-height="100%" fo:text-indent="0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</style:style>
    <style:style style:name="TableRow126" style:family="table-row">
      <style:table-row-properties style:min-row-height="0.0347in"/>
    </style:style>
    <style:style style:name="TableCell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</style:style>
    <style:style style:name="TableCell1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</style:style>
    <style:style style:name="TableCell1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" style:parent-style-name="Normal" style:family="paragraph">
      <style:paragraph-properties fo:line-height="100%" fo:text-indent="0in"/>
    </style:style>
    <style:style style:name="TableCell1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6" style:parent-style-name="Normal" style:family="paragraph">
      <style:paragraph-properties fo:line-height="100%" fo:text-indent="0in"/>
    </style:style>
    <style:style style:name="TableCell1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</style:style>
    <style:style style:name="TableRow139" style:family="table-row">
      <style:table-row-properties/>
    </style:style>
    <style:style style:name="TableCell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</style:style>
    <style:style style:name="TableCell14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</style:style>
    <style:style style:name="TableCell1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</style:style>
    <style:style style:name="TableCell1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7" style:parent-style-name="Normal" style:family="paragraph">
      <style:paragraph-properties fo:line-height="100%" fo:text-indent="0in"/>
    </style:style>
    <style:style style:name="TableCell14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9" style:parent-style-name="Normal" style:family="paragraph">
      <style:paragraph-properties fo:line-height="100%" fo:text-indent="0in"/>
    </style:style>
    <style:style style:name="TableCell1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" style:parent-style-name="Normal" style:family="paragraph">
      <style:paragraph-properties fo:line-height="100%" fo:text-indent="0in"/>
    </style:style>
    <style:style style:name="TableRow152" style:family="table-row">
      <style:table-row-properties/>
    </style:style>
    <style:style style:name="TableCell1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</style:style>
    <style:style style:name="TableCell1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</style:style>
    <style:style style:name="TableCell1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</style:style>
    <style:style style:name="TableCell1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line-height="100%" fo:text-indent="0in"/>
    </style:style>
    <style:style style:name="TableCell16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line-height="100%" fo:text-indent="0in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line-height="100%" fo:text-indent="0in"/>
    </style:style>
    <style:style style:name="TableRow165" style:family="table-row">
      <style:table-row-properties/>
    </style:style>
    <style:style style:name="TableCell1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</style:style>
    <style:style style:name="TableCell16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</style:style>
    <style:style style:name="TableCell17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</style:style>
    <style:style style:name="TableCell17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line-height="100%" fo:text-indent="0in"/>
    </style:style>
    <style:style style:name="TableCell17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line-height="100%" fo:text-indent="0in"/>
    </style:style>
    <style:style style:name="TableCell17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line-height="100%" fo:text-indent="0in"/>
    </style:style>
    <style:style style:name="P178" style:parent-style-name="Normal" style:family="paragraph">
      <style:paragraph-properties fo:text-indent="0in"/>
    </style:style>
    <style:style style:name="P179" style:parent-style-name="Normal" style:family="paragraph">
      <style:paragraph-properties fo:text-indent="0in"/>
    </style:style>
    <style:style style:name="TableColumn181" style:family="table-column">
      <style:table-column-properties style:column-width="0.925in"/>
    </style:style>
    <style:style style:name="TableColumn182" style:family="table-column">
      <style:table-column-properties style:column-width="0.925in"/>
    </style:style>
    <style:style style:name="TableColumn183" style:family="table-column">
      <style:table-column-properties style:column-width="0.925in"/>
    </style:style>
    <style:style style:name="TableColumn184" style:family="table-column">
      <style:table-column-properties style:column-width="0.925in"/>
    </style:style>
    <style:style style:name="TableColumn185" style:family="table-column">
      <style:table-column-properties style:column-width="0.6138in"/>
    </style:style>
    <style:style style:name="TableColumn186" style:family="table-column">
      <style:table-column-properties style:column-width="0.3111in"/>
    </style:style>
    <style:style style:name="TableColumn187" style:family="table-column">
      <style:table-column-properties style:column-width="0.3027in"/>
    </style:style>
    <style:style style:name="TableColumn188" style:family="table-column">
      <style:table-column-properties style:column-width="1.8645in"/>
    </style:style>
    <style:style style:name="Table180" style:family="table">
      <style:table-properties style:width="6.7923in" fo:margin-left="0in" table:align="left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</style:style>
    <style:style style:name="TableCell194" style:family="table-cell">
      <style:table-cell-properties fo:border="none" style:writing-mode="lr-tb" fo:padding-top="0in" fo:padding-left="0.0069in" fo:padding-bottom="0in" fo:padding-right="0.0069in"/>
    </style:style>
    <style:style style:name="P195" style:parent-style-name="Normal" style:family="paragraph">
      <style:paragraph-properties fo:line-height="100%" fo:text-indent="0in"/>
    </style:style>
    <style:style style:name="TableCell196" style:family="table-cell">
      <style:table-cell-properties fo:border="none" style:writing-mode="lr-tb" fo:padding-top="0in" fo:padding-left="0.0069in" fo:padding-bottom="0in" fo:padding-right="0.0069in"/>
    </style:style>
    <style:style style:name="P197" style:parent-style-name="Normal" style:family="paragraph">
      <style:paragraph-properties fo:line-height="100%" fo:text-indent="0in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Normal" style:family="paragraph">
      <style:paragraph-properties fo:line-height="100%" fo:text-indent="0in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Normal" style:family="paragraph">
      <style:paragraph-properties fo:line-height="100%" fo:text-indent="0in"/>
    </style:style>
    <style:style style:name="TableRow202" style:family="table-row">
      <style:table-row-properties/>
    </style:style>
    <style:style style:name="TableCell203" style:family="table-cell">
      <style:table-cell-properties fo:border="non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</style:style>
    <style:style style:name="TableCell20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line-height="100%" fo:text-indent="0in"/>
    </style:style>
    <style:style style:name="TableCell2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line-height="100%" fo:text-indent="0in"/>
    </style:style>
    <style:style style:name="TableCell20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" style:parent-style-name="Normal" style:family="paragraph">
      <style:paragraph-properties fo:line-height="100%" fo:text-indent="0in"/>
    </style:style>
    <style:style style:name="TableCell21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2" style:parent-style-name="Normal" style:family="paragraph">
      <style:paragraph-properties fo:line-height="100%" fo:text-indent="0in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line-height="100%" fo:text-indent="0in"/>
    </style:style>
    <style:style style:name="TableRow215" style:family="table-row">
      <style:table-row-properties style:min-row-height="0.0347in"/>
    </style:style>
    <style:style style:name="TableCell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line-height="100%" fo:text-indent="0in"/>
    </style:style>
    <style:style style:name="TableCell2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line-height="100%" fo:text-indent="0in"/>
    </style:style>
    <style:style style:name="TableCell2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line-height="100%" fo:text-indent="0in"/>
    </style:style>
    <style:style style:name="TableCell2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line-height="100%" fo:text-indent="0in"/>
    </style:style>
    <style:style style:name="TableCell2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line-height="100%" fo:text-indent="0in"/>
    </style:style>
    <style:style style:name="T228" style:parent-style-name="DefaultParagraphFont" style:family="text">
      <style:text-properties fo:background-color="#00FF00"/>
    </style:style>
    <style:style style:name="TableRow229" style:family="table-row">
      <style:table-row-properties/>
    </style:style>
    <style:style style:name="TableCell2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</style:style>
    <style:style style:name="TableCell2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</style:style>
    <style:style style:name="TableCell2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</style:style>
    <style:style style:name="TableCell2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37" style:parent-style-name="Normal" style:family="paragraph">
      <style:paragraph-properties fo:line-height="100%" fo:text-indent="0in"/>
    </style:style>
    <style:style style:name="TableCell2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39" style:parent-style-name="Normal" style:family="paragraph">
      <style:paragraph-properties fo:line-height="100%" fo:text-indent="0in"/>
    </style:style>
    <style:style style:name="TableCell24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line-height="100%" fo:text-indent="0in"/>
    </style:style>
    <style:style style:name="T242" style:parent-style-name="DefaultParagraphFont" style:family="text">
      <style:text-properties fo:background-color="#00FF00"/>
    </style:style>
    <style:style style:name="TableRow243" style:family="table-row">
      <style:table-row-properties/>
    </style:style>
    <style:style style:name="TableCell2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line-height="100%" fo:text-indent="0in"/>
    </style:style>
    <style:style style:name="TableCell24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line-height="100%" fo:text-indent="0in"/>
    </style:style>
    <style:style style:name="TableCell2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line-height="100%" fo:text-indent="0in"/>
    </style:style>
    <style:style style:name="TableCell25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51" style:parent-style-name="Normal" style:family="paragraph">
      <style:paragraph-properties fo:line-height="100%" fo:text-indent="0in"/>
    </style:style>
    <style:style style:name="TableCell25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53" style:parent-style-name="Normal" style:family="paragraph">
      <style:paragraph-properties fo:line-height="100%" fo:text-indent="0in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Normal" style:family="paragraph">
      <style:paragraph-properties fo:line-height="100%" fo:text-indent="0in"/>
    </style:style>
    <style:style style:name="T256" style:parent-style-name="DefaultParagraphFont" style:family="text">
      <style:text-properties fo:background-color="#00FF00"/>
    </style:style>
    <style:style style:name="TableRow257" style:family="table-row">
      <style:table-row-properties/>
    </style:style>
    <style:style style:name="TableCell25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line-height="100%" fo:text-indent="0in"/>
    </style:style>
    <style:style style:name="TableCell26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1" style:parent-style-name="Normal" style:family="paragraph">
      <style:paragraph-properties fo:line-height="100%" fo:text-indent="0in"/>
    </style:style>
    <style:style style:name="TableCell2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63" style:parent-style-name="Normal" style:family="paragraph">
      <style:paragraph-properties fo:line-height="100%" fo:text-indent="0in"/>
    </style:style>
    <style:style style:name="TableCell26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65" style:parent-style-name="Normal" style:family="paragraph">
      <style:paragraph-properties fo:line-height="100%" fo:text-indent="0in"/>
    </style:style>
    <style:style style:name="TableCell26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67" style:parent-style-name="Normal" style:family="paragraph">
      <style:paragraph-properties fo:line-height="100%" fo:text-indent="0in"/>
    </style:style>
    <style:style style:name="TableCell26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69" style:parent-style-name="Normal" style:family="paragraph">
      <style:paragraph-properties fo:line-height="100%" fo:text-indent="0in"/>
    </style:style>
    <style:style style:name="P270" style:parent-style-name="Normal" style:family="paragraph">
      <style:paragraph-properties fo:text-indent="0in"/>
    </style:style>
    <style:style style:name="TableColumn272" style:family="table-column">
      <style:table-column-properties style:column-width="0.925in"/>
    </style:style>
    <style:style style:name="TableColumn273" style:family="table-column">
      <style:table-column-properties style:column-width="0.925in"/>
    </style:style>
    <style:style style:name="TableColumn274" style:family="table-column">
      <style:table-column-properties style:column-width="0.925in"/>
    </style:style>
    <style:style style:name="TableColumn275" style:family="table-column">
      <style:table-column-properties style:column-width="0.925in"/>
    </style:style>
    <style:style style:name="TableColumn276" style:family="table-column">
      <style:table-column-properties style:column-width="0.6138in"/>
    </style:style>
    <style:style style:name="TableColumn277" style:family="table-column">
      <style:table-column-properties style:column-width="0.3111in"/>
    </style:style>
    <style:style style:name="TableColumn278" style:family="table-column">
      <style:table-column-properties style:column-width="0.3027in"/>
    </style:style>
    <style:style style:name="TableColumn279" style:family="table-column">
      <style:table-column-properties style:column-width="1.8645in"/>
    </style:style>
    <style:style style:name="Table271" style:family="table">
      <style:table-properties style:width="6.7923in" fo:margin-left="0in" table:align="left"/>
    </style:style>
    <style:style style:name="TableRow280" style:family="table-row">
      <style:table-row-properties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line-height="100%" fo:text-indent="0in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Normal" style:family="paragraph">
      <style:paragraph-properties fo:line-height="100%" fo:text-indent="0in"/>
    </style:style>
    <style:style style:name="TableCell285" style:family="table-cell">
      <style:table-cell-properties fo:border="none" style:writing-mode="lr-tb" fo:padding-top="0in" fo:padding-left="0.0069in" fo:padding-bottom="0in" fo:padding-right="0.0069in"/>
    </style:style>
    <style:style style:name="P286" style:parent-style-name="Normal" style:family="paragraph">
      <style:paragraph-properties fo:line-height="100%" fo:text-indent="0in"/>
    </style:style>
    <style:style style:name="TableCell287" style:family="table-cell">
      <style:table-cell-properties fo:border="none" style:writing-mode="lr-tb" fo:padding-top="0in" fo:padding-left="0.0069in" fo:padding-bottom="0in" fo:padding-right="0.0069in"/>
    </style:style>
    <style:style style:name="P288" style:parent-style-name="Normal" style:family="paragraph">
      <style:paragraph-properties fo:line-height="100%" fo:text-indent="0in"/>
    </style:style>
    <style:style style:name="TableCell289" style:family="table-cell">
      <style:table-cell-properties fo:border="none" style:writing-mode="lr-tb" fo:padding-top="0in" fo:padding-left="0.0069in" fo:padding-bottom="0in" fo:padding-right="0.0069in"/>
    </style:style>
    <style:style style:name="P290" style:parent-style-name="Normal" style:family="paragraph">
      <style:paragraph-properties fo:line-height="100%" fo:text-indent="0in"/>
    </style:style>
    <style:style style:name="TableCell291" style:family="table-cell">
      <style:table-cell-properties fo:border="none" style:writing-mode="lr-tb" fo:padding-top="0in" fo:padding-left="0.0069in" fo:padding-bottom="0in" fo:padding-right="0.0069in"/>
    </style:style>
    <style:style style:name="P292" style:parent-style-name="Normal" style:family="paragraph">
      <style:paragraph-properties fo:line-height="100%" fo:text-indent="0in"/>
    </style:style>
    <style:style style:name="TableRow293" style:family="table-row">
      <style:table-row-properties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line-height="100%" fo:text-indent="0in"/>
    </style:style>
    <style:style style:name="TableCell29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line-height="100%" fo:text-indent="0in"/>
    </style:style>
    <style:style style:name="TableCell29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line-height="100%" fo:text-indent="0in"/>
    </style:style>
    <style:style style:name="TableCell30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1" style:parent-style-name="Normal" style:family="paragraph">
      <style:paragraph-properties fo:line-height="100%" fo:text-indent="0in"/>
    </style:style>
    <style:style style:name="TableCell30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03" style:parent-style-name="Normal" style:family="paragraph">
      <style:paragraph-properties fo:line-height="100%" fo:text-indent="0in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line-height="100%" fo:text-indent="0in"/>
    </style:style>
    <style:style style:name="TableRow306" style:family="table-row">
      <style:table-row-properties style:min-row-height="0.0347in"/>
    </style:style>
    <style:style style:name="TableCell30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0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0" style:parent-style-name="Normal" style:family="paragraph">
      <style:paragraph-properties fo:line-height="100%" fo:text-indent="0in"/>
    </style:style>
    <style:style style:name="TableCell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line-height="100%" fo:text-indent="0in"/>
    </style:style>
    <style:style style:name="TableCell3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14" style:parent-style-name="Normal" style:family="paragraph">
      <style:paragraph-properties fo:line-height="100%" fo:text-indent="0in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16" style:parent-style-name="Normal" style:family="paragraph">
      <style:paragraph-properties fo:line-height="100%" fo:text-indent="0in"/>
    </style:style>
    <style:style style:name="TableCell3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line-height="100%" fo:text-indent="0in"/>
    </style:style>
    <style:style style:name="T319" style:parent-style-name="DefaultParagraphFont" style:family="text">
      <style:text-properties fo:background-color="#00FF00"/>
    </style:style>
    <style:style style:name="T320" style:parent-style-name="DefaultParagraphFont" style:family="text">
      <style:text-properties fo:background-color="#00FF00"/>
    </style:style>
    <style:style style:name="TableRow321" style:family="table-row">
      <style:table-row-properties/>
    </style:style>
    <style:style style:name="TableCell32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3" style:parent-style-name="Normal" style:family="paragraph">
      <style:paragraph-properties fo:line-height="100%" fo:text-indent="0in"/>
    </style:style>
    <style:style style:name="TableCell32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5" style:parent-style-name="Normal" style:family="paragraph">
      <style:paragraph-properties fo:line-height="100%" fo:text-indent="0in"/>
    </style:style>
    <style:style style:name="TableCell32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line-height="100%" fo:text-indent="0in"/>
    </style:style>
    <style:style style:name="TableCell32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29" style:parent-style-name="Normal" style:family="paragraph">
      <style:paragraph-properties fo:line-height="100%" fo:text-indent="0in"/>
    </style:style>
    <style:style style:name="TableCell33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31" style:parent-style-name="Normal" style:family="paragraph">
      <style:paragraph-properties fo:line-height="100%" fo:text-indent="0in"/>
    </style:style>
    <style:style style:name="TableCell33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3" style:parent-style-name="Normal" style:family="paragraph">
      <style:paragraph-properties fo:line-height="100%" fo:text-indent="0in"/>
    </style:style>
    <style:style style:name="T334" style:parent-style-name="DefaultParagraphFont" style:family="text">
      <style:text-properties fo:background-color="#00FF00"/>
    </style:style>
    <style:style style:name="TableRow335" style:family="table-row">
      <style:table-row-properties/>
    </style:style>
    <style:style style:name="TableCell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7" style:parent-style-name="Normal" style:family="paragraph">
      <style:paragraph-properties fo:line-height="100%" fo:text-indent="0in"/>
    </style:style>
    <style:style style:name="TableCell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39" style:parent-style-name="Normal" style:family="paragraph">
      <style:paragraph-properties fo:line-height="100%" fo:text-indent="0in"/>
    </style:style>
    <style:style style:name="TableCell3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341" style:parent-style-name="Normal" style:family="paragraph">
      <style:paragraph-properties fo:line-height="100%" fo:text-indent="0in"/>
    </style:style>
    <style:style style:name="TableCell3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line-height="100%" fo:text-indent="0in"/>
    </style:style>
    <style:style style:name="TableCell3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345" style:parent-style-name="Normal" style:family="paragraph">
      <style:paragraph-properties fo:line-height="100%" fo:text-indent="0in"/>
    </style:style>
    <style:style style:name="TableCell3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7" style:parent-style-name="Normal" style:family="paragraph">
      <style:paragraph-properties fo:line-height="100%" fo:text-indent="0in"/>
    </style:style>
    <style:style style:name="T348" style:parent-style-name="DefaultParagraphFont" style:family="text">
      <style:text-properties fo:background-color="#00FF00"/>
    </style:style>
    <style:style style:name="TableRow349" style:family="table-row">
      <style:table-row-properties/>
    </style:style>
    <style:style style:name="TableCell35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line-height="100%" fo:text-indent="0in"/>
    </style:style>
    <style:style style:name="TableCell35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line-height="100%" fo:text-indent="0in"/>
    </style:style>
    <style:style style:name="TableCell35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line-height="100%" fo:text-indent="0in"/>
    </style:style>
    <style:style style:name="T356" style:parent-style-name="DefaultParagraphFont" style:family="text">
      <style:text-properties fo:background-color="#00FF00"/>
    </style:style>
    <style:style style:name="TableCell35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line-height="100%" fo:text-indent="0in"/>
      <style:text-properties fo:background-color="#00FF00"/>
    </style:style>
    <style:style style:name="TableCell35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line-height="100%" fo:text-indent="0in"/>
    </style:style>
    <style:style style:name="TableCell36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362" style:parent-style-name="Normal" style:family="paragraph">
      <style:paragraph-properties fo:line-height="100%" fo:text-indent="0in"/>
    </style:style>
    <style:style style:name="P363" style:parent-style-name="Normal" style:family="paragraph">
      <style:paragraph-properties fo:text-indent="0in"/>
    </style:style>
    <style:style style:name="TableColumn365" style:family="table-column">
      <style:table-column-properties style:column-width="0.925in"/>
    </style:style>
    <style:style style:name="TableColumn366" style:family="table-column">
      <style:table-column-properties style:column-width="0.925in"/>
    </style:style>
    <style:style style:name="TableColumn367" style:family="table-column">
      <style:table-column-properties style:column-width="0.925in"/>
    </style:style>
    <style:style style:name="TableColumn368" style:family="table-column">
      <style:table-column-properties style:column-width="0.925in"/>
    </style:style>
    <style:style style:name="TableColumn369" style:family="table-column">
      <style:table-column-properties style:column-width="0.6138in"/>
    </style:style>
    <style:style style:name="TableColumn370" style:family="table-column">
      <style:table-column-properties style:column-width="0.3111in"/>
    </style:style>
    <style:style style:name="TableColumn371" style:family="table-column">
      <style:table-column-properties style:column-width="0.3027in"/>
    </style:style>
    <style:style style:name="TableColumn372" style:family="table-column">
      <style:table-column-properties style:column-width="1.8645in"/>
    </style:style>
    <style:style style:name="Table364" style:family="table">
      <style:table-properties style:width="6.7923in" fo:margin-left="0in" table:align="left"/>
    </style:style>
    <style:style style:name="TableRow373" style:family="table-row">
      <style:table-row-properties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line-height="100%" fo:text-indent="0in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line-height="100%" fo:text-indent="0in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Normal" style:family="paragraph">
      <style:paragraph-properties fo:line-height="100%" fo:text-indent="0in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Normal" style:family="paragraph">
      <style:paragraph-properties fo:line-height="100%" fo:text-indent="0in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line-height="100%" fo:text-indent="0in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Normal" style:family="paragraph">
      <style:paragraph-properties fo:line-height="100%" fo:text-indent="0in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line-height="100%" fo:text-indent="0in"/>
    </style:style>
    <style:style style:name="TableCell38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line-height="100%" fo:text-indent="0in"/>
    </style:style>
    <style:style style:name="TableCell3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line-height="100%" fo:text-indent="0in"/>
    </style:style>
    <style:style style:name="TableCell39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line-height="100%" fo:text-indent="0in"/>
    </style:style>
    <style:style style:name="TableCell3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396" style:parent-style-name="Normal" style:family="paragraph">
      <style:paragraph-properties fo:line-height="100%" fo:text-indent="0in"/>
    </style:style>
    <style:style style:name="TableCell397" style:family="table-cell">
      <style:table-cell-properties fo:border="non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line-height="100%" fo:text-indent="0in"/>
    </style:style>
    <style:style style:name="TableRow399" style:family="table-row">
      <style:table-row-properties style:min-row-height="0.0347in"/>
    </style:style>
    <style:style style:name="TableCell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3" style:parent-style-name="Normal" style:family="paragraph">
      <style:paragraph-properties fo:line-height="100%" fo:text-indent="0in"/>
    </style:style>
    <style:style style:name="TableCell4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05" style:parent-style-name="Normal" style:family="paragraph">
      <style:paragraph-properties fo:line-height="100%" fo:text-indent="0in"/>
    </style:style>
    <style:style style:name="TableCell40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07" style:parent-style-name="Normal" style:family="paragraph">
      <style:paragraph-properties fo:line-height="100%" fo:text-indent="0in"/>
    </style:style>
    <style:style style:name="TableCell40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09" style:parent-style-name="Normal" style:family="paragraph">
      <style:paragraph-properties fo:line-height="100%" fo:text-indent="0in"/>
    </style:style>
    <style:style style:name="TableCell41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11" style:parent-style-name="Normal" style:family="paragraph">
      <style:paragraph-properties fo:line-height="100%" fo:text-indent="0in"/>
    </style:style>
    <style:style style:name="T412" style:parent-style-name="DefaultParagraphFont" style:family="text">
      <style:text-properties fo:background-color="#00FF00"/>
    </style:style>
    <style:style style:name="TableRow413" style:family="table-row">
      <style:table-row-properties/>
    </style:style>
    <style:style style:name="TableCell4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5" style:parent-style-name="Normal" style:family="paragraph">
      <style:paragraph-properties fo:line-height="100%" fo:text-indent="0in"/>
    </style:style>
    <style:style style:name="TableCell4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line-height="100%" fo:text-indent="0in"/>
    </style:style>
    <style:style style:name="TableCell4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line-height="100%" fo:text-indent="0in"/>
    </style:style>
    <style:style style:name="TableCell4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line-height="100%" fo:text-indent="0in"/>
    </style:style>
    <style:style style:name="TableCell4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line-height="100%" fo:text-indent="0in"/>
    </style:style>
    <style:style style:name="TableCell42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line-height="100%" fo:text-indent="0in"/>
    </style:style>
    <style:style style:name="T426" style:parent-style-name="DefaultParagraphFont" style:family="text">
      <style:text-properties fo:background-color="#00FF00"/>
    </style:style>
    <style:style style:name="TableRow427" style:family="table-row">
      <style:table-row-properties/>
    </style:style>
    <style:style style:name="TableCell42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line-height="100%" fo:text-indent="0in"/>
    </style:style>
    <style:style style:name="TableCell4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line-height="100%" fo:text-indent="0in"/>
    </style:style>
    <style:style style:name="TableCell4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line-height="100%" fo:text-indent="0in"/>
    </style:style>
    <style:style style:name="TableCell43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line-height="100%" fo:text-indent="0in"/>
    </style:style>
    <style:style style:name="TableCell43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line-height="100%" fo:text-indent="0in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line-height="100%" fo:text-indent="0in"/>
    </style:style>
    <style:style style:name="T440" style:parent-style-name="DefaultParagraphFont" style:family="text">
      <style:text-properties fo:background-color="#00FF00"/>
    </style:style>
    <style:style style:name="TableRow441" style:family="table-row">
      <style:table-row-properties/>
    </style:style>
    <style:style style:name="TableCell44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line-height="100%" fo:text-indent="0in"/>
    </style:style>
    <style:style style:name="TableCell4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line-height="100%" fo:text-indent="0in"/>
    </style:style>
    <style:style style:name="TableCell4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line-height="100%" fo:text-indent="0in"/>
    </style:style>
    <style:style style:name="TableCell44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449" style:parent-style-name="Normal" style:family="paragraph">
      <style:paragraph-properties fo:line-height="100%" fo:text-indent="0in"/>
    </style:style>
    <style:style style:name="TableCell45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451" style:parent-style-name="Normal" style:family="paragraph">
      <style:paragraph-properties fo:line-height="100%" fo:text-indent="0in"/>
    </style:style>
    <style:style style:name="TableCell45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453" style:parent-style-name="Normal" style:family="paragraph">
      <style:paragraph-properties fo:line-height="100%" fo:text-indent="0in"/>
    </style:style>
    <style:style style:name="P454" style:parent-style-name="Normal" style:family="paragraph">
      <style:paragraph-properties fo:text-indent="0in"/>
    </style:style>
    <style:style style:name="TableColumn456" style:family="table-column">
      <style:table-column-properties style:column-width="0.925in"/>
    </style:style>
    <style:style style:name="TableColumn457" style:family="table-column">
      <style:table-column-properties style:column-width="0.925in"/>
    </style:style>
    <style:style style:name="TableColumn458" style:family="table-column">
      <style:table-column-properties style:column-width="0.925in"/>
    </style:style>
    <style:style style:name="TableColumn459" style:family="table-column">
      <style:table-column-properties style:column-width="0.925in"/>
    </style:style>
    <style:style style:name="TableColumn460" style:family="table-column">
      <style:table-column-properties style:column-width="0.6138in"/>
    </style:style>
    <style:style style:name="TableColumn461" style:family="table-column">
      <style:table-column-properties style:column-width="0.3111in"/>
    </style:style>
    <style:style style:name="TableColumn462" style:family="table-column">
      <style:table-column-properties style:column-width="0.3027in"/>
    </style:style>
    <style:style style:name="TableColumn463" style:family="table-column">
      <style:table-column-properties style:column-width="1.8645in"/>
    </style:style>
    <style:style style:name="Table455" style:family="table">
      <style:table-properties style:width="6.7923in" fo:margin-left="0in" table:align="left"/>
    </style:style>
    <style:style style:name="TableRow464" style:family="table-row">
      <style:table-row-properties/>
    </style:style>
    <style:style style:name="TableCell465" style:family="table-cell">
      <style:table-cell-properties fo:border="non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line-height="100%" fo:text-indent="0in"/>
    </style:style>
    <style:style style:name="TableCell467" style:family="table-cell">
      <style:table-cell-properties fo:border="non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line-height="100%" fo:text-indent="0in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line-height="100%" fo:text-indent="0in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Normal" style:family="paragraph">
      <style:paragraph-properties fo:line-height="100%" fo:text-indent="0in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Normal" style:family="paragraph">
      <style:paragraph-properties fo:line-height="100%" fo:text-indent="0in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Normal" style:family="paragraph">
      <style:paragraph-properties fo:line-height="100%" fo:text-indent="0in"/>
    </style:style>
    <style:style style:name="TableRow477" style:family="table-row">
      <style:table-row-properties/>
    </style:style>
    <style:style style:name="TableCell478" style:family="table-cell">
      <style:table-cell-properties fo:border="none" style:writing-mode="lr-tb" fo:padding-top="0in" fo:padding-left="0.075in" fo:padding-bottom="0in" fo:padding-right="0.075in"/>
    </style:style>
    <style:style style:name="P479" style:parent-style-name="Normal" style:family="paragraph">
      <style:paragraph-properties fo:line-height="100%" fo:text-indent="0in"/>
    </style:style>
    <style:style style:name="TableCell4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1" style:parent-style-name="Normal" style:family="paragraph">
      <style:paragraph-properties fo:line-height="100%" fo:text-indent="0in"/>
    </style:style>
    <style:style style:name="TableCell4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line-height="100%" fo:text-indent="0in"/>
    </style:style>
    <style:style style:name="TableCell4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line-height="100%" fo:text-indent="0in"/>
    </style:style>
    <style:style style:name="TableCell4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line-height="100%" fo:text-indent="0in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line-height="100%" fo:text-indent="0in"/>
    </style:style>
    <style:style style:name="TableRow490" style:family="table-row">
      <style:table-row-properties style:min-row-height="0.0347in"/>
    </style:style>
    <style:style style:name="TableCell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4" style:parent-style-name="Normal" style:family="paragraph">
      <style:paragraph-properties fo:line-height="100%" fo:text-indent="0in"/>
    </style:style>
    <style:style style:name="TableCell4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496" style:parent-style-name="Normal" style:family="paragraph">
      <style:paragraph-properties fo:line-height="100%" fo:text-indent="0in"/>
    </style:style>
    <style:style style:name="TableCell4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498" style:parent-style-name="Normal" style:family="paragraph">
      <style:paragraph-properties fo:line-height="100%" fo:text-indent="0in"/>
    </style:style>
    <style:style style:name="TableCell4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00" style:parent-style-name="Normal" style:family="paragraph">
      <style:paragraph-properties fo:line-height="100%" fo:text-indent="0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02" style:parent-style-name="Normal" style:family="paragraph">
      <style:paragraph-properties fo:line-height="100%" fo:text-indent="0in"/>
    </style:style>
    <style:style style:name="T503" style:parent-style-name="DefaultParagraphFont" style:family="text">
      <style:text-properties fo:background-color="#00FF00"/>
    </style:style>
    <style:style style:name="TableRow504" style:family="table-row">
      <style:table-row-properties/>
    </style:style>
    <style:style style:name="TableCell5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6" style:parent-style-name="Normal" style:family="paragraph">
      <style:paragraph-properties fo:line-height="100%" fo:text-indent="0in"/>
    </style:style>
    <style:style style:name="TableCell5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08" style:parent-style-name="Normal" style:family="paragraph">
      <style:paragraph-properties fo:line-height="100%" fo:text-indent="0in"/>
    </style:style>
    <style:style style:name="TableCell5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10" style:parent-style-name="Normal" style:family="paragraph">
      <style:paragraph-properties fo:line-height="100%" fo:text-indent="0in"/>
    </style:style>
    <style:style style:name="TableCell5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line-height="100%" fo:text-indent="0in"/>
    </style:style>
    <style:style style:name="TableCell5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line-height="100%" fo:text-indent="0in"/>
    </style:style>
    <style:style style:name="TableCell51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line-height="100%" fo:text-indent="0in"/>
    </style:style>
    <style:style style:name="T517" style:parent-style-name="DefaultParagraphFont" style:family="text">
      <style:text-properties fo:background-color="#00FF00"/>
    </style:style>
    <style:style style:name="TableRow518" style:family="table-row">
      <style:table-row-properties/>
    </style:style>
    <style:style style:name="TableCell51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line-height="100%" fo:text-indent="0in"/>
    </style:style>
    <style:style style:name="TableCell5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line-height="100%" fo:text-indent="0in"/>
    </style:style>
    <style:style style:name="TableCell5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line-height="100%" fo:text-indent="0in"/>
    </style:style>
    <style:style style:name="TableCell52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26" style:parent-style-name="Normal" style:family="paragraph">
      <style:paragraph-properties fo:line-height="100%" fo:text-indent="0in"/>
    </style:style>
    <style:style style:name="TableCell52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28" style:parent-style-name="Normal" style:family="paragraph">
      <style:paragraph-properties fo:line-height="100%" fo:text-indent="0in"/>
    </style:style>
    <style:style style:name="TableCell52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line-height="100%" fo:text-indent="0in"/>
    </style:style>
    <style:style style:name="T531" style:parent-style-name="DefaultParagraphFont" style:family="text">
      <style:text-properties fo:background-color="#00FF00"/>
    </style:style>
    <style:style style:name="TableRow532" style:family="table-row">
      <style:table-row-properties/>
    </style:style>
    <style:style style:name="TableCell53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line-height="100%" fo:text-indent="0in"/>
    </style:style>
    <style:style style:name="TableCell53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line-height="100%" fo:text-indent="0in"/>
    </style:style>
    <style:style style:name="TableCell53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line-height="100%" fo:text-indent="0in"/>
    </style:style>
    <style:style style:name="TableCell53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540" style:parent-style-name="Normal" style:family="paragraph">
      <style:paragraph-properties fo:line-height="100%" fo:text-indent="0in"/>
    </style:style>
    <style:style style:name="TableCell54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542" style:parent-style-name="Normal" style:family="paragraph">
      <style:paragraph-properties fo:line-height="100%" fo:text-indent="0in"/>
    </style:style>
    <style:style style:name="TableCell54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line-height="100%" fo:text-indent="0in"/>
    </style:style>
    <style:style style:name="P545" style:parent-style-name="Normal" style:family="paragraph">
      <style:paragraph-properties fo:text-indent="0in"/>
    </style:style>
    <style:style style:name="TableColumn547" style:family="table-column">
      <style:table-column-properties style:column-width="0.925in"/>
    </style:style>
    <style:style style:name="TableColumn548" style:family="table-column">
      <style:table-column-properties style:column-width="0.9243in"/>
    </style:style>
    <style:style style:name="TableColumn549" style:family="table-column">
      <style:table-column-properties style:column-width="0.9395in"/>
    </style:style>
    <style:style style:name="TableColumn550" style:family="table-column">
      <style:table-column-properties style:column-width="0.9236in"/>
    </style:style>
    <style:style style:name="TableColumn551" style:family="table-column">
      <style:table-column-properties style:column-width="0.6138in"/>
    </style:style>
    <style:style style:name="TableColumn552" style:family="table-column">
      <style:table-column-properties style:column-width="0.3097in"/>
    </style:style>
    <style:style style:name="TableColumn553" style:family="table-column">
      <style:table-column-properties style:column-width="0.3013in"/>
    </style:style>
    <style:style style:name="TableColumn554" style:family="table-column">
      <style:table-column-properties style:column-width="1.9534in"/>
    </style:style>
    <style:style style:name="Table546" style:family="table">
      <style:table-properties style:width="6.8909in" fo:margin-left="0in" table:align="left"/>
    </style:style>
    <style:style style:name="TableRow555" style:family="table-row">
      <style:table-row-properties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line-height="100%" fo:text-indent="0in"/>
    </style:style>
    <style:style style:name="P558" style:parent-style-name="Normal" style:family="paragraph">
      <style:paragraph-properties fo:line-height="100%" fo:text-indent="0in"/>
    </style:style>
    <style:style style:name="P559" style:parent-style-name="Normal" style:family="paragraph">
      <style:paragraph-properties fo:line-height="100%" fo:text-indent="0in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line-height="100%" fo:text-indent="0in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line-height="100%" fo:text-indent="0in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line-height="100%" fo:text-indent="0in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Normal" style:family="paragraph">
      <style:paragraph-properties fo:line-height="100%" fo:text-indent="0in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Normal" style:family="paragraph">
      <style:paragraph-properties fo:line-height="100%" fo:text-indent="0in"/>
    </style:style>
    <style:style style:name="TableRow570" style:family="table-row">
      <style:table-row-properties/>
    </style:style>
    <style:style style:name="TableCell571" style:family="table-cell">
      <style:table-cell-properties fo:border="none" style:writing-mode="lr-tb" fo:padding-top="0in" fo:padding-left="0.075in" fo:padding-bottom="0in" fo:padding-right="0.075in"/>
    </style:style>
    <style:style style:name="P572" style:parent-style-name="Normal" style:family="paragraph">
      <style:paragraph-properties fo:line-height="100%" fo:text-indent="0in"/>
    </style:style>
    <style:style style:name="TableCell57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4" style:parent-style-name="Normal" style:family="paragraph">
      <style:paragraph-properties fo:line-height="100%" fo:text-indent="0in"/>
    </style:style>
    <style:style style:name="TableCell5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76" style:parent-style-name="Normal" style:family="paragraph">
      <style:paragraph-properties fo:line-height="100%" fo:text-indent="0in"/>
    </style:style>
    <style:style style:name="TableCell57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line-height="100%" fo:text-indent="0in"/>
    </style:style>
    <style:style style:name="TableCell57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580" style:parent-style-name="Normal" style:family="paragraph">
      <style:paragraph-properties fo:line-height="100%" fo:text-indent="0in"/>
    </style:style>
    <style:style style:name="TableCell581" style:family="table-cell">
      <style:table-cell-properties fo:border="non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line-height="100%" fo:text-indent="0in"/>
    </style:style>
    <style:style style:name="TableRow583" style:family="table-row">
      <style:table-row-properties style:min-row-height="0.0347in"/>
    </style:style>
    <style:style style:name="TableCell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5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58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7" style:parent-style-name="Normal" style:family="paragraph">
      <style:paragraph-properties fo:line-height="100%" fo:text-indent="0in"/>
    </style:style>
    <style:style style:name="TableCell5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589" style:parent-style-name="Normal" style:family="paragraph">
      <style:paragraph-properties fo:line-height="100%" fo:text-indent="0in"/>
    </style:style>
    <style:style style:name="TableCell59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line-height="100%" fo:text-indent="0in"/>
    </style:style>
    <style:style style:name="TableCell59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line-height="100%" fo:text-indent="0in"/>
    </style:style>
    <style:style style:name="TableCell59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595" style:parent-style-name="Normal" style:family="paragraph">
      <style:paragraph-properties fo:line-height="100%" fo:text-indent="0in"/>
    </style:style>
    <style:style style:name="T596" style:parent-style-name="DefaultParagraphFont" style:family="text">
      <style:text-properties fo:background-color="#00FF00"/>
    </style:style>
    <style:style style:name="TableRow597" style:family="table-row">
      <style:table-row-properties/>
    </style:style>
    <style:style style:name="TableCell5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599" style:parent-style-name="Normal" style:family="paragraph">
      <style:paragraph-properties fo:line-height="100%" fo:text-indent="0in"/>
    </style:style>
    <style:style style:name="TableCell6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1" style:parent-style-name="Normal" style:family="paragraph">
      <style:paragraph-properties fo:line-height="100%" fo:text-indent="0in"/>
    </style:style>
    <style:style style:name="TableCell60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03" style:parent-style-name="Normal" style:family="paragraph">
      <style:paragraph-properties fo:line-height="100%" fo:text-indent="0in"/>
    </style:style>
    <style:style style:name="TableCell60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05" style:parent-style-name="Normal" style:family="paragraph">
      <style:paragraph-properties fo:line-height="100%" fo:text-indent="0in"/>
    </style:style>
    <style:style style:name="TableCell60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07" style:parent-style-name="Normal" style:family="paragraph">
      <style:paragraph-properties fo:line-height="100%" fo:text-indent="0in"/>
    </style:style>
    <style:style style:name="TableCell60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09" style:parent-style-name="Normal" style:family="paragraph">
      <style:paragraph-properties fo:line-height="100%" fo:text-indent="0in"/>
    </style:style>
    <style:style style:name="T610" style:parent-style-name="DefaultParagraphFont" style:family="text">
      <style:text-properties fo:background-color="#00FF00"/>
    </style:style>
    <style:style style:name="TableRow611" style:family="table-row">
      <style:table-row-properties/>
    </style:style>
    <style:style style:name="TableCell61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3" style:parent-style-name="Normal" style:family="paragraph">
      <style:paragraph-properties fo:line-height="100%" fo:text-indent="0in"/>
    </style:style>
    <style:style style:name="TableCell6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line-height="100%" fo:text-indent="0in"/>
    </style:style>
    <style:style style:name="TableCell6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line-height="100%" fo:text-indent="0in"/>
    </style:style>
    <style:style style:name="TableCell61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19" style:parent-style-name="Normal" style:family="paragraph">
      <style:paragraph-properties fo:line-height="100%" fo:text-indent="0in"/>
    </style:style>
    <style:style style:name="TableCell62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21" style:parent-style-name="Normal" style:family="paragraph">
      <style:paragraph-properties fo:line-height="100%" fo:text-indent="0in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line-height="100%" fo:text-indent="0in"/>
    </style:style>
    <style:style style:name="T624" style:parent-style-name="DefaultParagraphFont" style:family="text">
      <style:text-properties fo:background-color="#00FF00"/>
    </style:style>
    <style:style style:name="TableRow625" style:family="table-row">
      <style:table-row-properties/>
    </style:style>
    <style:style style:name="TableCell62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line-height="100%" fo:text-indent="0in"/>
    </style:style>
    <style:style style:name="TableCell62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line-height="100%" fo:text-indent="0in"/>
    </style:style>
    <style:style style:name="TableCell63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line-height="100%" fo:text-indent="0in"/>
    </style:style>
    <style:style style:name="TableCell63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line-height="100%" fo:text-indent="0in"/>
    </style:style>
    <style:style style:name="TableCell63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635" style:parent-style-name="Normal" style:family="paragraph">
      <style:paragraph-properties fo:line-height="100%" fo:text-indent="0in"/>
    </style:style>
    <style:style style:name="TableCell63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line-height="100%" fo:text-indent="0in"/>
    </style:style>
    <style:style style:name="P638" style:parent-style-name="Normal" style:family="paragraph">
      <style:paragraph-properties fo:text-indent="0in"/>
    </style:style>
    <style:style style:name="TableColumn640" style:family="table-column">
      <style:table-column-properties style:column-width="0.925in"/>
    </style:style>
    <style:style style:name="TableColumn641" style:family="table-column">
      <style:table-column-properties style:column-width="0.925in"/>
    </style:style>
    <style:style style:name="TableColumn642" style:family="table-column">
      <style:table-column-properties style:column-width="0.925in"/>
    </style:style>
    <style:style style:name="TableColumn643" style:family="table-column">
      <style:table-column-properties style:column-width="0.925in"/>
    </style:style>
    <style:style style:name="TableColumn644" style:family="table-column">
      <style:table-column-properties style:column-width="0.6138in"/>
    </style:style>
    <style:style style:name="TableColumn645" style:family="table-column">
      <style:table-column-properties style:column-width="0.3111in"/>
    </style:style>
    <style:style style:name="TableColumn646" style:family="table-column">
      <style:table-column-properties style:column-width="0.3027in"/>
    </style:style>
    <style:style style:name="TableColumn647" style:family="table-column">
      <style:table-column-properties style:column-width="1.9631in"/>
    </style:style>
    <style:style style:name="Table639" style:family="table">
      <style:table-properties style:width="6.8909in" fo:margin-left="0in" table:align="left"/>
    </style:style>
    <style:style style:name="TableRow648" style:family="table-row">
      <style:table-row-properties/>
    </style:style>
    <style:style style:name="TableCell649" style:family="table-cell">
      <style:table-cell-properties fo:border="non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line-height="100%" fo:text-indent="0in"/>
    </style:style>
    <style:style style:name="TableCell651" style:family="table-cell">
      <style:table-cell-properties fo:border="non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line-height="100%" fo:text-indent="0in"/>
    </style:style>
    <style:style style:name="TableCell653" style:family="table-cell">
      <style:table-cell-properties fo:border="none" style:writing-mode="lr-tb" fo:padding-top="0in" fo:padding-left="0.0069in" fo:padding-bottom="0in" fo:padding-right="0.0069in"/>
    </style:style>
    <style:style style:name="P654" style:parent-style-name="Normal" style:family="paragraph">
      <style:paragraph-properties fo:line-height="100%" fo:text-indent="0in"/>
    </style:style>
    <style:style style:name="TableCell655" style:family="table-cell">
      <style:table-cell-properties fo:border="none" style:writing-mode="lr-tb" fo:padding-top="0in" fo:padding-left="0.0069in" fo:padding-bottom="0in" fo:padding-right="0.0069in"/>
    </style:style>
    <style:style style:name="P656" style:parent-style-name="Normal" style:family="paragraph">
      <style:paragraph-properties fo:line-height="100%" fo:text-indent="0in"/>
    </style:style>
    <style:style style:name="TableCell657" style:family="table-cell">
      <style:table-cell-properties fo:border="none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line-height="100%" fo:text-indent="0in"/>
    </style:style>
    <style:style style:name="TableCell659" style:family="table-cell">
      <style:table-cell-properties fo:border="none" style:writing-mode="lr-tb" fo:padding-top="0in" fo:padding-left="0.0069in" fo:padding-bottom="0in" fo:padding-right="0.0069in"/>
    </style:style>
    <style:style style:name="P660" style:parent-style-name="Normal" style:family="paragraph">
      <style:paragraph-properties fo:line-height="100%" fo:text-indent="0in"/>
    </style:style>
    <style:style style:name="TableRow661" style:family="table-row">
      <style:table-row-properties/>
    </style:style>
    <style:style style:name="TableCell662" style:family="table-cell">
      <style:table-cell-properties fo:border="none" style:writing-mode="lr-tb" fo:padding-top="0in" fo:padding-left="0.075in" fo:padding-bottom="0in" fo:padding-right="0.075in"/>
    </style:style>
    <style:style style:name="P663" style:parent-style-name="Normal" style:family="paragraph">
      <style:paragraph-properties fo:line-height="100%" fo:text-indent="0in"/>
    </style:style>
    <style:style style:name="TableCell66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5" style:parent-style-name="Normal" style:family="paragraph">
      <style:paragraph-properties fo:line-height="100%" fo:text-indent="0in"/>
    </style:style>
    <style:style style:name="TableCell66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67" style:parent-style-name="Normal" style:family="paragraph">
      <style:paragraph-properties fo:line-height="100%" fo:text-indent="0in"/>
    </style:style>
    <style:style style:name="TableCell66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69" style:parent-style-name="Normal" style:family="paragraph">
      <style:paragraph-properties fo:line-height="100%" fo:text-indent="0in"/>
    </style:style>
    <style:style style:name="TableCell67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671" style:parent-style-name="Normal" style:family="paragraph">
      <style:paragraph-properties fo:line-height="100%" fo:text-indent="0in"/>
    </style:style>
    <style:style style:name="TableCell672" style:family="table-cell">
      <style:table-cell-properties fo:border="none" style:writing-mode="lr-tb" fo:padding-top="0in" fo:padding-left="0.075in" fo:padding-bottom="0in" fo:padding-right="0.075in"/>
    </style:style>
    <style:style style:name="P673" style:parent-style-name="Normal" style:family="paragraph">
      <style:paragraph-properties fo:line-height="100%" fo:text-indent="0in"/>
    </style:style>
    <style:style style:name="TableRow674" style:family="table-row">
      <style:table-row-properties style:min-row-height="0.0347in"/>
    </style:style>
    <style:style style:name="TableCell67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line-height="100%" fo:text-indent="0in"/>
    </style:style>
    <style:style style:name="TableCell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680" style:parent-style-name="Normal" style:family="paragraph">
      <style:paragraph-properties fo:line-height="100%" fo:text-indent="0in"/>
    </style:style>
    <style:style style:name="TableCell68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line-height="100%" fo:text-indent="0in"/>
    </style:style>
    <style:style style:name="TableCell68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84" style:parent-style-name="Normal" style:family="paragraph">
      <style:paragraph-properties fo:line-height="100%" fo:text-indent="0in"/>
    </style:style>
    <style:style style:name="TableCell68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686" style:parent-style-name="Normal" style:family="paragraph">
      <style:paragraph-properties fo:line-height="100%" fo:text-indent="0in"/>
    </style:style>
    <style:style style:name="T687" style:parent-style-name="DefaultParagraphFont" style:family="text">
      <style:text-properties fo:background-color="#00FF00"/>
    </style:style>
    <style:style style:name="TableRow688" style:family="table-row">
      <style:table-row-properties/>
    </style:style>
    <style:style style:name="TableCell6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0" style:parent-style-name="Normal" style:family="paragraph">
      <style:paragraph-properties fo:line-height="100%" fo:text-indent="0in"/>
    </style:style>
    <style:style style:name="TableCell6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2" style:parent-style-name="Normal" style:family="paragraph">
      <style:paragraph-properties fo:line-height="100%" fo:text-indent="0in"/>
    </style:style>
    <style:style style:name="TableCell6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694" style:parent-style-name="Normal" style:family="paragraph">
      <style:paragraph-properties fo:line-height="100%" fo:text-indent="0in"/>
    </style:style>
    <style:style style:name="TableCell69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696" style:parent-style-name="Normal" style:family="paragraph">
      <style:paragraph-properties fo:line-height="100%" fo:text-indent="0in"/>
    </style:style>
    <style:style style:name="TableCell69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698" style:parent-style-name="Normal" style:family="paragraph">
      <style:paragraph-properties fo:line-height="100%" fo:text-indent="0in"/>
    </style:style>
    <style:style style:name="TableCell69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00" style:parent-style-name="Normal" style:family="paragraph">
      <style:paragraph-properties fo:line-height="100%" fo:text-indent="0in"/>
    </style:style>
    <style:style style:name="T701" style:parent-style-name="DefaultParagraphFont" style:family="text">
      <style:text-properties fo:background-color="#00FF00"/>
    </style:style>
    <style:style style:name="T702" style:parent-style-name="DefaultParagraphFont" style:family="text">
      <style:text-properties fo:background-color="#00FF00"/>
    </style:style>
    <style:style style:name="T703" style:parent-style-name="DefaultParagraphFont" style:family="text">
      <style:text-properties fo:background-color="#00FF00"/>
    </style:style>
    <style:style style:name="TableRow704" style:family="table-row">
      <style:table-row-properties/>
    </style:style>
    <style:style style:name="TableCell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6" style:parent-style-name="Normal" style:family="paragraph">
      <style:paragraph-properties fo:line-height="100%" fo:text-indent="0in"/>
    </style:style>
    <style:style style:name="TableCell7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08" style:parent-style-name="Normal" style:family="paragraph">
      <style:paragraph-properties fo:line-height="100%" fo:text-indent="0in"/>
    </style:style>
    <style:style style:name="TableCell7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10" style:parent-style-name="Normal" style:family="paragraph">
      <style:paragraph-properties fo:line-height="100%" fo:text-indent="0in"/>
    </style:style>
    <style:style style:name="TableCell71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line-height="100%" fo:text-indent="0in"/>
    </style:style>
    <style:style style:name="TableCell71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14" style:parent-style-name="Normal" style:family="paragraph">
      <style:paragraph-properties fo:line-height="100%" fo:text-indent="0in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line-height="100%" fo:text-indent="0in"/>
    </style:style>
    <style:style style:name="TableRow717" style:family="table-row">
      <style:table-row-properties/>
    </style:style>
    <style:style style:name="TableCell7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19" style:parent-style-name="Normal" style:family="paragraph">
      <style:paragraph-properties fo:line-height="100%" fo:text-indent="0in"/>
    </style:style>
    <style:style style:name="TableCell72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1" style:parent-style-name="Normal" style:family="paragraph">
      <style:paragraph-properties fo:line-height="100%" fo:text-indent="0in"/>
    </style:style>
    <style:style style:name="TableCell72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23" style:parent-style-name="Normal" style:family="paragraph">
      <style:paragraph-properties fo:line-height="100%" fo:text-indent="0in"/>
    </style:style>
    <style:style style:name="TableCell7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725" style:parent-style-name="Normal" style:family="paragraph">
      <style:paragraph-properties fo:line-height="100%" fo:text-indent="0in"/>
    </style:style>
    <style:style style:name="TableCell7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727" style:parent-style-name="Normal" style:family="paragraph">
      <style:paragraph-properties fo:line-height="100%" fo:text-indent="0in"/>
    </style:style>
    <style:style style:name="TableCell7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729" style:parent-style-name="Normal" style:family="paragraph">
      <style:paragraph-properties fo:line-height="100%" fo:text-indent="0in"/>
    </style:style>
    <style:style style:name="P730" style:parent-style-name="Normal" style:family="paragraph">
      <style:paragraph-properties fo:text-indent="0in"/>
    </style:style>
    <style:style style:name="P731" style:parent-style-name="Normal" style:family="paragraph">
      <style:paragraph-properties fo:text-indent="0in"/>
    </style:style>
    <style:style style:name="TableColumn733" style:family="table-column">
      <style:table-column-properties style:column-width="0.925in"/>
    </style:style>
    <style:style style:name="TableColumn734" style:family="table-column">
      <style:table-column-properties style:column-width="0.925in"/>
    </style:style>
    <style:style style:name="TableColumn735" style:family="table-column">
      <style:table-column-properties style:column-width="0.925in"/>
    </style:style>
    <style:style style:name="TableColumn736" style:family="table-column">
      <style:table-column-properties style:column-width="0.925in"/>
    </style:style>
    <style:style style:name="TableColumn737" style:family="table-column">
      <style:table-column-properties style:column-width="0.6138in"/>
    </style:style>
    <style:style style:name="TableColumn738" style:family="table-column">
      <style:table-column-properties style:column-width="0.3111in"/>
    </style:style>
    <style:style style:name="TableColumn739" style:family="table-column">
      <style:table-column-properties style:column-width="0.3027in"/>
    </style:style>
    <style:style style:name="TableColumn740" style:family="table-column">
      <style:table-column-properties style:column-width="1.9631in"/>
    </style:style>
    <style:style style:name="Table732" style:family="table">
      <style:table-properties style:width="6.8909in" fo:margin-left="0in" table:align="left"/>
    </style:style>
    <style:style style:name="TableRow741" style:family="table-row">
      <style:table-row-properties/>
    </style:style>
    <style:style style:name="TableCell742" style:family="table-cell">
      <style:table-cell-properties fo:border="none" style:writing-mode="lr-tb" fo:padding-top="0in" fo:padding-left="0.075in" fo:padding-bottom="0in" fo:padding-right="0.075in"/>
    </style:style>
    <style:style style:name="P743" style:parent-style-name="Normal" style:family="paragraph">
      <style:paragraph-properties fo:line-height="100%" fo:text-indent="0in"/>
    </style:style>
    <style:style style:name="TableCell744" style:family="table-cell">
      <style:table-cell-properties fo:border="none" style:writing-mode="lr-tb" fo:padding-top="0in" fo:padding-left="0.075in" fo:padding-bottom="0in" fo:padding-right="0.075in"/>
    </style:style>
    <style:style style:name="P745" style:parent-style-name="Normal" style:family="paragraph">
      <style:paragraph-properties fo:line-height="100%" fo:text-indent="0in"/>
    </style:style>
    <style:style style:name="TableCell746" style:family="table-cell">
      <style:table-cell-properties fo:border="none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line-height="100%" fo:text-indent="0in"/>
    </style:style>
    <style:style style:name="TableCell748" style:family="table-cell">
      <style:table-cell-properties fo:border="none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line-height="100%" fo:text-indent="0in"/>
    </style:style>
    <style:style style:name="TableCell750" style:family="table-cell">
      <style:table-cell-properties fo:border="none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line-height="100%" fo:text-indent="0in"/>
    </style:style>
    <style:style style:name="TableCell752" style:family="table-cell">
      <style:table-cell-properties fo:border="none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line-height="100%" fo:text-indent="0in"/>
    </style:style>
    <style:style style:name="TableRow754" style:family="table-row">
      <style:table-row-properties/>
    </style:style>
    <style:style style:name="TableCell755" style:family="table-cell">
      <style:table-cell-properties fo:border="none" style:writing-mode="lr-tb" fo:padding-top="0in" fo:padding-left="0.075in" fo:padding-bottom="0in" fo:padding-right="0.075in"/>
    </style:style>
    <style:style style:name="P756" style:parent-style-name="Normal" style:family="paragraph">
      <style:paragraph-properties fo:line-height="100%" fo:text-indent="0in"/>
    </style:style>
    <style:style style:name="TableCell75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58" style:parent-style-name="Normal" style:family="paragraph">
      <style:paragraph-properties fo:line-height="100%" fo:text-indent="0in"/>
    </style:style>
    <style:style style:name="TableCell7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0" style:parent-style-name="Normal" style:family="paragraph">
      <style:paragraph-properties fo:line-height="100%" fo:text-indent="0in"/>
    </style:style>
    <style:style style:name="TableCell76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2" style:parent-style-name="Normal" style:family="paragraph">
      <style:paragraph-properties fo:line-height="100%" fo:text-indent="0in"/>
    </style:style>
    <style:style style:name="TableCell76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764" style:parent-style-name="Normal" style:family="paragraph">
      <style:paragraph-properties fo:line-height="100%" fo:text-indent="0in"/>
    </style:style>
    <style:style style:name="TableCell765" style:family="table-cell">
      <style:table-cell-properties fo:border="none" style:writing-mode="lr-tb" fo:padding-top="0in" fo:padding-left="0.075in" fo:padding-bottom="0in" fo:padding-right="0.075in"/>
    </style:style>
    <style:style style:name="P766" style:parent-style-name="Normal" style:family="paragraph">
      <style:paragraph-properties fo:line-height="100%" fo:text-indent="0in"/>
    </style:style>
    <style:style style:name="TableRow767" style:family="table-row">
      <style:table-row-properties style:min-row-height="0.0347in"/>
    </style:style>
    <style:style style:name="TableCell76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77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line-height="100%" fo:text-indent="0in"/>
    </style:style>
    <style:style style:name="TableCell77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line-height="100%" fo:text-indent="0in"/>
    </style:style>
    <style:style style:name="TableCell77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75" style:parent-style-name="Normal" style:family="paragraph">
      <style:paragraph-properties fo:line-height="100%" fo:text-indent="0in"/>
    </style:style>
    <style:style style:name="TableCell77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77" style:parent-style-name="Normal" style:family="paragraph">
      <style:paragraph-properties fo:line-height="100%" fo:text-indent="0in"/>
    </style:style>
    <style:style style:name="TableCell77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79" style:parent-style-name="Normal" style:family="paragraph">
      <style:paragraph-properties fo:line-height="100%" fo:text-indent="0in"/>
    </style:style>
    <style:style style:name="T780" style:parent-style-name="DefaultParagraphFont" style:family="text">
      <style:text-properties fo:background-color="#00FF00"/>
    </style:style>
    <style:style style:name="TableRow781" style:family="table-row">
      <style:table-row-properties/>
    </style:style>
    <style:style style:name="TableCell7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3" style:parent-style-name="Normal" style:family="paragraph">
      <style:paragraph-properties fo:line-height="100%" fo:text-indent="0in"/>
    </style:style>
    <style:style style:name="TableCell7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5" style:parent-style-name="Normal" style:family="paragraph">
      <style:paragraph-properties fo:line-height="100%" fo:text-indent="0in"/>
    </style:style>
    <style:style style:name="TableCell7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87" style:parent-style-name="Normal" style:family="paragraph">
      <style:paragraph-properties fo:line-height="100%" fo:text-indent="0in"/>
    </style:style>
    <style:style style:name="TableCell7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789" style:parent-style-name="Normal" style:family="paragraph">
      <style:paragraph-properties fo:line-height="100%" fo:text-indent="0in"/>
    </style:style>
    <style:style style:name="TableCell7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791" style:parent-style-name="Normal" style:family="paragraph">
      <style:paragraph-properties fo:line-height="100%" fo:text-indent="0in"/>
    </style:style>
    <style:style style:name="TableCell79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93" style:parent-style-name="Normal" style:family="paragraph">
      <style:paragraph-properties fo:line-height="100%" fo:text-indent="0in"/>
    </style:style>
    <style:style style:name="T794" style:parent-style-name="DefaultParagraphFont" style:family="text">
      <style:text-properties fo:background-color="#00FF00"/>
    </style:style>
    <style:style style:name="TableRow795" style:family="table-row">
      <style:table-row-properties/>
    </style:style>
    <style:style style:name="TableCell79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7" style:parent-style-name="Normal" style:family="paragraph">
      <style:paragraph-properties fo:line-height="100%" fo:text-indent="0in"/>
    </style:style>
    <style:style style:name="TableCell79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799" style:parent-style-name="Normal" style:family="paragraph">
      <style:paragraph-properties fo:line-height="100%" fo:text-indent="0in"/>
    </style:style>
    <style:style style:name="TableCell80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01" style:parent-style-name="Normal" style:family="paragraph">
      <style:paragraph-properties fo:line-height="100%" fo:text-indent="0in"/>
    </style:style>
    <style:style style:name="TableCell80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line-height="100%" fo:text-indent="0in"/>
    </style:style>
    <style:style style:name="TableCell80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line-height="100%" fo:text-indent="0in"/>
    </style:style>
    <style:style style:name="TableCell80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07" style:parent-style-name="Normal" style:family="paragraph">
      <style:paragraph-properties fo:line-height="100%" fo:text-indent="0in"/>
    </style:style>
    <style:style style:name="T808" style:parent-style-name="DefaultParagraphFont" style:family="text">
      <style:text-properties fo:background-color="#00FF00"/>
    </style:style>
    <style:style style:name="TableRow809" style:family="table-row">
      <style:table-row-properties/>
    </style:style>
    <style:style style:name="TableCell81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1" style:parent-style-name="Normal" style:family="paragraph">
      <style:paragraph-properties fo:line-height="100%" fo:text-indent="0in"/>
    </style:style>
    <style:style style:name="TableCell81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line-height="100%" fo:text-indent="0in"/>
    </style:style>
    <style:style style:name="TableCell81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line-height="100%" fo:text-indent="0in"/>
    </style:style>
    <style:style style:name="TableCell81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817" style:parent-style-name="Normal" style:family="paragraph">
      <style:paragraph-properties fo:line-height="100%" fo:text-indent="0in"/>
    </style:style>
    <style:style style:name="TableCell818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819" style:parent-style-name="Normal" style:family="paragraph">
      <style:paragraph-properties fo:line-height="100%" fo:text-indent="0in"/>
    </style:style>
    <style:style style:name="TableCell820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line-height="100%" fo:text-indent="0in"/>
    </style:style>
    <style:style style:name="P822" style:parent-style-name="Normal" style:family="paragraph">
      <style:paragraph-properties fo:text-indent="0in"/>
    </style:style>
    <style:style style:name="TableColumn824" style:family="table-column">
      <style:table-column-properties style:column-width="0.925in"/>
    </style:style>
    <style:style style:name="TableColumn825" style:family="table-column">
      <style:table-column-properties style:column-width="0.925in"/>
    </style:style>
    <style:style style:name="TableColumn826" style:family="table-column">
      <style:table-column-properties style:column-width="0.925in"/>
    </style:style>
    <style:style style:name="TableColumn827" style:family="table-column">
      <style:table-column-properties style:column-width="0.925in"/>
    </style:style>
    <style:style style:name="TableColumn828" style:family="table-column">
      <style:table-column-properties style:column-width="0.6138in"/>
    </style:style>
    <style:style style:name="TableColumn829" style:family="table-column">
      <style:table-column-properties style:column-width="0.3111in"/>
    </style:style>
    <style:style style:name="TableColumn830" style:family="table-column">
      <style:table-column-properties style:column-width="0.3027in"/>
    </style:style>
    <style:style style:name="TableColumn831" style:family="table-column">
      <style:table-column-properties style:column-width="1.9631in"/>
    </style:style>
    <style:style style:name="Table823" style:family="table">
      <style:table-properties style:width="6.8909in" fo:margin-left="0in" table:align="left"/>
    </style:style>
    <style:style style:name="TableRow832" style:family="table-row">
      <style:table-row-properties/>
    </style:style>
    <style:style style:name="TableCell833" style:family="table-cell">
      <style:table-cell-properties fo:border="none" style:writing-mode="lr-tb" fo:padding-top="0in" fo:padding-left="0.075in" fo:padding-bottom="0in" fo:padding-right="0.075in"/>
    </style:style>
    <style:style style:name="P834" style:parent-style-name="Normal" style:family="paragraph">
      <style:paragraph-properties fo:line-height="100%" fo:text-indent="0in"/>
    </style:style>
    <style:style style:name="TableCell835" style:family="table-cell">
      <style:table-cell-properties fo:border="none" style:writing-mode="lr-tb" fo:padding-top="0in" fo:padding-left="0.075in" fo:padding-bottom="0in" fo:padding-right="0.075in"/>
    </style:style>
    <style:style style:name="P836" style:parent-style-name="Normal" style:family="paragraph">
      <style:paragraph-properties fo:line-height="100%" fo:text-indent="0in"/>
    </style:style>
    <style:style style:name="TableCell837" style:family="table-cell">
      <style:table-cell-properties fo:border="none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line-height="100%" fo:text-indent="0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line-height="100%" fo:text-indent="0in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Normal" style:family="paragraph">
      <style:paragraph-properties fo:line-height="100%" fo:text-indent="0in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Normal" style:family="paragraph">
      <style:paragraph-properties fo:line-height="100%" fo:text-indent="0in"/>
    </style:style>
    <style:style style:name="TableRow845" style:family="table-row">
      <style:table-row-properties/>
    </style:style>
    <style:style style:name="TableCell846" style:family="table-cell">
      <style:table-cell-properties fo:border="none" style:writing-mode="lr-tb" fo:padding-top="0in" fo:padding-left="0.075in" fo:padding-bottom="0in" fo:padding-right="0.075in"/>
    </style:style>
    <style:style style:name="P847" style:parent-style-name="Normal" style:family="paragraph">
      <style:paragraph-properties fo:line-height="100%" fo:text-indent="0in"/>
    </style:style>
    <style:style style:name="TableCell84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49" style:parent-style-name="Normal" style:family="paragraph">
      <style:paragraph-properties fo:line-height="100%" fo:text-indent="0in"/>
    </style:style>
    <style:style style:name="TableCell8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51" style:parent-style-name="Normal" style:family="paragraph">
      <style:paragraph-properties fo:line-height="100%" fo:text-indent="0in"/>
    </style:style>
    <style:style style:name="TableCell85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line-height="100%" fo:text-indent="0in"/>
    </style:style>
    <style:style style:name="TableCell85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line-height="100%" fo:text-indent="0in"/>
    </style:style>
    <style:style style:name="TableCell856" style:family="table-cell">
      <style:table-cell-properties fo:border="none" style:writing-mode="lr-tb" fo:padding-top="0in" fo:padding-left="0.075in" fo:padding-bottom="0in" fo:padding-right="0.075in"/>
    </style:style>
    <style:style style:name="P857" style:parent-style-name="Normal" style:family="paragraph">
      <style:paragraph-properties fo:line-height="100%" fo:text-indent="0in"/>
    </style:style>
    <style:style style:name="TableRow858" style:family="table-row">
      <style:table-row-properties style:min-row-height="0.0347in"/>
    </style:style>
    <style:style style:name="TableCell85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0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86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2" style:parent-style-name="Normal" style:family="paragraph">
      <style:paragraph-properties fo:line-height="100%" fo:text-indent="0in"/>
    </style:style>
    <style:style style:name="TableCell86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864" style:parent-style-name="Normal" style:family="paragraph">
      <style:paragraph-properties fo:line-height="100%" fo:text-indent="0in"/>
    </style:style>
    <style:style style:name="TableCell86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66" style:parent-style-name="Normal" style:family="paragraph">
      <style:paragraph-properties fo:line-height="100%" fo:text-indent="0in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68" style:parent-style-name="Normal" style:family="paragraph">
      <style:paragraph-properties fo:line-height="100%" fo:text-indent="0in"/>
    </style:style>
    <style:style style:name="TableCell86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70" style:parent-style-name="Normal" style:family="paragraph">
      <style:paragraph-properties fo:line-height="100%" fo:text-indent="0in"/>
    </style:style>
    <style:style style:name="T871" style:parent-style-name="DefaultParagraphFont" style:family="text">
      <style:text-properties fo:background-color="#00FF00"/>
    </style:style>
    <style:style style:name="TableRow872" style:family="table-row">
      <style:table-row-properties/>
    </style:style>
    <style:style style:name="TableCell8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4" style:parent-style-name="Normal" style:family="paragraph">
      <style:paragraph-properties fo:line-height="100%" fo:text-indent="0in"/>
    </style:style>
    <style:style style:name="TableCell87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6" style:parent-style-name="Normal" style:family="paragraph">
      <style:paragraph-properties fo:line-height="100%" fo:text-indent="0in"/>
    </style:style>
    <style:style style:name="TableCell87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78" style:parent-style-name="Normal" style:family="paragraph">
      <style:paragraph-properties fo:line-height="100%" fo:text-indent="0in"/>
    </style:style>
    <style:style style:name="TableCell87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line-height="100%" fo:text-indent="0in"/>
    </style:style>
    <style:style style:name="TableCell88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line-height="100%" fo:text-indent="0in"/>
    </style:style>
    <style:style style:name="TableCell88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84" style:parent-style-name="Normal" style:family="paragraph">
      <style:paragraph-properties fo:line-height="100%" fo:text-indent="0in"/>
    </style:style>
    <style:style style:name="T885" style:parent-style-name="DefaultParagraphFont" style:family="text">
      <style:text-properties fo:background-color="#00FF00"/>
    </style:style>
    <style:style style:name="TableRow886" style:family="table-row">
      <style:table-row-properties/>
    </style:style>
    <style:style style:name="TableCell88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88" style:parent-style-name="Normal" style:family="paragraph">
      <style:paragraph-properties fo:line-height="100%" fo:text-indent="0in"/>
    </style:style>
    <style:style style:name="TableCell88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0" style:parent-style-name="Normal" style:family="paragraph">
      <style:paragraph-properties fo:line-height="100%" fo:text-indent="0in"/>
    </style:style>
    <style:style style:name="TableCell8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892" style:parent-style-name="Normal" style:family="paragraph">
      <style:paragraph-properties fo:line-height="100%" fo:text-indent="0in"/>
    </style:style>
    <style:style style:name="TableCell89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line-height="100%" fo:text-indent="0in"/>
    </style:style>
    <style:style style:name="TableCell89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896" style:parent-style-name="Normal" style:family="paragraph">
      <style:paragraph-properties fo:line-height="100%" fo:text-indent="0in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98" style:parent-style-name="Normal" style:family="paragraph">
      <style:paragraph-properties fo:line-height="100%" fo:text-indent="0in"/>
    </style:style>
    <style:style style:name="T899" style:parent-style-name="DefaultParagraphFont" style:family="text">
      <style:text-properties fo:background-color="#00FF00"/>
    </style:style>
    <style:style style:name="TableRow900" style:family="table-row">
      <style:table-row-properties/>
    </style:style>
    <style:style style:name="TableCell90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2" style:parent-style-name="Normal" style:family="paragraph">
      <style:paragraph-properties fo:line-height="100%" fo:text-indent="0in"/>
    </style:style>
    <style:style style:name="TableCell90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4" style:parent-style-name="Normal" style:family="paragraph">
      <style:paragraph-properties fo:line-height="100%" fo:text-indent="0in"/>
    </style:style>
    <style:style style:name="TableCell90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06" style:parent-style-name="Normal" style:family="paragraph">
      <style:paragraph-properties fo:line-height="100%" fo:text-indent="0in"/>
    </style:style>
    <style:style style:name="TableCell9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08" style:parent-style-name="Normal" style:family="paragraph">
      <style:paragraph-properties fo:line-height="100%" fo:text-indent="0in"/>
    </style:style>
    <style:style style:name="TableCell90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910" style:parent-style-name="Normal" style:family="paragraph">
      <style:paragraph-properties fo:line-height="100%" fo:text-indent="0in"/>
    </style:style>
    <style:style style:name="TableCell91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12" style:parent-style-name="Normal" style:family="paragraph">
      <style:paragraph-properties fo:line-height="100%" fo:text-indent="0in"/>
    </style:style>
    <style:style style:name="P913" style:parent-style-name="Normal" style:family="paragraph">
      <style:paragraph-properties fo:text-indent="0in"/>
    </style:style>
    <style:style style:name="TableColumn915" style:family="table-column">
      <style:table-column-properties style:column-width="0.925in"/>
    </style:style>
    <style:style style:name="TableColumn916" style:family="table-column">
      <style:table-column-properties style:column-width="0.9243in"/>
    </style:style>
    <style:style style:name="TableColumn917" style:family="table-column">
      <style:table-column-properties style:column-width="0.9395in"/>
    </style:style>
    <style:style style:name="TableColumn918" style:family="table-column">
      <style:table-column-properties style:column-width="0.9222in"/>
    </style:style>
    <style:style style:name="TableColumn919" style:family="table-column">
      <style:table-column-properties style:column-width="0.6138in"/>
    </style:style>
    <style:style style:name="TableColumn920" style:family="table-column">
      <style:table-column-properties style:column-width="0.3104in"/>
    </style:style>
    <style:style style:name="TableColumn921" style:family="table-column">
      <style:table-column-properties style:column-width="0.3013in"/>
    </style:style>
    <style:style style:name="TableColumn922" style:family="table-column">
      <style:table-column-properties style:column-width="1.9541in"/>
    </style:style>
    <style:style style:name="Table914" style:family="table">
      <style:table-properties style:width="6.8909in" fo:margin-left="0in" table:align="left"/>
    </style:style>
    <style:style style:name="TableRow923" style:family="table-row">
      <style:table-row-properties/>
    </style:style>
    <style:style style:name="TableCell924" style:family="table-cell">
      <style:table-cell-properties fo:border="none" style:writing-mode="lr-tb" fo:padding-top="0in" fo:padding-left="0.075in" fo:padding-bottom="0in" fo:padding-right="0.075in"/>
    </style:style>
    <style:style style:name="P925" style:parent-style-name="Normal" style:family="paragraph">
      <style:paragraph-properties fo:line-height="100%" fo:text-indent="0in"/>
    </style:style>
    <style:style style:name="TableCell926" style:family="table-cell">
      <style:table-cell-properties fo:border="none" style:writing-mode="lr-tb" fo:padding-top="0in" fo:padding-left="0.075in" fo:padding-bottom="0in" fo:padding-right="0.075in"/>
    </style:style>
    <style:style style:name="P927" style:parent-style-name="Normal" style:family="paragraph">
      <style:paragraph-properties fo:line-height="100%" fo:text-indent="0in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Normal" style:family="paragraph">
      <style:paragraph-properties fo:line-height="100%" fo:text-indent="0in"/>
    </style:style>
    <style:style style:name="TableCell930" style:family="table-cell">
      <style:table-cell-properties fo:border="none" style:writing-mode="lr-tb" fo:padding-top="0in" fo:padding-left="0.0069in" fo:padding-bottom="0in" fo:padding-right="0.0069in"/>
    </style:style>
    <style:style style:name="P931" style:parent-style-name="Normal" style:family="paragraph">
      <style:paragraph-properties fo:line-height="100%" fo:text-indent="0in"/>
    </style:style>
    <style:style style:name="TableCell932" style:family="table-cell">
      <style:table-cell-properties fo:border="none" style:writing-mode="lr-tb" fo:padding-top="0in" fo:padding-left="0.0069in" fo:padding-bottom="0in" fo:padding-right="0.0069in"/>
    </style:style>
    <style:style style:name="P933" style:parent-style-name="Normal" style:family="paragraph">
      <style:paragraph-properties fo:line-height="100%" fo:text-indent="0in"/>
    </style:style>
    <style:style style:name="TableCell934" style:family="table-cell">
      <style:table-cell-properties fo:border="none" style:writing-mode="lr-tb" fo:padding-top="0in" fo:padding-left="0.0069in" fo:padding-bottom="0in" fo:padding-right="0.0069in"/>
    </style:style>
    <style:style style:name="P935" style:parent-style-name="Normal" style:family="paragraph">
      <style:paragraph-properties fo:line-height="100%" fo:text-indent="0in"/>
    </style:style>
    <style:style style:name="TableRow936" style:family="table-row">
      <style:table-row-properties/>
    </style:style>
    <style:style style:name="TableCell937" style:family="table-cell">
      <style:table-cell-properties fo:border="none" style:writing-mode="lr-tb" fo:padding-top="0in" fo:padding-left="0.075in" fo:padding-bottom="0in" fo:padding-right="0.075in"/>
    </style:style>
    <style:style style:name="P938" style:parent-style-name="Normal" style:family="paragraph">
      <style:paragraph-properties fo:line-height="100%" fo:text-indent="0in"/>
    </style:style>
    <style:style style:name="TableCell93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0" style:parent-style-name="Normal" style:family="paragraph">
      <style:paragraph-properties fo:line-height="100%" fo:text-indent="0in"/>
    </style:style>
    <style:style style:name="TableCell9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42" style:parent-style-name="Normal" style:family="paragraph">
      <style:paragraph-properties fo:line-height="100%" fo:text-indent="0in"/>
    </style:style>
    <style:style style:name="TableCell94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4" style:parent-style-name="Normal" style:family="paragraph">
      <style:paragraph-properties fo:line-height="100%" fo:text-indent="0in"/>
    </style:style>
    <style:style style:name="TableCell94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946" style:parent-style-name="Normal" style:family="paragraph">
      <style:paragraph-properties fo:line-height="100%" fo:text-indent="0in"/>
    </style:style>
    <style:style style:name="TableCell947" style:family="table-cell">
      <style:table-cell-properties fo:border="none" style:writing-mode="lr-tb" fo:padding-top="0in" fo:padding-left="0.075in" fo:padding-bottom="0in" fo:padding-right="0.075in"/>
    </style:style>
    <style:style style:name="P948" style:parent-style-name="Normal" style:family="paragraph">
      <style:paragraph-properties fo:line-height="100%" fo:text-indent="0in"/>
    </style:style>
    <style:style style:name="TableRow949" style:family="table-row">
      <style:table-row-properties style:min-row-height="0.0347in"/>
    </style:style>
    <style:style style:name="TableCell95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95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3" style:parent-style-name="Normal" style:family="paragraph">
      <style:paragraph-properties fo:line-height="100%" fo:text-indent="0in"/>
    </style:style>
    <style:style style:name="TableCell95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0%" fo:text-indent="0in"/>
    </style:style>
    <style:style style:name="TableCell9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57" style:parent-style-name="Normal" style:family="paragraph">
      <style:paragraph-properties fo:line-height="100%" fo:text-indent="0in"/>
    </style:style>
    <style:style style:name="TableCell9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59" style:parent-style-name="Normal" style:family="paragraph">
      <style:paragraph-properties fo:line-height="100%" fo:text-indent="0in"/>
    </style:style>
    <style:style style:name="TableCell9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61" style:parent-style-name="Normal" style:family="paragraph">
      <style:paragraph-properties fo:line-height="100%" fo:text-indent="0in"/>
    </style:style>
    <style:style style:name="T962" style:parent-style-name="DefaultParagraphFont" style:family="text">
      <style:text-properties fo:background-color="#00FF00"/>
    </style:style>
    <style:style style:name="TableRow963" style:family="table-row">
      <style:table-row-properties/>
    </style:style>
    <style:style style:name="TableCell9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5" style:parent-style-name="Normal" style:family="paragraph">
      <style:paragraph-properties fo:line-height="100%" fo:text-indent="0in"/>
    </style:style>
    <style:style style:name="TableCell9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7" style:parent-style-name="Normal" style:family="paragraph">
      <style:paragraph-properties fo:line-height="100%" fo:text-indent="0in"/>
    </style:style>
    <style:style style:name="TableCell9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69" style:parent-style-name="Normal" style:family="paragraph">
      <style:paragraph-properties fo:line-height="100%" fo:text-indent="0in"/>
    </style:style>
    <style:style style:name="TableCell9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71" style:parent-style-name="Normal" style:family="paragraph">
      <style:paragraph-properties fo:line-height="100%" fo:text-indent="0in"/>
    </style:style>
    <style:style style:name="TableCell9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73" style:parent-style-name="Normal" style:family="paragraph">
      <style:paragraph-properties fo:line-height="100%" fo:text-indent="0in"/>
    </style:style>
    <style:style style:name="TableCell9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975" style:parent-style-name="Normal" style:family="paragraph">
      <style:paragraph-properties fo:line-height="100%" fo:text-indent="0in"/>
    </style:style>
    <style:style style:name="T976" style:parent-style-name="DefaultParagraphFont" style:family="text">
      <style:text-properties fo:background-color="#00FF00"/>
    </style:style>
    <style:style style:name="TableRow977" style:family="table-row">
      <style:table-row-properties/>
    </style:style>
    <style:style style:name="TableCell97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79" style:parent-style-name="Normal" style:family="paragraph">
      <style:paragraph-properties fo:line-height="100%" fo:text-indent="0in"/>
    </style:style>
    <style:style style:name="TableCell9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1" style:parent-style-name="Normal" style:family="paragraph">
      <style:paragraph-properties fo:line-height="100%" fo:text-indent="0in"/>
    </style:style>
    <style:style style:name="TableCell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983" style:parent-style-name="Normal" style:family="paragraph">
      <style:paragraph-properties fo:line-height="100%" fo:text-indent="0in"/>
    </style:style>
    <style:style style:name="TableCell9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985" style:parent-style-name="Normal" style:family="paragraph">
      <style:paragraph-properties fo:line-height="100%" fo:text-indent="0in"/>
    </style:style>
    <style:style style:name="TableCell9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987" style:parent-style-name="Normal" style:family="paragraph">
      <style:paragraph-properties fo:line-height="100%" fo:text-indent="0in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Normal" style:family="paragraph">
      <style:paragraph-properties fo:line-height="100%" fo:text-indent="0in"/>
    </style:style>
    <style:style style:name="T990" style:parent-style-name="DefaultParagraphFont" style:family="text">
      <style:text-properties fo:background-color="#00FF00"/>
    </style:style>
    <style:style style:name="TableRow991" style:family="table-row">
      <style:table-row-properties/>
    </style:style>
    <style:style style:name="TableCell99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3" style:parent-style-name="Normal" style:family="paragraph">
      <style:paragraph-properties fo:line-height="100%" fo:text-indent="0in"/>
    </style:style>
    <style:style style:name="TableCell99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5" style:parent-style-name="Normal" style:family="paragraph">
      <style:paragraph-properties fo:line-height="100%" fo:text-indent="0in"/>
    </style:style>
    <style:style style:name="TableCell99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97" style:parent-style-name="Normal" style:family="paragraph">
      <style:paragraph-properties fo:line-height="100%" fo:text-indent="0in"/>
    </style:style>
    <style:style style:name="TableCell99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999" style:parent-style-name="Normal" style:family="paragraph">
      <style:paragraph-properties fo:line-height="100%" fo:text-indent="0in"/>
    </style:style>
    <style:style style:name="TableCell100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01" style:parent-style-name="Normal" style:family="paragraph">
      <style:paragraph-properties fo:line-height="100%" fo:text-indent="0in"/>
    </style:style>
    <style:style style:name="TableCell100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line-height="100%" fo:text-indent="0in"/>
    </style:style>
    <style:style style:name="P1004" style:parent-style-name="Normal" style:family="paragraph">
      <style:paragraph-properties fo:text-indent="0in"/>
    </style:style>
    <style:style style:name="TableColumn1006" style:family="table-column">
      <style:table-column-properties style:column-width="0.925in"/>
    </style:style>
    <style:style style:name="TableColumn1007" style:family="table-column">
      <style:table-column-properties style:column-width="0.925in"/>
    </style:style>
    <style:style style:name="TableColumn1008" style:family="table-column">
      <style:table-column-properties style:column-width="0.925in"/>
    </style:style>
    <style:style style:name="TableColumn1009" style:family="table-column">
      <style:table-column-properties style:column-width="0.925in"/>
    </style:style>
    <style:style style:name="TableColumn1010" style:family="table-column">
      <style:table-column-properties style:column-width="0.6138in"/>
    </style:style>
    <style:style style:name="TableColumn1011" style:family="table-column">
      <style:table-column-properties style:column-width="0.3111in"/>
    </style:style>
    <style:style style:name="TableColumn1012" style:family="table-column">
      <style:table-column-properties style:column-width="0.3027in"/>
    </style:style>
    <style:style style:name="TableColumn1013" style:family="table-column">
      <style:table-column-properties style:column-width="1.9631in"/>
    </style:style>
    <style:style style:name="Table1005" style:family="table">
      <style:table-properties style:width="6.8909in" fo:margin-left="0in" table:align="left"/>
    </style:style>
    <style:style style:name="TableRow1014" style:family="table-row">
      <style:table-row-properties/>
    </style:style>
    <style:style style:name="TableCell1015" style:family="table-cell">
      <style:table-cell-properties fo:border="none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line-height="100%" fo:text-indent="0in"/>
    </style:style>
    <style:style style:name="TableCell1017" style:family="table-cell">
      <style:table-cell-properties fo:border="none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line-height="100%" fo:text-indent="0in"/>
    </style:style>
    <style:style style:name="TableCell1019" style:family="table-cell">
      <style:table-cell-properties fo:border="none" style:writing-mode="lr-tb" fo:padding-top="0in" fo:padding-left="0.0069in" fo:padding-bottom="0in" fo:padding-right="0.0069in"/>
    </style:style>
    <style:style style:name="P1020" style:parent-style-name="Normal" style:family="paragraph">
      <style:paragraph-properties fo:line-height="100%" fo:text-indent="0in"/>
    </style:style>
    <style:style style:name="TableCell1021" style:family="table-cell">
      <style:table-cell-properties fo:border="none" style:writing-mode="lr-tb" fo:padding-top="0in" fo:padding-left="0.0069in" fo:padding-bottom="0in" fo:padding-right="0.0069in"/>
    </style:style>
    <style:style style:name="P1022" style:parent-style-name="Normal" style:family="paragraph">
      <style:paragraph-properties fo:line-height="100%" fo:text-indent="0in"/>
    </style:style>
    <style:style style:name="TableCell1023" style:family="table-cell">
      <style:table-cell-properties fo:border="none" style:writing-mode="lr-tb" fo:padding-top="0in" fo:padding-left="0.0069in" fo:padding-bottom="0in" fo:padding-right="0.0069in"/>
    </style:style>
    <style:style style:name="P1024" style:parent-style-name="Normal" style:family="paragraph">
      <style:paragraph-properties fo:line-height="100%" fo:text-indent="0in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Normal" style:family="paragraph">
      <style:paragraph-properties fo:line-height="100%" fo:text-indent="0in"/>
    </style:style>
    <style:style style:name="TableRow1027" style:family="table-row">
      <style:table-row-properties/>
    </style:style>
    <style:style style:name="TableCell1028" style:family="table-cell">
      <style:table-cell-properties fo:border="none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line-height="100%" fo:text-indent="0in"/>
    </style:style>
    <style:style style:name="TableCell103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line-height="100%" fo:text-indent="0in"/>
    </style:style>
    <style:style style:name="TableCell103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line-height="100%" fo:text-indent="0in"/>
    </style:style>
    <style:style style:name="TableCell103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5" style:parent-style-name="Normal" style:family="paragraph">
      <style:paragraph-properties fo:line-height="100%" fo:text-indent="0in"/>
    </style:style>
    <style:style style:name="TableCell103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037" style:parent-style-name="Normal" style:family="paragraph">
      <style:paragraph-properties fo:line-height="100%" fo:text-indent="0in"/>
    </style:style>
    <style:style style:name="TableCell1038" style:family="table-cell">
      <style:table-cell-properties fo:border="none" style:writing-mode="lr-tb" fo:padding-top="0in" fo:padding-left="0.075in" fo:padding-bottom="0in" fo:padding-right="0.075in"/>
    </style:style>
    <style:style style:name="P1039" style:parent-style-name="Normal" style:family="paragraph">
      <style:paragraph-properties fo:line-height="100%" fo:text-indent="0in"/>
    </style:style>
    <style:style style:name="TableRow1040" style:family="table-row">
      <style:table-row-properties style:min-row-height="0.0347in"/>
    </style:style>
    <style:style style:name="TableCell104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04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line-height="100%" fo:text-indent="0in"/>
    </style:style>
    <style:style style:name="TableCell10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line-height="100%" fo:text-indent="0in"/>
    </style:style>
    <style:style style:name="TableCell10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48" style:parent-style-name="Normal" style:family="paragraph">
      <style:paragraph-properties fo:line-height="100%" fo:text-indent="0in"/>
    </style:style>
    <style:style style:name="TableCell10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50" style:parent-style-name="Normal" style:family="paragraph">
      <style:paragraph-properties fo:line-height="100%" fo:text-indent="0in"/>
    </style:style>
    <style:style style:name="TableCell10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line-height="100%" fo:text-indent="0in"/>
    </style:style>
    <style:style style:name="T1053" style:parent-style-name="DefaultParagraphFont" style:family="text">
      <style:text-properties fo:background-color="#00FF00"/>
    </style:style>
    <style:style style:name="TableRow1054" style:family="table-row">
      <style:table-row-properties/>
    </style:style>
    <style:style style:name="TableCell1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line-height="100%" fo:text-indent="0in"/>
    </style:style>
    <style:style style:name="TableCell10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58" style:parent-style-name="Normal" style:family="paragraph">
      <style:paragraph-properties fo:line-height="100%" fo:text-indent="0in"/>
    </style:style>
    <style:style style:name="TableCell10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line-height="100%" fo:text-indent="0in"/>
    </style:style>
    <style:style style:name="TableCell10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62" style:parent-style-name="Normal" style:family="paragraph">
      <style:paragraph-properties fo:line-height="100%" fo:text-indent="0in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64" style:parent-style-name="Normal" style:family="paragraph">
      <style:paragraph-properties fo:line-height="100%" fo:text-indent="0in"/>
    </style:style>
    <style:style style:name="TableCell106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line-height="100%" fo:text-indent="0in"/>
    </style:style>
    <style:style style:name="T1067" style:parent-style-name="DefaultParagraphFont" style:family="text">
      <style:text-properties fo:background-color="#00FF00"/>
    </style:style>
    <style:style style:name="TableRow1068" style:family="table-row">
      <style:table-row-properties/>
    </style:style>
    <style:style style:name="TableCell10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line-height="100%" fo:text-indent="0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line-height="100%" fo:text-indent="0in"/>
    </style:style>
    <style:style style:name="TableCell10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line-height="100%" fo:text-indent="0in"/>
    </style:style>
    <style:style style:name="TableCell10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076" style:parent-style-name="Normal" style:family="paragraph">
      <style:paragraph-properties fo:line-height="100%" fo:text-indent="0in"/>
    </style:style>
    <style:style style:name="TableCell10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078" style:parent-style-name="Normal" style:family="paragraph">
      <style:paragraph-properties fo:line-height="100%" fo:text-indent="0in"/>
    </style:style>
    <style:style style:name="TableCell107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line-height="100%" fo:text-indent="0in"/>
    </style:style>
    <style:style style:name="TableRow1081" style:family="table-row">
      <style:table-row-properties/>
    </style:style>
    <style:style style:name="TableCell10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3" style:parent-style-name="Normal" style:family="paragraph">
      <style:paragraph-properties fo:line-height="100%" fo:text-indent="0in"/>
    </style:style>
    <style:style style:name="TableCell108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5" style:parent-style-name="Normal" style:family="paragraph">
      <style:paragraph-properties fo:line-height="100%" fo:text-indent="0in"/>
    </style:style>
    <style:style style:name="TableCell108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line-height="100%" fo:text-indent="0in"/>
    </style:style>
    <style:style style:name="TableCell108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9" style:parent-style-name="Normal" style:family="paragraph">
      <style:paragraph-properties fo:line-height="100%" fo:text-indent="0in"/>
    </style:style>
    <style:style style:name="TableCell109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091" style:parent-style-name="Normal" style:family="paragraph">
      <style:paragraph-properties fo:line-height="100%" fo:text-indent="0in"/>
    </style:style>
    <style:style style:name="TableCell109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line-height="100%" fo:text-indent="0in"/>
    </style:style>
    <style:style style:name="P1094" style:parent-style-name="Normal" style:family="paragraph">
      <style:paragraph-properties fo:text-indent="0in"/>
    </style:style>
    <style:style style:name="P1095" style:parent-style-name="Normal" style:family="paragraph">
      <style:paragraph-properties fo:text-indent="0in"/>
    </style:style>
    <style:style style:name="P1096" style:parent-style-name="Normal" style:family="paragraph">
      <style:paragraph-properties fo:text-indent="0in"/>
    </style:style>
    <style:style style:name="P1097" style:parent-style-name="Normal" style:family="paragraph">
      <style:paragraph-properties fo:text-indent="0in"/>
    </style:style>
    <style:style style:name="P1098" style:parent-style-name="Normal" style:family="paragraph">
      <style:paragraph-properties fo:text-indent="0in"/>
    </style:style>
    <style:style style:name="P1099" style:parent-style-name="Normal" style:family="paragraph">
      <style:paragraph-properties fo:text-indent="0in"/>
    </style:style>
    <style:style style:name="TableColumn1101" style:family="table-column">
      <style:table-column-properties style:column-width="0.925in"/>
    </style:style>
    <style:style style:name="TableColumn1102" style:family="table-column">
      <style:table-column-properties style:column-width="0.925in"/>
    </style:style>
    <style:style style:name="TableColumn1103" style:family="table-column">
      <style:table-column-properties style:column-width="0.925in"/>
    </style:style>
    <style:style style:name="TableColumn1104" style:family="table-column">
      <style:table-column-properties style:column-width="0.925in"/>
    </style:style>
    <style:style style:name="TableColumn1105" style:family="table-column">
      <style:table-column-properties style:column-width="0.6138in"/>
    </style:style>
    <style:style style:name="TableColumn1106" style:family="table-column">
      <style:table-column-properties style:column-width="0.3111in"/>
    </style:style>
    <style:style style:name="TableColumn1107" style:family="table-column">
      <style:table-column-properties style:column-width="0.3027in"/>
    </style:style>
    <style:style style:name="TableColumn1108" style:family="table-column">
      <style:table-column-properties style:column-width="1.9631in"/>
    </style:style>
    <style:style style:name="Table1100" style:family="table">
      <style:table-properties style:width="6.8909in" fo:margin-left="0in" table:align="left"/>
    </style:style>
    <style:style style:name="TableRow1109" style:family="table-row">
      <style:table-row-properties/>
    </style:style>
    <style:style style:name="TableCell1110" style:family="table-cell">
      <style:table-cell-properties fo:border="none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line-height="100%" fo:text-indent="0in"/>
    </style:style>
    <style:style style:name="TableCell1112" style:family="table-cell">
      <style:table-cell-properties fo:border="none" style:writing-mode="lr-tb" fo:padding-top="0in" fo:padding-left="0.075in" fo:padding-bottom="0in" fo:padding-right="0.075in"/>
    </style:style>
    <style:style style:name="P1113" style:parent-style-name="Normal" style:family="paragraph">
      <style:paragraph-properties fo:line-height="100%" fo:text-indent="0in"/>
    </style:style>
    <style:style style:name="TableCell1114" style:family="table-cell">
      <style:table-cell-properties fo:border="none" style:writing-mode="lr-tb" fo:padding-top="0in" fo:padding-left="0.0069in" fo:padding-bottom="0in" fo:padding-right="0.0069in"/>
    </style:style>
    <style:style style:name="P1115" style:parent-style-name="Normal" style:family="paragraph">
      <style:paragraph-properties fo:line-height="100%" fo:text-indent="0in"/>
    </style:style>
    <style:style style:name="TableCell1116" style:family="table-cell">
      <style:table-cell-properties fo:border="none" style:writing-mode="lr-tb" fo:padding-top="0in" fo:padding-left="0.0069in" fo:padding-bottom="0in" fo:padding-right="0.0069in"/>
    </style:style>
    <style:style style:name="P1117" style:parent-style-name="Normal" style:family="paragraph">
      <style:paragraph-properties fo:line-height="100%" fo:text-indent="0in"/>
    </style:style>
    <style:style style:name="TableCell1118" style:family="table-cell">
      <style:table-cell-properties fo:border="none" style:writing-mode="lr-tb" fo:padding-top="0in" fo:padding-left="0.0069in" fo:padding-bottom="0in" fo:padding-right="0.0069in"/>
    </style:style>
    <style:style style:name="P1119" style:parent-style-name="Normal" style:family="paragraph">
      <style:paragraph-properties fo:line-height="100%" fo:text-indent="0in"/>
    </style:style>
    <style:style style:name="TableCell1120" style:family="table-cell">
      <style:table-cell-properties fo:border="none" style:writing-mode="lr-tb" fo:padding-top="0in" fo:padding-left="0.0069in" fo:padding-bottom="0in" fo:padding-right="0.0069in"/>
    </style:style>
    <style:style style:name="P1121" style:parent-style-name="Normal" style:family="paragraph">
      <style:paragraph-properties fo:line-height="100%" fo:text-indent="0in"/>
    </style:style>
    <style:style style:name="TableRow1122" style:family="table-row">
      <style:table-row-properties/>
    </style:style>
    <style:style style:name="TableCell1123" style:family="table-cell">
      <style:table-cell-properties fo:border="none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line-height="100%" fo:text-indent="0in"/>
    </style:style>
    <style:style style:name="TableCell112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line-height="100%" fo:text-indent="0in"/>
    </style:style>
    <style:style style:name="TableCell11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line-height="100%" fo:text-indent="0in"/>
    </style:style>
    <style:style style:name="TableCell112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0" style:parent-style-name="Normal" style:family="paragraph">
      <style:paragraph-properties fo:line-height="100%" fo:text-indent="0in"/>
    </style:style>
    <style:style style:name="TableCell113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132" style:parent-style-name="Normal" style:family="paragraph">
      <style:paragraph-properties fo:line-height="100%" fo:text-indent="0in"/>
    </style:style>
    <style:style style:name="TableCell1133" style:family="table-cell">
      <style:table-cell-properties fo:border="none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line-height="100%" fo:text-indent="0in"/>
    </style:style>
    <style:style style:name="TableRow1135" style:family="table-row">
      <style:table-row-properties style:min-row-height="0.0347in"/>
    </style:style>
    <style:style style:name="TableCell113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13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39" style:parent-style-name="Normal" style:family="paragraph">
      <style:paragraph-properties fo:line-height="100%" fo:text-indent="0in"/>
    </style:style>
    <style:style style:name="TableCell11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141" style:parent-style-name="Normal" style:family="paragraph">
      <style:paragraph-properties fo:line-height="100%" fo:text-indent="0in"/>
    </style:style>
    <style:style style:name="TableCell1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43" style:parent-style-name="Normal" style:family="paragraph">
      <style:paragraph-properties fo:line-height="100%" fo:text-indent="0in"/>
    </style:style>
    <style:style style:name="TableCell1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45" style:parent-style-name="Normal" style:family="paragraph">
      <style:paragraph-properties fo:line-height="100%" fo:text-indent="0in"/>
    </style:style>
    <style:style style:name="TableCell114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line-height="100%" fo:text-indent="0in"/>
    </style:style>
    <style:style style:name="T1148" style:parent-style-name="DefaultParagraphFont" style:family="text">
      <style:text-properties fo:background-color="#00FF00"/>
    </style:style>
    <style:style style:name="TableRow1149" style:family="table-row">
      <style:table-row-properties/>
    </style:style>
    <style:style style:name="TableCell11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1" style:parent-style-name="Normal" style:family="paragraph">
      <style:paragraph-properties fo:line-height="100%" fo:text-indent="0in"/>
    </style:style>
    <style:style style:name="TableCell11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3" style:parent-style-name="Normal" style:family="paragraph">
      <style:paragraph-properties fo:line-height="100%" fo:text-indent="0in"/>
    </style:style>
    <style:style style:name="TableCell115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line-height="100%" fo:text-indent="0in"/>
    </style:style>
    <style:style style:name="TableCell115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57" style:parent-style-name="Normal" style:family="paragraph">
      <style:paragraph-properties fo:line-height="100%" fo:text-indent="0in"/>
    </style:style>
    <style:style style:name="TableCell115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59" style:parent-style-name="Normal" style:family="paragraph">
      <style:paragraph-properties fo:line-height="100%" fo:text-indent="0in"/>
    </style:style>
    <style:style style:name="TableCell116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line-height="100%" fo:text-indent="0in"/>
    </style:style>
    <style:style style:name="T1162" style:parent-style-name="DefaultParagraphFont" style:family="text">
      <style:text-properties fo:background-color="#00FF00"/>
    </style:style>
    <style:style style:name="TableRow1163" style:family="table-row">
      <style:table-row-properties/>
    </style:style>
    <style:style style:name="TableCell11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line-height="100%" fo:text-indent="0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line-height="100%" fo:text-indent="0in"/>
    </style:style>
    <style:style style:name="TableCell116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line-height="100%" fo:text-indent="0in"/>
    </style:style>
    <style:style style:name="TableCell11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171" style:parent-style-name="Normal" style:family="paragraph">
      <style:paragraph-properties fo:line-height="100%" fo:text-indent="0in"/>
    </style:style>
    <style:style style:name="TableCell117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173" style:parent-style-name="Normal" style:family="paragraph">
      <style:paragraph-properties fo:line-height="100%" fo:text-indent="0in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5" style:parent-style-name="Normal" style:family="paragraph">
      <style:paragraph-properties fo:line-height="100%" fo:text-indent="0in"/>
    </style:style>
    <style:style style:name="T1176" style:parent-style-name="DefaultParagraphFont" style:family="text">
      <style:text-properties fo:background-color="#00FF00"/>
    </style:style>
    <style:style style:name="TableRow1177" style:family="table-row">
      <style:table-row-properties/>
    </style:style>
    <style:style style:name="TableCell117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79" style:parent-style-name="Normal" style:family="paragraph">
      <style:paragraph-properties fo:line-height="100%" fo:text-indent="0in"/>
    </style:style>
    <style:style style:name="TableCell11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1" style:parent-style-name="Normal" style:family="paragraph">
      <style:paragraph-properties fo:line-height="100%" fo:text-indent="0in"/>
    </style:style>
    <style:style style:name="TableCell118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line-height="100%" fo:text-indent="0in"/>
    </style:style>
    <style:style style:name="TableCell118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185" style:parent-style-name="Normal" style:family="paragraph">
      <style:paragraph-properties fo:line-height="100%" fo:text-indent="0in"/>
    </style:style>
    <style:style style:name="TableCell118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187" style:parent-style-name="Normal" style:family="paragraph">
      <style:paragraph-properties fo:line-height="100%" fo:text-indent="0in"/>
    </style:style>
    <style:style style:name="TableCell118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line-height="100%" fo:text-indent="0in"/>
    </style:style>
    <style:style style:name="P1190" style:parent-style-name="Normal" style:family="paragraph">
      <style:paragraph-properties fo:text-indent="0in"/>
    </style:style>
    <style:style style:name="TableColumn1192" style:family="table-column">
      <style:table-column-properties style:column-width="0.925in"/>
    </style:style>
    <style:style style:name="TableColumn1193" style:family="table-column">
      <style:table-column-properties style:column-width="0.925in"/>
    </style:style>
    <style:style style:name="TableColumn1194" style:family="table-column">
      <style:table-column-properties style:column-width="0.925in"/>
    </style:style>
    <style:style style:name="TableColumn1195" style:family="table-column">
      <style:table-column-properties style:column-width="0.925in"/>
    </style:style>
    <style:style style:name="TableColumn1196" style:family="table-column">
      <style:table-column-properties style:column-width="0.6138in"/>
    </style:style>
    <style:style style:name="TableColumn1197" style:family="table-column">
      <style:table-column-properties style:column-width="0.3111in"/>
    </style:style>
    <style:style style:name="TableColumn1198" style:family="table-column">
      <style:table-column-properties style:column-width="0.3027in"/>
    </style:style>
    <style:style style:name="TableColumn1199" style:family="table-column">
      <style:table-column-properties style:column-width="1.9631in"/>
    </style:style>
    <style:style style:name="Table1191" style:family="table">
      <style:table-properties style:width="6.8909in" fo:margin-left="0in" table:align="left"/>
    </style:style>
    <style:style style:name="TableRow1200" style:family="table-row">
      <style:table-row-properties/>
    </style:style>
    <style:style style:name="TableCell1201" style:family="table-cell">
      <style:table-cell-properties fo:border="none" style:writing-mode="lr-tb" fo:padding-top="0in" fo:padding-left="0.075in" fo:padding-bottom="0in" fo:padding-right="0.075in"/>
    </style:style>
    <style:style style:name="P1202" style:parent-style-name="Normal" style:family="paragraph">
      <style:paragraph-properties fo:line-height="100%" fo:text-indent="0in"/>
    </style:style>
    <style:style style:name="TableCell1203" style:family="table-cell">
      <style:table-cell-properties fo:border="none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line-height="100%" fo:text-indent="0in"/>
    </style:style>
    <style:style style:name="TableCell1205" style:family="table-cell">
      <style:table-cell-properties fo:border="none" style:writing-mode="lr-tb" fo:padding-top="0in" fo:padding-left="0.0069in" fo:padding-bottom="0in" fo:padding-right="0.0069in"/>
    </style:style>
    <style:style style:name="P1206" style:parent-style-name="Normal" style:family="paragraph">
      <style:paragraph-properties fo:line-height="100%" fo:text-indent="0in"/>
    </style:style>
    <style:style style:name="TableCell1207" style:family="table-cell">
      <style:table-cell-properties fo:border="none" style:writing-mode="lr-tb" fo:padding-top="0in" fo:padding-left="0.0069in" fo:padding-bottom="0in" fo:padding-right="0.0069in"/>
    </style:style>
    <style:style style:name="P1208" style:parent-style-name="Normal" style:family="paragraph">
      <style:paragraph-properties fo:line-height="100%" fo:text-indent="0in"/>
    </style:style>
    <style:style style:name="TableCell1209" style:family="table-cell">
      <style:table-cell-properties fo:border="none" style:writing-mode="lr-tb" fo:padding-top="0in" fo:padding-left="0.0069in" fo:padding-bottom="0in" fo:padding-right="0.0069in"/>
    </style:style>
    <style:style style:name="P1210" style:parent-style-name="Normal" style:family="paragraph">
      <style:paragraph-properties fo:line-height="100%" fo:text-indent="0in"/>
    </style:style>
    <style:style style:name="TableCell1211" style:family="table-cell">
      <style:table-cell-properties fo:border="none" style:writing-mode="lr-tb" fo:padding-top="0in" fo:padding-left="0.0069in" fo:padding-bottom="0in" fo:padding-right="0.0069in"/>
    </style:style>
    <style:style style:name="P1212" style:parent-style-name="Normal" style:family="paragraph">
      <style:paragraph-properties fo:line-height="100%" fo:text-indent="0in"/>
    </style:style>
    <style:style style:name="TableRow1213" style:family="table-row">
      <style:table-row-properties/>
    </style:style>
    <style:style style:name="TableCell1214" style:family="table-cell">
      <style:table-cell-properties fo:border="none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line-height="100%" fo:text-indent="0in"/>
    </style:style>
    <style:style style:name="TableCell121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line-height="100%" fo:text-indent="0in"/>
    </style:style>
    <style:style style:name="TableCell121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line-height="100%" fo:text-indent="0in"/>
    </style:style>
    <style:style style:name="TableCell122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1" style:parent-style-name="Normal" style:family="paragraph">
      <style:paragraph-properties fo:line-height="100%" fo:text-indent="0in"/>
    </style:style>
    <style:style style:name="TableCell122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223" style:parent-style-name="Normal" style:family="paragraph">
      <style:paragraph-properties fo:line-height="100%" fo:text-indent="0in"/>
    </style:style>
    <style:style style:name="TableCell1224" style:family="table-cell">
      <style:table-cell-properties fo:border="none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line-height="100%" fo:text-indent="0in"/>
    </style:style>
    <style:style style:name="TableRow1226" style:family="table-row">
      <style:table-row-properties style:min-row-height="0.0347in"/>
    </style:style>
    <style:style style:name="TableCell122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22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line-height="100%" fo:text-indent="0in"/>
    </style:style>
    <style:style style:name="TableCell12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line-height="100%" fo:text-indent="0in"/>
    </style:style>
    <style:style style:name="TableCell123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34" style:parent-style-name="Normal" style:family="paragraph">
      <style:paragraph-properties fo:line-height="100%" fo:text-indent="0in"/>
    </style:style>
    <style:style style:name="TableCell123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36" style:parent-style-name="Normal" style:family="paragraph">
      <style:paragraph-properties fo:line-height="100%" fo:text-indent="0in"/>
    </style:style>
    <style:style style:name="TableCell123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38" style:parent-style-name="Normal" style:family="paragraph">
      <style:paragraph-properties fo:line-height="100%" fo:text-indent="0in"/>
    </style:style>
    <style:style style:name="T1239" style:parent-style-name="DefaultParagraphFont" style:family="text">
      <style:text-properties fo:background-color="#00FF00"/>
    </style:style>
    <style:style style:name="TableRow1240" style:family="table-row">
      <style:table-row-properties/>
    </style:style>
    <style:style style:name="TableCell12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line-height="100%" fo:text-indent="0in"/>
    </style:style>
    <style:style style:name="TableCell12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line-height="100%" fo:text-indent="0in"/>
    </style:style>
    <style:style style:name="TableCell124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line-height="100%" fo:text-indent="0in"/>
    </style:style>
    <style:style style:name="TableCell124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48" style:parent-style-name="Normal" style:family="paragraph">
      <style:paragraph-properties fo:line-height="100%" fo:text-indent="0in"/>
    </style:style>
    <style:style style:name="TableCell124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50" style:parent-style-name="Normal" style:family="paragraph">
      <style:paragraph-properties fo:line-height="100%" fo:text-indent="0in"/>
    </style:style>
    <style:style style:name="TableCell12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line-height="100%" fo:text-indent="0in"/>
    </style:style>
    <style:style style:name="T1253" style:parent-style-name="DefaultParagraphFont" style:family="text">
      <style:text-properties fo:background-color="#00FF00"/>
    </style:style>
    <style:style style:name="TableRow1254" style:family="table-row">
      <style:table-row-properties/>
    </style:style>
    <style:style style:name="TableCell12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line-height="100%" fo:text-indent="0in"/>
    </style:style>
    <style:style style:name="TableCell125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line-height="100%" fo:text-indent="0in"/>
    </style:style>
    <style:style style:name="TableCell125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line-height="100%" fo:text-indent="0in"/>
    </style:style>
    <style:style style:name="TableCell126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262" style:parent-style-name="Normal" style:family="paragraph">
      <style:paragraph-properties fo:line-height="100%" fo:text-indent="0in"/>
    </style:style>
    <style:style style:name="TableCell126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264" style:parent-style-name="Normal" style:family="paragraph">
      <style:paragraph-properties fo:line-height="100%" fo:text-indent="0in"/>
    </style:style>
    <style:style style:name="TableCell126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line-height="100%" fo:text-indent="0in"/>
    </style:style>
    <style:style style:name="T1267" style:parent-style-name="DefaultParagraphFont" style:family="text">
      <style:text-properties fo:background-color="#00FF00"/>
    </style:style>
    <style:style style:name="TableRow1268" style:family="table-row">
      <style:table-row-properties/>
    </style:style>
    <style:style style:name="TableCell126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line-height="100%" fo:text-indent="0in"/>
    </style:style>
    <style:style style:name="TableCell127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line-height="100%" fo:text-indent="0in"/>
    </style:style>
    <style:style style:name="TableCell127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line-height="100%" fo:text-indent="0in"/>
    </style:style>
    <style:style style:name="T1275" style:parent-style-name="DefaultParagraphFont" style:family="text">
      <style:text-properties fo:background-color="#00FF00"/>
    </style:style>
    <style:style style:name="TableCell1276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77" style:parent-style-name="Normal" style:family="paragraph">
      <style:paragraph-properties fo:line-height="100%" fo:text-indent="0in"/>
    </style:style>
    <style:style style:name="T1278" style:parent-style-name="DefaultParagraphFont" style:family="text">
      <style:text-properties fo:background-color="#00FF00"/>
    </style:style>
    <style:style style:name="TableCell1279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280" style:parent-style-name="Normal" style:family="paragraph">
      <style:paragraph-properties fo:line-height="100%" fo:text-indent="0in"/>
    </style:style>
    <style:style style:name="TableCell1281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line-height="100%" fo:text-indent="0in"/>
    </style:style>
    <style:style style:name="P1283" style:parent-style-name="Normal" style:family="paragraph">
      <style:paragraph-properties fo:text-indent="0in"/>
    </style:style>
    <style:style style:name="TableColumn1285" style:family="table-column">
      <style:table-column-properties style:column-width="0.925in"/>
    </style:style>
    <style:style style:name="TableColumn1286" style:family="table-column">
      <style:table-column-properties style:column-width="0.925in"/>
    </style:style>
    <style:style style:name="TableColumn1287" style:family="table-column">
      <style:table-column-properties style:column-width="0.925in"/>
    </style:style>
    <style:style style:name="TableColumn1288" style:family="table-column">
      <style:table-column-properties style:column-width="0.925in"/>
    </style:style>
    <style:style style:name="TableColumn1289" style:family="table-column">
      <style:table-column-properties style:column-width="0.6138in"/>
    </style:style>
    <style:style style:name="TableColumn1290" style:family="table-column">
      <style:table-column-properties style:column-width="0.3111in"/>
    </style:style>
    <style:style style:name="TableColumn1291" style:family="table-column">
      <style:table-column-properties style:column-width="0.3027in"/>
    </style:style>
    <style:style style:name="TableColumn1292" style:family="table-column">
      <style:table-column-properties style:column-width="1.9631in"/>
    </style:style>
    <style:style style:name="Table1284" style:family="table">
      <style:table-properties style:width="6.8909in" fo:margin-left="0in" table:align="left"/>
    </style:style>
    <style:style style:name="TableRow1293" style:family="table-row">
      <style:table-row-properties/>
    </style:style>
    <style:style style:name="TableCell1294" style:family="table-cell">
      <style:table-cell-properties fo:border="none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line-height="100%" fo:text-indent="0in"/>
    </style:style>
    <style:style style:name="TableCell1296" style:family="table-cell">
      <style:table-cell-properties fo:border="none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line-height="100%" fo:text-indent="0in"/>
    </style:style>
    <style:style style:name="TableCell1298" style:family="table-cell">
      <style:table-cell-properties fo:border="none" style:writing-mode="lr-tb" fo:padding-top="0in" fo:padding-left="0.0069in" fo:padding-bottom="0in" fo:padding-right="0.0069in"/>
    </style:style>
    <style:style style:name="P1299" style:parent-style-name="Normal" style:family="paragraph">
      <style:paragraph-properties fo:line-height="100%" fo:text-indent="0in"/>
    </style:style>
    <style:style style:name="TableCell1300" style:family="table-cell">
      <style:table-cell-properties fo:border="none" style:writing-mode="lr-tb" fo:padding-top="0in" fo:padding-left="0.0069in" fo:padding-bottom="0in" fo:padding-right="0.0069in"/>
    </style:style>
    <style:style style:name="P1301" style:parent-style-name="Normal" style:family="paragraph">
      <style:paragraph-properties fo:line-height="100%" fo:text-indent="0in"/>
    </style:style>
    <style:style style:name="TableCell1302" style:family="table-cell">
      <style:table-cell-properties fo:border="none" style:writing-mode="lr-tb" fo:padding-top="0in" fo:padding-left="0.0069in" fo:padding-bottom="0in" fo:padding-right="0.0069in"/>
    </style:style>
    <style:style style:name="P1303" style:parent-style-name="Normal" style:family="paragraph">
      <style:paragraph-properties fo:line-height="100%" fo:text-indent="0in"/>
    </style:style>
    <style:style style:name="TableCell1304" style:family="table-cell">
      <style:table-cell-properties fo:border="none" style:writing-mode="lr-tb" fo:padding-top="0in" fo:padding-left="0.0069in" fo:padding-bottom="0in" fo:padding-right="0.0069in"/>
    </style:style>
    <style:style style:name="P1305" style:parent-style-name="Normal" style:family="paragraph">
      <style:paragraph-properties fo:line-height="100%" fo:text-indent="0in"/>
    </style:style>
    <style:style style:name="TableRow1306" style:family="table-row">
      <style:table-row-properties/>
    </style:style>
    <style:style style:name="TableCell1307" style:family="table-cell">
      <style:table-cell-properties fo:border="none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line-height="100%" fo:text-indent="0in"/>
    </style:style>
    <style:style style:name="TableCell130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line-height="100%" fo:text-indent="0in"/>
    </style:style>
    <style:style style:name="TableCell13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line-height="100%" fo:text-indent="0in"/>
    </style:style>
    <style:style style:name="TableCell131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4" style:parent-style-name="Normal" style:family="paragraph">
      <style:paragraph-properties fo:line-height="100%" fo:text-indent="0in"/>
    </style:style>
    <style:style style:name="TableCell131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316" style:parent-style-name="Normal" style:family="paragraph">
      <style:paragraph-properties fo:line-height="100%" fo:text-indent="0in"/>
    </style:style>
    <style:style style:name="TableCell1317" style:family="table-cell">
      <style:table-cell-properties fo:border="none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line-height="100%" fo:text-indent="0in"/>
    </style:style>
    <style:style style:name="TableRow1319" style:family="table-row">
      <style:table-row-properties style:min-row-height="0.0347in"/>
    </style:style>
    <style:style style:name="TableCell132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32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line-height="100%" fo:text-indent="0in"/>
    </style:style>
    <style:style style:name="TableCell132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line-height="100%" fo:text-indent="0in"/>
    </style:style>
    <style:style style:name="TableCell132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27" style:parent-style-name="Normal" style:family="paragraph">
      <style:paragraph-properties fo:line-height="100%" fo:text-indent="0in"/>
    </style:style>
    <style:style style:name="TableCell132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29" style:parent-style-name="Normal" style:family="paragraph">
      <style:paragraph-properties fo:line-height="100%" fo:text-indent="0in"/>
    </style:style>
    <style:style style:name="TableCell133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line-height="100%" fo:text-indent="0in"/>
    </style:style>
    <style:style style:name="T1332" style:parent-style-name="DefaultParagraphFont" style:family="text">
      <style:text-properties fo:background-color="#00FF00"/>
    </style:style>
    <style:style style:name="TableRow1333" style:family="table-row">
      <style:table-row-properties/>
    </style:style>
    <style:style style:name="TableCell13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line-height="100%" fo:text-indent="0in"/>
    </style:style>
    <style:style style:name="TableCell13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line-height="100%" fo:text-indent="0in"/>
    </style:style>
    <style:style style:name="TableCell13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line-height="100%" fo:text-indent="0in"/>
    </style:style>
    <style:style style:name="TableCell134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41" style:parent-style-name="Normal" style:family="paragraph">
      <style:paragraph-properties fo:line-height="100%" fo:text-indent="0in"/>
    </style:style>
    <style:style style:name="TableCell134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43" style:parent-style-name="Normal" style:family="paragraph">
      <style:paragraph-properties fo:line-height="100%" fo:text-indent="0in"/>
    </style:style>
    <style:style style:name="TableCell134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line-height="100%" fo:text-indent="0in"/>
    </style:style>
    <style:style style:name="T1346" style:parent-style-name="DefaultParagraphFont" style:family="text">
      <style:text-properties fo:background-color="#00FF00"/>
    </style:style>
    <style:style style:name="TableRow1347" style:family="table-row">
      <style:table-row-properties/>
    </style:style>
    <style:style style:name="TableCell134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49" style:parent-style-name="Normal" style:family="paragraph">
      <style:paragraph-properties fo:line-height="100%" fo:text-indent="0in"/>
    </style:style>
    <style:style style:name="TableCell135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1" style:parent-style-name="Normal" style:family="paragraph">
      <style:paragraph-properties fo:line-height="100%" fo:text-indent="0in"/>
    </style:style>
    <style:style style:name="TableCell135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353" style:parent-style-name="Normal" style:family="paragraph">
      <style:paragraph-properties fo:line-height="100%" fo:text-indent="0in"/>
    </style:style>
    <style:style style:name="TableCell135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355" style:parent-style-name="Normal" style:family="paragraph">
      <style:paragraph-properties fo:line-height="100%" fo:text-indent="0in"/>
    </style:style>
    <style:style style:name="TableCell135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357" style:parent-style-name="Normal" style:family="paragraph">
      <style:paragraph-properties fo:line-height="100%" fo:text-indent="0in"/>
    </style:style>
    <style:style style:name="TableCell13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line-height="100%" fo:text-indent="0in"/>
    </style:style>
    <style:style style:name="T1360" style:parent-style-name="DefaultParagraphFont" style:family="text">
      <style:text-properties fo:background-color="#00FF00"/>
    </style:style>
    <style:style style:name="TableRow1361" style:family="table-row">
      <style:table-row-properties/>
    </style:style>
    <style:style style:name="TableCell136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line-height="100%" fo:text-indent="0in"/>
    </style:style>
    <style:style style:name="TableCell136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line-height="100%" fo:text-indent="0in"/>
    </style:style>
    <style:style style:name="TableCell136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line-height="100%" fo:text-indent="0in"/>
    </style:style>
    <style:style style:name="TableCell1368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369" style:parent-style-name="Normal" style:family="paragraph">
      <style:paragraph-properties fo:line-height="100%" fo:text-indent="0in"/>
    </style:style>
    <style:style style:name="TableCell1370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371" style:parent-style-name="Normal" style:family="paragraph">
      <style:paragraph-properties fo:line-height="100%" fo:text-indent="0in"/>
    </style:style>
    <style:style style:name="TableCell137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line-height="100%" fo:text-indent="0in"/>
    </style:style>
    <style:style style:name="P1374" style:parent-style-name="Normal" style:family="paragraph">
      <style:paragraph-properties fo:text-indent="0in"/>
    </style:style>
    <style:style style:name="TableColumn1376" style:family="table-column">
      <style:table-column-properties style:column-width="0.925in"/>
    </style:style>
    <style:style style:name="TableColumn1377" style:family="table-column">
      <style:table-column-properties style:column-width="0.925in"/>
    </style:style>
    <style:style style:name="TableColumn1378" style:family="table-column">
      <style:table-column-properties style:column-width="0.925in"/>
    </style:style>
    <style:style style:name="TableColumn1379" style:family="table-column">
      <style:table-column-properties style:column-width="0.925in"/>
    </style:style>
    <style:style style:name="TableColumn1380" style:family="table-column">
      <style:table-column-properties style:column-width="0.6138in"/>
    </style:style>
    <style:style style:name="TableColumn1381" style:family="table-column">
      <style:table-column-properties style:column-width="0.3111in"/>
    </style:style>
    <style:style style:name="TableColumn1382" style:family="table-column">
      <style:table-column-properties style:column-width="0.3027in"/>
    </style:style>
    <style:style style:name="TableColumn1383" style:family="table-column">
      <style:table-column-properties style:column-width="1.9631in"/>
    </style:style>
    <style:style style:name="Table1375" style:family="table">
      <style:table-properties style:width="6.8909in" fo:margin-left="0in" table:align="left"/>
    </style:style>
    <style:style style:name="TableRow1384" style:family="table-row">
      <style:table-row-properties/>
    </style:style>
    <style:style style:name="TableCell1385" style:family="table-cell">
      <style:table-cell-properties fo:border="none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line-height="100%" fo:text-indent="0in"/>
    </style:style>
    <style:style style:name="TableCell1387" style:family="table-cell">
      <style:table-cell-properties fo:border="none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line-height="100%" fo:text-indent="0in"/>
    </style:style>
    <style:style style:name="TableCell1389" style:family="table-cell">
      <style:table-cell-properties fo:border="none" style:writing-mode="lr-tb" fo:padding-top="0in" fo:padding-left="0.0069in" fo:padding-bottom="0in" fo:padding-right="0.0069in"/>
    </style:style>
    <style:style style:name="P1390" style:parent-style-name="Normal" style:family="paragraph">
      <style:paragraph-properties fo:line-height="100%" fo:text-indent="0in"/>
    </style:style>
    <style:style style:name="TableCell1391" style:family="table-cell">
      <style:table-cell-properties fo:border="none" style:writing-mode="lr-tb" fo:padding-top="0in" fo:padding-left="0.0069in" fo:padding-bottom="0in" fo:padding-right="0.0069in"/>
    </style:style>
    <style:style style:name="P1392" style:parent-style-name="Normal" style:family="paragraph">
      <style:paragraph-properties fo:line-height="100%" fo:text-indent="0in"/>
    </style:style>
    <style:style style:name="TableCell1393" style:family="table-cell">
      <style:table-cell-properties fo:border="none" style:writing-mode="lr-tb" fo:padding-top="0in" fo:padding-left="0.0069in" fo:padding-bottom="0in" fo:padding-right="0.0069in"/>
    </style:style>
    <style:style style:name="P1394" style:parent-style-name="Normal" style:family="paragraph">
      <style:paragraph-properties fo:line-height="100%" fo:text-indent="0in"/>
    </style:style>
    <style:style style:name="TableCell1395" style:family="table-cell">
      <style:table-cell-properties fo:border="none" style:writing-mode="lr-tb" fo:padding-top="0in" fo:padding-left="0.0069in" fo:padding-bottom="0in" fo:padding-right="0.0069in"/>
    </style:style>
    <style:style style:name="P1396" style:parent-style-name="Normal" style:family="paragraph">
      <style:paragraph-properties fo:line-height="100%" fo:text-indent="0in"/>
    </style:style>
    <style:style style:name="TableRow1397" style:family="table-row">
      <style:table-row-properties/>
    </style:style>
    <style:style style:name="TableCell1398" style:family="table-cell">
      <style:table-cell-properties fo:border="none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line-height="100%" fo:text-indent="0in"/>
    </style:style>
    <style:style style:name="TableCell140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line-height="100%" fo:text-indent="0in"/>
    </style:style>
    <style:style style:name="TableCell14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line-height="100%" fo:text-indent="0in"/>
    </style:style>
    <style:style style:name="TableCell140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5" style:parent-style-name="Normal" style:family="paragraph">
      <style:paragraph-properties fo:line-height="100%" fo:text-indent="0in"/>
    </style:style>
    <style:style style:name="TableCell140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07" style:parent-style-name="Normal" style:family="paragraph">
      <style:paragraph-properties fo:line-height="100%" fo:text-indent="0in"/>
    </style:style>
    <style:style style:name="TableCell1408" style:family="table-cell">
      <style:table-cell-properties fo:border="none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line-height="100%" fo:text-indent="0in"/>
    </style:style>
    <style:style style:name="TableRow1410" style:family="table-row">
      <style:table-row-properties style:min-row-height="0.0347in"/>
    </style:style>
    <style:style style:name="TableCell141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41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line-height="100%" fo:text-indent="0in"/>
    </style:style>
    <style:style style:name="TableCell141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line-height="100%" fo:text-indent="0in"/>
    </style:style>
    <style:style style:name="TableCell141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18" style:parent-style-name="Normal" style:family="paragraph">
      <style:paragraph-properties fo:line-height="100%" fo:text-indent="0in"/>
    </style:style>
    <style:style style:name="TableCell141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20" style:parent-style-name="Normal" style:family="paragraph">
      <style:paragraph-properties fo:line-height="100%" fo:text-indent="0in"/>
    </style:style>
    <style:style style:name="TableCell142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line-height="100%" fo:text-indent="0in"/>
    </style:style>
    <style:style style:name="T1423" style:parent-style-name="DefaultParagraphFont" style:family="text">
      <style:text-properties fo:background-color="#00FF00"/>
    </style:style>
    <style:style style:name="TableRow1424" style:family="table-row">
      <style:table-row-properties/>
    </style:style>
    <style:style style:name="TableCell14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line-height="100%" fo:text-indent="0in"/>
    </style:style>
    <style:style style:name="TableCell14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line-height="100%" fo:text-indent="0in"/>
    </style:style>
    <style:style style:name="TableCell142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line-height="100%" fo:text-indent="0in"/>
    </style:style>
    <style:style style:name="TableCell1431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32" style:parent-style-name="Normal" style:family="paragraph">
      <style:paragraph-properties fo:line-height="100%" fo:text-indent="0in"/>
    </style:style>
    <style:style style:name="TableCell1433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34" style:parent-style-name="Normal" style:family="paragraph">
      <style:paragraph-properties fo:line-height="100%" fo:text-indent="0in"/>
    </style:style>
    <style:style style:name="TableCell14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line-height="100%" fo:text-indent="0in"/>
    </style:style>
    <style:style style:name="T1437" style:parent-style-name="DefaultParagraphFont" style:family="text">
      <style:text-properties fo:background-color="#00FF00"/>
    </style:style>
    <style:style style:name="TableRow1438" style:family="table-row">
      <style:table-row-properties/>
    </style:style>
    <style:style style:name="TableCell143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line-height="100%" fo:text-indent="0in"/>
    </style:style>
    <style:style style:name="TableCell144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line-height="100%" fo:text-indent="0in"/>
    </style:style>
    <style:style style:name="TableCell144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line-height="100%" fo:text-indent="0in"/>
    </style:style>
    <style:style style:name="TableCell144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446" style:parent-style-name="Normal" style:family="paragraph">
      <style:paragraph-properties fo:line-height="100%" fo:text-indent="0in"/>
    </style:style>
    <style:style style:name="TableCell144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448" style:parent-style-name="Normal" style:family="paragraph">
      <style:paragraph-properties fo:line-height="100%" fo:text-indent="0in"/>
    </style:style>
    <style:style style:name="TableCell14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line-height="100%" fo:text-indent="0in"/>
    </style:style>
    <style:style style:name="T1451" style:parent-style-name="DefaultParagraphFont" style:family="text">
      <style:text-properties fo:background-color="#00FF00"/>
    </style:style>
    <style:style style:name="TableRow1452" style:family="table-row">
      <style:table-row-properties/>
    </style:style>
    <style:style style:name="TableCell14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4" style:parent-style-name="Normal" style:family="paragraph">
      <style:paragraph-properties fo:line-height="100%" fo:text-indent="0in"/>
    </style:style>
    <style:style style:name="TableCell145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6" style:parent-style-name="Normal" style:family="paragraph">
      <style:paragraph-properties fo:line-height="100%" fo:text-indent="0in"/>
    </style:style>
    <style:style style:name="TableCell14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line-height="100%" fo:text-indent="0in"/>
    </style:style>
    <style:style style:name="TableCell1459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460" style:parent-style-name="Normal" style:family="paragraph">
      <style:paragraph-properties fo:line-height="100%" fo:text-indent="0in"/>
    </style:style>
    <style:style style:name="TableCell1461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462" style:parent-style-name="Normal" style:family="paragraph">
      <style:paragraph-properties fo:line-height="100%" fo:text-indent="0in"/>
    </style:style>
    <style:style style:name="TableCell1463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464" style:parent-style-name="Normal" style:family="paragraph">
      <style:paragraph-properties fo:line-height="100%" fo:text-indent="0in"/>
    </style:style>
    <style:style style:name="P1465" style:parent-style-name="Normal" style:family="paragraph">
      <style:paragraph-properties fo:text-indent="0in"/>
    </style:style>
    <style:style style:name="TableColumn1467" style:family="table-column">
      <style:table-column-properties style:column-width="0.925in"/>
    </style:style>
    <style:style style:name="TableColumn1468" style:family="table-column">
      <style:table-column-properties style:column-width="0.925in"/>
    </style:style>
    <style:style style:name="TableColumn1469" style:family="table-column">
      <style:table-column-properties style:column-width="0.925in"/>
    </style:style>
    <style:style style:name="TableColumn1470" style:family="table-column">
      <style:table-column-properties style:column-width="0.925in"/>
    </style:style>
    <style:style style:name="TableColumn1471" style:family="table-column">
      <style:table-column-properties style:column-width="0.6138in"/>
    </style:style>
    <style:style style:name="TableColumn1472" style:family="table-column">
      <style:table-column-properties style:column-width="0.3111in"/>
    </style:style>
    <style:style style:name="TableColumn1473" style:family="table-column">
      <style:table-column-properties style:column-width="0.3027in"/>
    </style:style>
    <style:style style:name="TableColumn1474" style:family="table-column">
      <style:table-column-properties style:column-width="1.9631in"/>
    </style:style>
    <style:style style:name="Table1466" style:family="table">
      <style:table-properties style:width="6.8909in" fo:margin-left="0in" table:align="left"/>
    </style:style>
    <style:style style:name="TableRow1475" style:family="table-row">
      <style:table-row-properties/>
    </style:style>
    <style:style style:name="TableCell1476" style:family="table-cell">
      <style:table-cell-properties fo:border="none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line-height="100%" fo:text-indent="0in"/>
    </style:style>
    <style:style style:name="TableCell1478" style:family="table-cell">
      <style:table-cell-properties fo:border="none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line-height="100%" fo:text-indent="0in"/>
    </style:style>
    <style:style style:name="TableCell1480" style:family="table-cell">
      <style:table-cell-properties fo:border="none" style:writing-mode="lr-tb" fo:padding-top="0in" fo:padding-left="0.0069in" fo:padding-bottom="0in" fo:padding-right="0.0069in"/>
    </style:style>
    <style:style style:name="P1481" style:parent-style-name="Normal" style:family="paragraph">
      <style:paragraph-properties fo:line-height="100%" fo:text-indent="0in"/>
    </style:style>
    <style:style style:name="TableCell1482" style:family="table-cell">
      <style:table-cell-properties fo:border="none" style:writing-mode="lr-tb" fo:padding-top="0in" fo:padding-left="0.0069in" fo:padding-bottom="0in" fo:padding-right="0.0069in"/>
    </style:style>
    <style:style style:name="P1483" style:parent-style-name="Normal" style:family="paragraph">
      <style:paragraph-properties fo:line-height="100%" fo:text-indent="0in"/>
    </style:style>
    <style:style style:name="TableCell1484" style:family="table-cell">
      <style:table-cell-properties fo:border="none" style:writing-mode="lr-tb" fo:padding-top="0in" fo:padding-left="0.0069in" fo:padding-bottom="0in" fo:padding-right="0.0069in"/>
    </style:style>
    <style:style style:name="P1485" style:parent-style-name="Normal" style:family="paragraph">
      <style:paragraph-properties fo:line-height="100%" fo:text-indent="0in"/>
    </style:style>
    <style:style style:name="TableCell1486" style:family="table-cell">
      <style:table-cell-properties fo:border="none" style:writing-mode="lr-tb" fo:padding-top="0in" fo:padding-left="0.0069in" fo:padding-bottom="0in" fo:padding-right="0.0069in"/>
    </style:style>
    <style:style style:name="P1487" style:parent-style-name="Normal" style:family="paragraph">
      <style:paragraph-properties fo:line-height="100%" fo:text-indent="0in"/>
    </style:style>
    <style:style style:name="TableRow1488" style:family="table-row">
      <style:table-row-properties/>
    </style:style>
    <style:style style:name="TableCell1489" style:family="table-cell">
      <style:table-cell-properties fo:border="none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line-height="100%" fo:text-indent="0in"/>
    </style:style>
    <style:style style:name="TableCell149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line-height="100%" fo:text-indent="0in"/>
    </style:style>
    <style:style style:name="TableCell14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line-height="100%" fo:text-indent="0in"/>
    </style:style>
    <style:style style:name="TableCell149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6" style:parent-style-name="Normal" style:family="paragraph">
      <style:paragraph-properties fo:line-height="100%" fo:text-indent="0in"/>
    </style:style>
    <style:style style:name="TableCell149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498" style:parent-style-name="Normal" style:family="paragraph">
      <style:paragraph-properties fo:line-height="100%" fo:text-indent="0in"/>
    </style:style>
    <style:style style:name="TableCell1499" style:family="table-cell">
      <style:table-cell-properties fo:border="none" style:writing-mode="lr-tb" fo:padding-top="0in" fo:padding-left="0.075in" fo:padding-bottom="0in" fo:padding-right="0.075in"/>
    </style:style>
    <style:style style:name="P1500" style:parent-style-name="Normal" style:family="paragraph">
      <style:paragraph-properties fo:line-height="100%" fo:text-indent="0in"/>
    </style:style>
    <style:style style:name="TableRow1501" style:family="table-row">
      <style:table-row-properties style:min-row-height="0.0347in"/>
    </style:style>
    <style:style style:name="TableCell150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0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line-height="100%" fo:text-indent="0in"/>
    </style:style>
    <style:style style:name="TableCell150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line-height="100%" fo:text-indent="0in"/>
    </style:style>
    <style:style style:name="TableCell150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09" style:parent-style-name="Normal" style:family="paragraph">
      <style:paragraph-properties fo:line-height="100%" fo:text-indent="0in"/>
    </style:style>
    <style:style style:name="TableCell151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11" style:parent-style-name="Normal" style:family="paragraph">
      <style:paragraph-properties fo:line-height="100%" fo:text-indent="0in"/>
    </style:style>
    <style:style style:name="TableCell15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13" style:parent-style-name="Normal" style:family="paragraph">
      <style:paragraph-properties fo:line-height="100%" fo:text-indent="0in"/>
    </style:style>
    <style:style style:name="T1514" style:parent-style-name="DefaultParagraphFont" style:family="text">
      <style:text-properties fo:background-color="#00FF00"/>
    </style:style>
    <style:style style:name="TableRow1515" style:family="table-row">
      <style:table-row-properties/>
    </style:style>
    <style:style style:name="TableCell15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line-height="100%" fo:text-indent="0in"/>
    </style:style>
    <style:style style:name="TableCell15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19" style:parent-style-name="Normal" style:family="paragraph">
      <style:paragraph-properties fo:line-height="100%" fo:text-indent="0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21" style:parent-style-name="Normal" style:family="paragraph">
      <style:paragraph-properties fo:line-height="100%" fo:text-indent="0in"/>
    </style:style>
    <style:style style:name="TableCell152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23" style:parent-style-name="Normal" style:family="paragraph">
      <style:paragraph-properties fo:line-height="100%" fo:text-indent="0in"/>
    </style:style>
    <style:style style:name="TableCell152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25" style:parent-style-name="Normal" style:family="paragraph">
      <style:paragraph-properties fo:line-height="100%" fo:text-indent="0in"/>
    </style:style>
    <style:style style:name="TableCell152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line-height="100%" fo:text-indent="0in"/>
    </style:style>
    <style:style style:name="T1528" style:parent-style-name="DefaultParagraphFont" style:family="text">
      <style:text-properties fo:background-color="#00FF00"/>
    </style:style>
    <style:style style:name="TableRow1529" style:family="table-row">
      <style:table-row-properties/>
    </style:style>
    <style:style style:name="TableCell153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line-height="100%" fo:text-indent="0in"/>
    </style:style>
    <style:style style:name="TableCell153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line-height="100%" fo:text-indent="0in"/>
    </style:style>
    <style:style style:name="TableCell153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line-height="100%" fo:text-indent="0in"/>
    </style:style>
    <style:style style:name="TableCell153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537" style:parent-style-name="Normal" style:family="paragraph">
      <style:paragraph-properties fo:line-height="100%" fo:text-indent="0in"/>
    </style:style>
    <style:style style:name="TableCell153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539" style:parent-style-name="Normal" style:family="paragraph">
      <style:paragraph-properties fo:line-height="100%" fo:text-indent="0in"/>
    </style:style>
    <style:style style:name="TableCell154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line-height="100%" fo:text-indent="0in"/>
    </style:style>
    <style:style style:name="T1542" style:parent-style-name="DefaultParagraphFont" style:family="text">
      <style:text-properties fo:background-color="#00FF00"/>
    </style:style>
    <style:style style:name="TableRow1543" style:family="table-row">
      <style:table-row-properties/>
    </style:style>
    <style:style style:name="TableCell154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line-height="100%" fo:text-indent="0in"/>
    </style:style>
    <style:style style:name="TableCell154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7" style:parent-style-name="Normal" style:family="paragraph">
      <style:paragraph-properties fo:line-height="100%" fo:text-indent="0in"/>
    </style:style>
    <style:style style:name="TableCell154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549" style:parent-style-name="Normal" style:family="paragraph">
      <style:paragraph-properties fo:line-height="100%" fo:text-indent="0in"/>
    </style:style>
    <style:style style:name="TableCell155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551" style:parent-style-name="Normal" style:family="paragraph">
      <style:paragraph-properties fo:line-height="100%" fo:text-indent="0in"/>
    </style:style>
    <style:style style:name="TableCell155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553" style:parent-style-name="Normal" style:family="paragraph">
      <style:paragraph-properties fo:line-height="100%" fo:text-indent="0in"/>
    </style:style>
    <style:style style:name="TableCell155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line-height="100%" fo:text-indent="0in"/>
    </style:style>
    <style:style style:name="P1556" style:parent-style-name="Normal" style:family="paragraph">
      <style:paragraph-properties fo:text-indent="0in"/>
    </style:style>
    <style:style style:name="TableColumn1558" style:family="table-column">
      <style:table-column-properties style:column-width="0.925in"/>
    </style:style>
    <style:style style:name="TableColumn1559" style:family="table-column">
      <style:table-column-properties style:column-width="0.925in"/>
    </style:style>
    <style:style style:name="TableColumn1560" style:family="table-column">
      <style:table-column-properties style:column-width="0.925in"/>
    </style:style>
    <style:style style:name="TableColumn1561" style:family="table-column">
      <style:table-column-properties style:column-width="0.925in"/>
    </style:style>
    <style:style style:name="TableColumn1562" style:family="table-column">
      <style:table-column-properties style:column-width="0.6138in"/>
    </style:style>
    <style:style style:name="TableColumn1563" style:family="table-column">
      <style:table-column-properties style:column-width="0.3111in"/>
    </style:style>
    <style:style style:name="TableColumn1564" style:family="table-column">
      <style:table-column-properties style:column-width="0.3027in"/>
    </style:style>
    <style:style style:name="TableColumn1565" style:family="table-column">
      <style:table-column-properties style:column-width="1.9631in"/>
    </style:style>
    <style:style style:name="Table1557" style:family="table">
      <style:table-properties style:width="6.8909in" fo:margin-left="0in" table:align="left"/>
    </style:style>
    <style:style style:name="TableRow1566" style:family="table-row">
      <style:table-row-properties/>
    </style:style>
    <style:style style:name="TableCell1567" style:family="table-cell">
      <style:table-cell-properties fo:border="none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line-height="100%" fo:text-indent="0in"/>
    </style:style>
    <style:style style:name="TableCell1569" style:family="table-cell">
      <style:table-cell-properties fo:border="none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line-height="100%" fo:text-indent="0in"/>
    </style:style>
    <style:style style:name="TableCell1571" style:family="table-cell">
      <style:table-cell-properties fo:border="none" style:writing-mode="lr-tb" fo:padding-top="0in" fo:padding-left="0.0069in" fo:padding-bottom="0in" fo:padding-right="0.0069in"/>
    </style:style>
    <style:style style:name="P1572" style:parent-style-name="Normal" style:family="paragraph">
      <style:paragraph-properties fo:line-height="100%" fo:text-indent="0in"/>
    </style:style>
    <style:style style:name="TableCell1573" style:family="table-cell">
      <style:table-cell-properties fo:border="none" style:writing-mode="lr-tb" fo:padding-top="0in" fo:padding-left="0.0069in" fo:padding-bottom="0in" fo:padding-right="0.0069in"/>
    </style:style>
    <style:style style:name="P1574" style:parent-style-name="Normal" style:family="paragraph">
      <style:paragraph-properties fo:line-height="100%" fo:text-indent="0in"/>
    </style:style>
    <style:style style:name="TableCell1575" style:family="table-cell">
      <style:table-cell-properties fo:border="none" style:writing-mode="lr-tb" fo:padding-top="0in" fo:padding-left="0.0069in" fo:padding-bottom="0in" fo:padding-right="0.0069in"/>
    </style:style>
    <style:style style:name="P1576" style:parent-style-name="Normal" style:family="paragraph">
      <style:paragraph-properties fo:line-height="100%" fo:text-indent="0in"/>
    </style:style>
    <style:style style:name="TableCell1577" style:family="table-cell">
      <style:table-cell-properties fo:border="none" style:writing-mode="lr-tb" fo:padding-top="0in" fo:padding-left="0.0069in" fo:padding-bottom="0in" fo:padding-right="0.0069in"/>
    </style:style>
    <style:style style:name="P1578" style:parent-style-name="Normal" style:family="paragraph">
      <style:paragraph-properties fo:line-height="100%" fo:text-indent="0in"/>
    </style:style>
    <style:style style:name="TableRow1579" style:family="table-row">
      <style:table-row-properties/>
    </style:style>
    <style:style style:name="TableCell1580" style:family="table-cell">
      <style:table-cell-properties fo:border="none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line-height="100%" fo:text-indent="0in"/>
    </style:style>
    <style:style style:name="TableCell15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3" style:parent-style-name="Normal" style:family="paragraph">
      <style:paragraph-properties fo:line-height="100%" fo:text-indent="0in"/>
    </style:style>
    <style:style style:name="TableCell158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85" style:parent-style-name="Normal" style:family="paragraph">
      <style:paragraph-properties fo:line-height="100%" fo:text-indent="0in"/>
    </style:style>
    <style:style style:name="TableCell1586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7" style:parent-style-name="Normal" style:family="paragraph">
      <style:paragraph-properties fo:line-height="100%" fo:text-indent="0in"/>
    </style:style>
    <style:style style:name="TableCell158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589" style:parent-style-name="Normal" style:family="paragraph">
      <style:paragraph-properties fo:line-height="100%" fo:text-indent="0in"/>
    </style:style>
    <style:style style:name="TableCell1590" style:family="table-cell">
      <style:table-cell-properties fo:border="none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line-height="100%" fo:text-indent="0in"/>
    </style:style>
    <style:style style:name="TableRow1592" style:family="table-row">
      <style:table-row-properties style:min-row-height="0.0347in"/>
    </style:style>
    <style:style style:name="TableCell159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4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59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6" style:parent-style-name="Normal" style:family="paragraph">
      <style:paragraph-properties fo:line-height="100%" fo:text-indent="0in"/>
    </style:style>
    <style:style style:name="TableCell159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line-height="100%" fo:text-indent="0in"/>
    </style:style>
    <style:style style:name="TableCell15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00" style:parent-style-name="Normal" style:family="paragraph">
      <style:paragraph-properties fo:line-height="100%" fo:text-indent="0in"/>
    </style:style>
    <style:style style:name="TableCell16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02" style:parent-style-name="Normal" style:family="paragraph">
      <style:paragraph-properties fo:line-height="100%" fo:text-indent="0in"/>
    </style:style>
    <style:style style:name="TableCell160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04" style:parent-style-name="Normal" style:family="paragraph">
      <style:paragraph-properties fo:line-height="100%" fo:text-indent="0in"/>
    </style:style>
    <style:style style:name="T1605" style:parent-style-name="DefaultParagraphFont" style:family="text">
      <style:text-properties fo:background-color="#00FF00"/>
    </style:style>
    <style:style style:name="TableRow1606" style:family="table-row">
      <style:table-row-properties/>
    </style:style>
    <style:style style:name="TableCell160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line-height="100%" fo:text-indent="0in"/>
    </style:style>
    <style:style style:name="TableCell160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line-height="100%" fo:text-indent="0in"/>
    </style:style>
    <style:style style:name="TableCell161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line-height="100%" fo:text-indent="0in"/>
    </style:style>
    <style:style style:name="TableCell161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14" style:parent-style-name="Normal" style:family="paragraph">
      <style:paragraph-properties fo:line-height="100%" fo:text-indent="0in"/>
    </style:style>
    <style:style style:name="TableCell161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16" style:parent-style-name="Normal" style:family="paragraph">
      <style:paragraph-properties fo:line-height="100%" fo:text-indent="0in"/>
    </style:style>
    <style:style style:name="TableCell161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line-height="100%" fo:text-indent="0in"/>
    </style:style>
    <style:style style:name="T1619" style:parent-style-name="DefaultParagraphFont" style:family="text">
      <style:text-properties fo:background-color="#00FF00"/>
    </style:style>
    <style:style style:name="TableRow1620" style:family="table-row">
      <style:table-row-properties/>
    </style:style>
    <style:style style:name="TableCell162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line-height="100%" fo:text-indent="0in"/>
    </style:style>
    <style:style style:name="TableCell16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line-height="100%" fo:text-indent="0in"/>
    </style:style>
    <style:style style:name="TableCell16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626" style:parent-style-name="Normal" style:family="paragraph">
      <style:paragraph-properties fo:line-height="100%" fo:text-indent="0in"/>
    </style:style>
    <style:style style:name="TableCell162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28" style:parent-style-name="Normal" style:family="paragraph">
      <style:paragraph-properties fo:line-height="100%" fo:text-indent="0in"/>
    </style:style>
    <style:style style:name="TableCell162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30" style:parent-style-name="Normal" style:family="paragraph">
      <style:paragraph-properties fo:line-height="100%" fo:text-indent="0in"/>
    </style:style>
    <style:style style:name="TableCell16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line-height="100%" fo:text-indent="0in"/>
    </style:style>
    <style:style style:name="TableRow1633" style:family="table-row">
      <style:table-row-properties/>
    </style:style>
    <style:style style:name="TableCell1634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line-height="100%" fo:text-indent="0in"/>
    </style:style>
    <style:style style:name="TableCell163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line-height="100%" fo:text-indent="0in"/>
    </style:style>
    <style:style style:name="TableCell163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line-height="100%" fo:text-indent="0in"/>
    </style:style>
    <style:style style:name="TableCell1640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641" style:parent-style-name="Normal" style:family="paragraph">
      <style:paragraph-properties fo:line-height="100%" fo:text-indent="0in"/>
    </style:style>
    <style:style style:name="TableCell1642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643" style:parent-style-name="Normal" style:family="paragraph">
      <style:paragraph-properties fo:line-height="100%" fo:text-indent="0in"/>
    </style:style>
    <style:style style:name="TableCell1644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line-height="100%" fo:text-indent="0in"/>
    </style:style>
    <style:style style:name="P1646" style:parent-style-name="Normal" style:family="paragraph">
      <style:paragraph-properties fo:text-indent="0in"/>
    </style:style>
    <style:style style:name="P1647" style:parent-style-name="Normal" style:family="paragraph">
      <style:paragraph-properties fo:text-indent="0in"/>
    </style:style>
    <style:style style:name="P1648" style:parent-style-name="Normal" style:family="paragraph">
      <style:paragraph-properties fo:text-indent="0in"/>
    </style:style>
    <style:style style:name="P1649" style:parent-style-name="Normal" style:family="paragraph">
      <style:paragraph-properties fo:text-indent="0in"/>
    </style:style>
    <style:style style:name="P1650" style:parent-style-name="Normal" style:family="paragraph">
      <style:paragraph-properties fo:text-indent="0in"/>
    </style:style>
    <style:style style:name="P1651" style:parent-style-name="Normal" style:family="paragraph">
      <style:paragraph-properties fo:text-indent="0in"/>
    </style:style>
    <style:style style:name="TableColumn1653" style:family="table-column">
      <style:table-column-properties style:column-width="0.925in"/>
    </style:style>
    <style:style style:name="TableColumn1654" style:family="table-column">
      <style:table-column-properties style:column-width="0.9395in"/>
    </style:style>
    <style:style style:name="TableColumn1655" style:family="table-column">
      <style:table-column-properties style:column-width="0.9395in"/>
    </style:style>
    <style:style style:name="TableColumn1656" style:family="table-column">
      <style:table-column-properties style:column-width="0.9229in"/>
    </style:style>
    <style:style style:name="TableColumn1657" style:family="table-column">
      <style:table-column-properties style:column-width="0.6138in"/>
    </style:style>
    <style:style style:name="TableColumn1658" style:family="table-column">
      <style:table-column-properties style:column-width="0.309in"/>
    </style:style>
    <style:style style:name="TableColumn1659" style:family="table-column">
      <style:table-column-properties style:column-width="0.3in"/>
    </style:style>
    <style:style style:name="TableColumn1660" style:family="table-column">
      <style:table-column-properties style:column-width="1.9409in"/>
    </style:style>
    <style:style style:name="Table1652" style:family="table">
      <style:table-properties style:width="6.8909in" fo:margin-left="0in" table:align="left"/>
    </style:style>
    <style:style style:name="TableRow1661" style:family="table-row">
      <style:table-row-properties/>
    </style:style>
    <style:style style:name="TableCell1662" style:family="table-cell">
      <style:table-cell-properties fo:border="none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line-height="100%" fo:text-indent="0in"/>
    </style:style>
    <style:style style:name="TableCell1664" style:family="table-cell">
      <style:table-cell-properties fo:border="none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line-height="100%" fo:text-indent="0in"/>
    </style:style>
    <style:style style:name="TableCell1666" style:family="table-cell">
      <style:table-cell-properties fo:border="none" style:writing-mode="lr-tb" fo:padding-top="0in" fo:padding-left="0.0069in" fo:padding-bottom="0in" fo:padding-right="0.0069in"/>
    </style:style>
    <style:style style:name="P1667" style:parent-style-name="Normal" style:family="paragraph">
      <style:paragraph-properties fo:line-height="100%" fo:text-indent="0in"/>
    </style:style>
    <style:style style:name="TableCell1668" style:family="table-cell">
      <style:table-cell-properties fo:border="none" style:writing-mode="lr-tb" fo:padding-top="0in" fo:padding-left="0.0069in" fo:padding-bottom="0in" fo:padding-right="0.0069in"/>
    </style:style>
    <style:style style:name="P1669" style:parent-style-name="Normal" style:family="paragraph">
      <style:paragraph-properties fo:line-height="100%" fo:text-indent="0in"/>
    </style:style>
    <style:style style:name="TableCell1670" style:family="table-cell">
      <style:table-cell-properties fo:border="none" style:writing-mode="lr-tb" fo:padding-top="0in" fo:padding-left="0.0069in" fo:padding-bottom="0in" fo:padding-right="0.0069in"/>
    </style:style>
    <style:style style:name="P1671" style:parent-style-name="Normal" style:family="paragraph">
      <style:paragraph-properties fo:line-height="100%" fo:text-indent="0in"/>
    </style:style>
    <style:style style:name="TableCell1672" style:family="table-cell">
      <style:table-cell-properties fo:border="none" style:writing-mode="lr-tb" fo:padding-top="0in" fo:padding-left="0.0069in" fo:padding-bottom="0in" fo:padding-right="0.0069in"/>
    </style:style>
    <style:style style:name="P1673" style:parent-style-name="Normal" style:family="paragraph">
      <style:paragraph-properties fo:line-height="100%" fo:text-indent="0in"/>
    </style:style>
    <style:style style:name="TableRow1674" style:family="table-row">
      <style:table-row-properties/>
    </style:style>
    <style:style style:name="TableCell1675" style:family="table-cell">
      <style:table-cell-properties fo:border="none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line-height="100%" fo:text-indent="0in"/>
    </style:style>
    <style:style style:name="TableCell167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line-height="100%" fo:text-indent="0in"/>
    </style:style>
    <style:style style:name="TableCell167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line-height="100%" fo:text-indent="0in"/>
    </style:style>
    <style:style style:name="TableCell168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2" style:parent-style-name="Normal" style:family="paragraph">
      <style:paragraph-properties fo:line-height="100%" fo:text-indent="0in"/>
    </style:style>
    <style:style style:name="TableCell168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684" style:parent-style-name="Normal" style:family="paragraph">
      <style:paragraph-properties fo:line-height="100%" fo:text-indent="0in"/>
    </style:style>
    <style:style style:name="TableCell1685" style:family="table-cell">
      <style:table-cell-properties fo:border="none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line-height="100%" fo:text-indent="0in"/>
    </style:style>
    <style:style style:name="TableRow1687" style:family="table-row">
      <style:table-row-properties style:min-row-height="0.0347in"/>
    </style:style>
    <style:style style:name="TableCell168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8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69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line-height="100%" fo:text-indent="0in"/>
    </style:style>
    <style:style style:name="TableCell169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line-height="100%" fo:text-indent="0in"/>
    </style:style>
    <style:style style:name="TableCell169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695" style:parent-style-name="Normal" style:family="paragraph">
      <style:paragraph-properties fo:line-height="100%" fo:text-indent="0in"/>
    </style:style>
    <style:style style:name="TableCell169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697" style:parent-style-name="Normal" style:family="paragraph">
      <style:paragraph-properties fo:line-height="100%" fo:text-indent="0in"/>
    </style:style>
    <style:style style:name="TableCell169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line-height="100%" fo:text-indent="0in"/>
    </style:style>
    <style:style style:name="TableRow1700" style:family="table-row">
      <style:table-row-properties/>
    </style:style>
    <style:style style:name="TableCell170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line-height="100%" fo:text-indent="0in"/>
    </style:style>
    <style:style style:name="TableCell170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line-height="100%" fo:text-indent="0in"/>
    </style:style>
    <style:style style:name="TableCell170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06" style:parent-style-name="Normal" style:family="paragraph">
      <style:paragraph-properties fo:line-height="100%" fo:text-indent="0in"/>
    </style:style>
    <style:style style:name="TableCell170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08" style:parent-style-name="Normal" style:family="paragraph">
      <style:paragraph-properties fo:line-height="100%" fo:text-indent="0in"/>
    </style:style>
    <style:style style:name="TableCell170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10" style:parent-style-name="Normal" style:family="paragraph">
      <style:paragraph-properties fo:line-height="100%" fo:text-indent="0in"/>
    </style:style>
    <style:style style:name="TableCell171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12" style:parent-style-name="Normal" style:family="paragraph">
      <style:paragraph-properties fo:line-height="100%" fo:text-indent="0in"/>
    </style:style>
    <style:style style:name="TableRow1713" style:family="table-row">
      <style:table-row-properties/>
    </style:style>
    <style:style style:name="TableCell171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5" style:parent-style-name="Normal" style:family="paragraph">
      <style:paragraph-properties fo:line-height="100%" fo:text-indent="0in"/>
    </style:style>
    <style:style style:name="TableCell171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7" style:parent-style-name="Normal" style:family="paragraph">
      <style:paragraph-properties fo:line-height="100%" fo:text-indent="0in"/>
    </style:style>
    <style:style style:name="TableCell171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19" style:parent-style-name="Normal" style:family="paragraph">
      <style:paragraph-properties fo:line-height="100%" fo:text-indent="0in"/>
    </style:style>
    <style:style style:name="TableCell172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21" style:parent-style-name="Normal" style:family="paragraph">
      <style:paragraph-properties fo:line-height="100%" fo:text-indent="0in"/>
    </style:style>
    <style:style style:name="TableCell172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23" style:parent-style-name="Normal" style:family="paragraph">
      <style:paragraph-properties fo:line-height="100%" fo:text-indent="0in"/>
    </style:style>
    <style:style style:name="TableCell17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5" style:parent-style-name="Normal" style:family="paragraph">
      <style:paragraph-properties fo:line-height="100%" fo:text-indent="0in"/>
    </style:style>
    <style:style style:name="TableRow1726" style:family="table-row">
      <style:table-row-properties/>
    </style:style>
    <style:style style:name="TableCell172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28" style:parent-style-name="Normal" style:family="paragraph">
      <style:paragraph-properties fo:line-height="100%" fo:text-indent="0in"/>
    </style:style>
    <style:style style:name="TableCell172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0" style:parent-style-name="Normal" style:family="paragraph">
      <style:paragraph-properties fo:line-height="100%" fo:text-indent="0in"/>
    </style:style>
    <style:style style:name="T1731" style:parent-style-name="DefaultParagraphFont" style:family="text">
      <style:text-properties fo:background-color="#00FF00"/>
    </style:style>
    <style:style style:name="TableCell1732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733" style:parent-style-name="Normal" style:family="paragraph">
      <style:paragraph-properties fo:line-height="100%" fo:text-indent="0in"/>
    </style:style>
    <style:style style:name="T1734" style:parent-style-name="DefaultParagraphFont" style:family="text">
      <style:text-properties fo:background-color="#00FF00"/>
    </style:style>
    <style:style style:name="TableCell173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736" style:parent-style-name="Normal" style:family="paragraph">
      <style:paragraph-properties fo:line-height="100%" fo:text-indent="0in"/>
    </style:style>
    <style:style style:name="TableCell173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738" style:parent-style-name="Normal" style:family="paragraph">
      <style:paragraph-properties fo:line-height="100%" fo:text-indent="0in"/>
    </style:style>
    <style:style style:name="TableCell173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740" style:parent-style-name="Normal" style:family="paragraph">
      <style:paragraph-properties fo:line-height="100%" fo:text-indent="0in"/>
    </style:style>
    <style:style style:name="P1741" style:parent-style-name="Normal" style:family="paragraph">
      <style:paragraph-properties fo:text-indent="0in"/>
    </style:style>
    <style:style style:name="TableColumn1743" style:family="table-column">
      <style:table-column-properties style:column-width="0.925in"/>
    </style:style>
    <style:style style:name="TableColumn1744" style:family="table-column">
      <style:table-column-properties style:column-width="0.925in"/>
    </style:style>
    <style:style style:name="TableColumn1745" style:family="table-column">
      <style:table-column-properties style:column-width="0.925in"/>
    </style:style>
    <style:style style:name="TableColumn1746" style:family="table-column">
      <style:table-column-properties style:column-width="0.925in"/>
    </style:style>
    <style:style style:name="TableColumn1747" style:family="table-column">
      <style:table-column-properties style:column-width="0.6138in"/>
    </style:style>
    <style:style style:name="TableColumn1748" style:family="table-column">
      <style:table-column-properties style:column-width="0.3111in"/>
    </style:style>
    <style:style style:name="TableColumn1749" style:family="table-column">
      <style:table-column-properties style:column-width="0.3027in"/>
    </style:style>
    <style:style style:name="TableColumn1750" style:family="table-column">
      <style:table-column-properties style:column-width="1.9631in"/>
    </style:style>
    <style:style style:name="Table1742" style:family="table">
      <style:table-properties style:width="6.8909in" fo:margin-left="0in" table:align="left"/>
    </style:style>
    <style:style style:name="TableRow1751" style:family="table-row">
      <style:table-row-properties/>
    </style:style>
    <style:style style:name="TableCell1752" style:family="table-cell">
      <style:table-cell-properties fo:border="none" style:writing-mode="lr-tb" fo:padding-top="0in" fo:padding-left="0.075in" fo:padding-bottom="0in" fo:padding-right="0.075in"/>
    </style:style>
    <style:style style:name="P1753" style:parent-style-name="Normal" style:family="paragraph">
      <style:paragraph-properties fo:line-height="100%" fo:text-indent="0in"/>
    </style:style>
    <style:style style:name="TableCell1754" style:family="table-cell">
      <style:table-cell-properties fo:border="none" style:writing-mode="lr-tb" fo:padding-top="0in" fo:padding-left="0.075in" fo:padding-bottom="0in" fo:padding-right="0.075in"/>
    </style:style>
    <style:style style:name="P1755" style:parent-style-name="Normal" style:family="paragraph">
      <style:paragraph-properties fo:line-height="100%" fo:text-indent="0in"/>
    </style:style>
    <style:style style:name="TableCell1756" style:family="table-cell">
      <style:table-cell-properties fo:border="none" style:writing-mode="lr-tb" fo:padding-top="0in" fo:padding-left="0.0069in" fo:padding-bottom="0in" fo:padding-right="0.0069in"/>
    </style:style>
    <style:style style:name="P1757" style:parent-style-name="Normal" style:family="paragraph">
      <style:paragraph-properties fo:line-height="100%" fo:text-indent="0in"/>
    </style:style>
    <style:style style:name="TableCell1758" style:family="table-cell">
      <style:table-cell-properties fo:border="none" style:writing-mode="lr-tb" fo:padding-top="0in" fo:padding-left="0.0069in" fo:padding-bottom="0in" fo:padding-right="0.0069in"/>
    </style:style>
    <style:style style:name="P1759" style:parent-style-name="Normal" style:family="paragraph">
      <style:paragraph-properties fo:line-height="100%" fo:text-indent="0in"/>
    </style:style>
    <style:style style:name="TableCell1760" style:family="table-cell">
      <style:table-cell-properties fo:border="none" style:writing-mode="lr-tb" fo:padding-top="0in" fo:padding-left="0.0069in" fo:padding-bottom="0in" fo:padding-right="0.0069in"/>
    </style:style>
    <style:style style:name="P1761" style:parent-style-name="Normal" style:family="paragraph">
      <style:paragraph-properties fo:line-height="100%" fo:text-indent="0in"/>
    </style:style>
    <style:style style:name="TableCell1762" style:family="table-cell">
      <style:table-cell-properties fo:border="none" style:writing-mode="lr-tb" fo:padding-top="0in" fo:padding-left="0.0069in" fo:padding-bottom="0in" fo:padding-right="0.0069in"/>
    </style:style>
    <style:style style:name="P1763" style:parent-style-name="Normal" style:family="paragraph">
      <style:paragraph-properties fo:line-height="100%" fo:text-indent="0in"/>
    </style:style>
    <style:style style:name="TableRow1764" style:family="table-row">
      <style:table-row-properties/>
    </style:style>
    <style:style style:name="TableCell1765" style:family="table-cell">
      <style:table-cell-properties fo:border="none" style:writing-mode="lr-tb" fo:padding-top="0in" fo:padding-left="0.075in" fo:padding-bottom="0in" fo:padding-right="0.075in"/>
    </style:style>
    <style:style style:name="P1766" style:parent-style-name="Normal" style:family="paragraph">
      <style:paragraph-properties fo:line-height="100%" fo:text-indent="0in"/>
    </style:style>
    <style:style style:name="TableCell17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68" style:parent-style-name="Normal" style:family="paragraph">
      <style:paragraph-properties fo:line-height="100%" fo:text-indent="0in"/>
    </style:style>
    <style:style style:name="TableCell17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0" style:parent-style-name="Normal" style:family="paragraph">
      <style:paragraph-properties fo:line-height="100%" fo:text-indent="0in"/>
    </style:style>
    <style:style style:name="TableCell177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2" style:parent-style-name="Normal" style:family="paragraph">
      <style:paragraph-properties fo:line-height="100%" fo:text-indent="0in"/>
    </style:style>
    <style:style style:name="TableCell177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774" style:parent-style-name="Normal" style:family="paragraph">
      <style:paragraph-properties fo:line-height="100%" fo:text-indent="0in"/>
    </style:style>
    <style:style style:name="TableCell1775" style:family="table-cell">
      <style:table-cell-properties fo:border="none" style:writing-mode="lr-tb" fo:padding-top="0in" fo:padding-left="0.075in" fo:padding-bottom="0in" fo:padding-right="0.075in"/>
    </style:style>
    <style:style style:name="P1776" style:parent-style-name="Normal" style:family="paragraph">
      <style:paragraph-properties fo:line-height="100%" fo:text-indent="0in"/>
    </style:style>
    <style:style style:name="TableRow1777" style:family="table-row">
      <style:table-row-properties style:min-row-height="0.0347in"/>
    </style:style>
    <style:style style:name="TableCell177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79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78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1" style:parent-style-name="Normal" style:family="paragraph">
      <style:paragraph-properties fo:line-height="100%" fo:text-indent="0in"/>
    </style:style>
    <style:style style:name="TableCell178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783" style:parent-style-name="Normal" style:family="paragraph">
      <style:paragraph-properties fo:line-height="100%" fo:text-indent="0in"/>
    </style:style>
    <style:style style:name="TableCell1784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85" style:parent-style-name="Normal" style:family="paragraph">
      <style:paragraph-properties fo:line-height="100%" fo:text-indent="0in"/>
    </style:style>
    <style:style style:name="TableCell1786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787" style:parent-style-name="Normal" style:family="paragraph">
      <style:paragraph-properties fo:line-height="100%" fo:text-indent="0in"/>
    </style:style>
    <style:style style:name="TableCell178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89" style:parent-style-name="Normal" style:family="paragraph">
      <style:paragraph-properties fo:line-height="100%" fo:text-indent="0in"/>
    </style:style>
    <style:style style:name="TableRow1790" style:family="table-row">
      <style:table-row-properties/>
    </style:style>
    <style:style style:name="TableCell179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line-height="100%" fo:text-indent="0in"/>
    </style:style>
    <style:style style:name="TableCell17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4" style:parent-style-name="Normal" style:family="paragraph">
      <style:paragraph-properties fo:line-height="100%" fo:text-indent="0in"/>
    </style:style>
    <style:style style:name="TableCell17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796" style:parent-style-name="Normal" style:family="paragraph">
      <style:paragraph-properties fo:line-height="100%" fo:text-indent="0in"/>
    </style:style>
    <style:style style:name="TableCell179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798" style:parent-style-name="Normal" style:family="paragraph">
      <style:paragraph-properties fo:line-height="100%" fo:text-indent="0in"/>
    </style:style>
    <style:style style:name="TableCell1799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00" style:parent-style-name="Normal" style:family="paragraph">
      <style:paragraph-properties fo:line-height="100%" fo:text-indent="0in"/>
    </style:style>
    <style:style style:name="TableCell180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02" style:parent-style-name="Normal" style:family="paragraph">
      <style:paragraph-properties fo:line-height="100%" fo:text-indent="0in"/>
    </style:style>
    <style:style style:name="TableRow1803" style:family="table-row">
      <style:table-row-properties/>
    </style:style>
    <style:style style:name="TableCell180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5" style:parent-style-name="Normal" style:family="paragraph">
      <style:paragraph-properties fo:line-height="100%" fo:text-indent="0in"/>
    </style:style>
    <style:style style:name="TableCell180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line-height="100%" fo:text-indent="0in"/>
    </style:style>
    <style:style style:name="TableCell180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09" style:parent-style-name="Normal" style:family="paragraph">
      <style:paragraph-properties fo:line-height="100%" fo:text-indent="0in"/>
    </style:style>
    <style:style style:name="TableCell181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11" style:parent-style-name="Normal" style:family="paragraph">
      <style:paragraph-properties fo:line-height="100%" fo:text-indent="0in"/>
    </style:style>
    <style:style style:name="TableCell1812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13" style:parent-style-name="Normal" style:family="paragraph">
      <style:paragraph-properties fo:line-height="100%" fo:text-indent="0in"/>
    </style:style>
    <style:style style:name="TableCell18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5" style:parent-style-name="Normal" style:family="paragraph">
      <style:paragraph-properties fo:line-height="100%" fo:text-indent="0in"/>
    </style:style>
    <style:style style:name="TableRow1816" style:family="table-row">
      <style:table-row-properties/>
    </style:style>
    <style:style style:name="TableCell18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18" style:parent-style-name="Normal" style:family="paragraph">
      <style:paragraph-properties fo:line-height="100%" fo:text-indent="0in"/>
    </style:style>
    <style:style style:name="TableCell18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20" style:parent-style-name="Normal" style:family="paragraph">
      <style:paragraph-properties fo:line-height="100%" fo:text-indent="0in"/>
    </style:style>
    <style:style style:name="TableCell182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822" style:parent-style-name="Normal" style:family="paragraph">
      <style:paragraph-properties fo:line-height="100%" fo:text-indent="0in"/>
    </style:style>
    <style:style style:name="T1823" style:parent-style-name="DefaultParagraphFont" style:family="text">
      <style:text-properties fo:background-color="#00FF00"/>
    </style:style>
    <style:style style:name="TableCell1824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825" style:parent-style-name="Normal" style:family="paragraph">
      <style:paragraph-properties fo:line-height="100%" fo:text-indent="0in"/>
    </style:style>
    <style:style style:name="TableCell1826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827" style:parent-style-name="Normal" style:family="paragraph">
      <style:paragraph-properties fo:line-height="100%" fo:text-indent="0in"/>
    </style:style>
    <style:style style:name="TableCell1828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829" style:parent-style-name="Normal" style:family="paragraph">
      <style:paragraph-properties fo:line-height="100%" fo:text-indent="0in"/>
    </style:style>
    <style:style style:name="P1830" style:parent-style-name="Normal" style:family="paragraph">
      <style:paragraph-properties fo:text-indent="0in"/>
    </style:style>
    <style:style style:name="TableColumn1832" style:family="table-column">
      <style:table-column-properties style:column-width="0.925in"/>
    </style:style>
    <style:style style:name="TableColumn1833" style:family="table-column">
      <style:table-column-properties style:column-width="0.925in"/>
    </style:style>
    <style:style style:name="TableColumn1834" style:family="table-column">
      <style:table-column-properties style:column-width="0.925in"/>
    </style:style>
    <style:style style:name="TableColumn1835" style:family="table-column">
      <style:table-column-properties style:column-width="0.925in"/>
    </style:style>
    <style:style style:name="TableColumn1836" style:family="table-column">
      <style:table-column-properties style:column-width="0.6138in"/>
    </style:style>
    <style:style style:name="TableColumn1837" style:family="table-column">
      <style:table-column-properties style:column-width="0.3111in"/>
    </style:style>
    <style:style style:name="TableColumn1838" style:family="table-column">
      <style:table-column-properties style:column-width="0.3027in"/>
    </style:style>
    <style:style style:name="TableColumn1839" style:family="table-column">
      <style:table-column-properties style:column-width="1.9631in"/>
    </style:style>
    <style:style style:name="Table1831" style:family="table">
      <style:table-properties style:width="6.8909in" fo:margin-left="0in" table:align="left"/>
    </style:style>
    <style:style style:name="TableRow1840" style:family="table-row">
      <style:table-row-properties/>
    </style:style>
    <style:style style:name="TableCell1841" style:family="table-cell">
      <style:table-cell-properties fo:border="none" style:writing-mode="lr-tb" fo:padding-top="0in" fo:padding-left="0.075in" fo:padding-bottom="0in" fo:padding-right="0.075in"/>
    </style:style>
    <style:style style:name="P1842" style:parent-style-name="Normal" style:family="paragraph">
      <style:paragraph-properties fo:line-height="100%" fo:text-indent="0in"/>
    </style:style>
    <style:style style:name="TableCell1843" style:family="table-cell">
      <style:table-cell-properties fo:border="none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line-height="100%" fo:text-indent="0in"/>
    </style:style>
    <style:style style:name="TableCell1845" style:family="table-cell">
      <style:table-cell-properties fo:border="none" style:writing-mode="lr-tb" fo:padding-top="0in" fo:padding-left="0.0069in" fo:padding-bottom="0in" fo:padding-right="0.0069in"/>
    </style:style>
    <style:style style:name="P1846" style:parent-style-name="Normal" style:family="paragraph">
      <style:paragraph-properties fo:line-height="100%" fo:text-indent="0in"/>
    </style:style>
    <style:style style:name="TableCell1847" style:family="table-cell">
      <style:table-cell-properties fo:border="none" style:writing-mode="lr-tb" fo:padding-top="0in" fo:padding-left="0.0069in" fo:padding-bottom="0in" fo:padding-right="0.0069in"/>
    </style:style>
    <style:style style:name="P1848" style:parent-style-name="Normal" style:family="paragraph">
      <style:paragraph-properties fo:line-height="100%" fo:text-indent="0in"/>
    </style:style>
    <style:style style:name="TableCell1849" style:family="table-cell">
      <style:table-cell-properties fo:border="none" style:writing-mode="lr-tb" fo:padding-top="0in" fo:padding-left="0.0069in" fo:padding-bottom="0in" fo:padding-right="0.0069in"/>
    </style:style>
    <style:style style:name="P1850" style:parent-style-name="Normal" style:family="paragraph">
      <style:paragraph-properties fo:line-height="100%" fo:text-indent="0in"/>
    </style:style>
    <style:style style:name="TableCell1851" style:family="table-cell">
      <style:table-cell-properties fo:border="none" style:writing-mode="lr-tb" fo:padding-top="0in" fo:padding-left="0.0069in" fo:padding-bottom="0in" fo:padding-right="0.0069in"/>
    </style:style>
    <style:style style:name="P1852" style:parent-style-name="Normal" style:family="paragraph">
      <style:paragraph-properties fo:line-height="100%" fo:text-indent="0in"/>
    </style:style>
    <style:style style:name="TableRow1853" style:family="table-row">
      <style:table-row-properties/>
    </style:style>
    <style:style style:name="TableCell1854" style:family="table-cell">
      <style:table-cell-properties fo:border="none" style:writing-mode="lr-tb" fo:padding-top="0in" fo:padding-left="0.075in" fo:padding-bottom="0in" fo:padding-right="0.075in"/>
    </style:style>
    <style:style style:name="P1855" style:parent-style-name="Normal" style:family="paragraph">
      <style:paragraph-properties fo:line-height="100%" fo:text-indent="0in"/>
    </style:style>
    <style:style style:name="TableCell18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7" style:parent-style-name="Normal" style:family="paragraph">
      <style:paragraph-properties fo:line-height="100%" fo:text-indent="0in"/>
    </style:style>
    <style:style style:name="TableCell18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59" style:parent-style-name="Normal" style:family="paragraph">
      <style:paragraph-properties fo:line-height="100%" fo:text-indent="0in"/>
    </style:style>
    <style:style style:name="TableCell1860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61" style:parent-style-name="Normal" style:family="paragraph">
      <style:paragraph-properties fo:line-height="100%" fo:text-indent="0in"/>
    </style:style>
    <style:style style:name="TableCell1862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863" style:parent-style-name="Normal" style:family="paragraph">
      <style:paragraph-properties fo:line-height="100%" fo:text-indent="0in"/>
    </style:style>
    <style:style style:name="TableCell1864" style:family="table-cell">
      <style:table-cell-properties fo:border="none" style:writing-mode="lr-tb" fo:padding-top="0in" fo:padding-left="0.075in" fo:padding-bottom="0in" fo:padding-right="0.075in"/>
    </style:style>
    <style:style style:name="P1865" style:parent-style-name="Normal" style:family="paragraph">
      <style:paragraph-properties fo:line-height="100%" fo:text-indent="0in"/>
    </style:style>
    <style:style style:name="TableRow1866" style:family="table-row">
      <style:table-row-properties style:min-row-height="0.0347in"/>
    </style:style>
    <style:style style:name="TableCell186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86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line-height="100%" fo:text-indent="0in"/>
    </style:style>
    <style:style style:name="TableCell187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line-height="100%" fo:text-indent="0in"/>
    </style:style>
    <style:style style:name="TableCell1873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74" style:parent-style-name="Normal" style:family="paragraph">
      <style:paragraph-properties fo:line-height="100%" fo:text-indent="0in"/>
    </style:style>
    <style:style style:name="TableCell1875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76" style:parent-style-name="Normal" style:family="paragraph">
      <style:paragraph-properties fo:line-height="100%" fo:text-indent="0in"/>
    </style:style>
    <style:style style:name="TableCell187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78" style:parent-style-name="Normal" style:family="paragraph">
      <style:paragraph-properties fo:line-height="100%" fo:text-indent="0in"/>
    </style:style>
    <style:style style:name="TableRow1879" style:family="table-row">
      <style:table-row-properties/>
    </style:style>
    <style:style style:name="TableCell188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line-height="100%" fo:text-indent="0in"/>
    </style:style>
    <style:style style:name="TableCell18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line-height="100%" fo:text-indent="0in"/>
    </style:style>
    <style:style style:name="TableCell18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line-height="100%" fo:text-indent="0in"/>
    </style:style>
    <style:style style:name="TableCell188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887" style:parent-style-name="Normal" style:family="paragraph">
      <style:paragraph-properties fo:line-height="100%" fo:text-indent="0in"/>
    </style:style>
    <style:style style:name="TableCell188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889" style:parent-style-name="Normal" style:family="paragraph">
      <style:paragraph-properties fo:line-height="100%" fo:text-indent="0in"/>
    </style:style>
    <style:style style:name="TableCell189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891" style:parent-style-name="Normal" style:family="paragraph">
      <style:paragraph-properties fo:line-height="100%" fo:text-indent="0in"/>
    </style:style>
    <style:style style:name="TableRow1892" style:family="table-row">
      <style:table-row-properties/>
    </style:style>
    <style:style style:name="TableCell189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4" style:parent-style-name="Normal" style:family="paragraph">
      <style:paragraph-properties fo:line-height="100%" fo:text-indent="0in"/>
    </style:style>
    <style:style style:name="TableCell189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6" style:parent-style-name="Normal" style:family="paragraph">
      <style:paragraph-properties fo:line-height="100%" fo:text-indent="0in"/>
    </style:style>
    <style:style style:name="TableCell189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898" style:parent-style-name="Normal" style:family="paragraph">
      <style:paragraph-properties fo:line-height="100%" fo:text-indent="0in"/>
    </style:style>
    <style:style style:name="TableCell189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00" style:parent-style-name="Normal" style:family="paragraph">
      <style:paragraph-properties fo:line-height="100%" fo:text-indent="0in"/>
    </style:style>
    <style:style style:name="TableCell190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02" style:parent-style-name="Normal" style:family="paragraph">
      <style:paragraph-properties fo:line-height="100%" fo:text-indent="0in"/>
    </style:style>
    <style:style style:name="TableCell19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line-height="100%" fo:text-indent="0in"/>
    </style:style>
    <style:style style:name="TableRow1905" style:family="table-row">
      <style:table-row-properties/>
    </style:style>
    <style:style style:name="TableCell190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7" style:parent-style-name="Normal" style:family="paragraph">
      <style:paragraph-properties fo:line-height="100%" fo:text-indent="0in"/>
    </style:style>
    <style:style style:name="TableCell190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09" style:parent-style-name="Normal" style:family="paragraph">
      <style:paragraph-properties fo:line-height="100%" fo:text-indent="0in"/>
    </style:style>
    <style:style style:name="T1910" style:parent-style-name="DefaultParagraphFont" style:family="text">
      <style:text-properties fo:background-color="#00FF00"/>
    </style:style>
    <style:style style:name="TableCell191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12" style:parent-style-name="Normal" style:family="paragraph">
      <style:paragraph-properties fo:line-height="100%" fo:text-indent="0in"/>
    </style:style>
    <style:style style:name="TableCell1913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914" style:parent-style-name="Normal" style:family="paragraph">
      <style:paragraph-properties fo:line-height="100%" fo:text-indent="0in"/>
    </style:style>
    <style:style style:name="TableCell1915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1916" style:parent-style-name="Normal" style:family="paragraph">
      <style:paragraph-properties fo:line-height="100%" fo:text-indent="0in"/>
    </style:style>
    <style:style style:name="TableCell1917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1918" style:parent-style-name="Normal" style:family="paragraph">
      <style:paragraph-properties fo:line-height="100%" fo:text-indent="0in"/>
    </style:style>
    <style:style style:name="P1919" style:parent-style-name="Normal" style:family="paragraph">
      <style:paragraph-properties fo:text-indent="0in"/>
    </style:style>
    <style:style style:name="TableColumn1921" style:family="table-column">
      <style:table-column-properties style:column-width="0.925in"/>
    </style:style>
    <style:style style:name="TableColumn1922" style:family="table-column">
      <style:table-column-properties style:column-width="0.925in"/>
    </style:style>
    <style:style style:name="TableColumn1923" style:family="table-column">
      <style:table-column-properties style:column-width="0.925in"/>
    </style:style>
    <style:style style:name="TableColumn1924" style:family="table-column">
      <style:table-column-properties style:column-width="0.925in"/>
    </style:style>
    <style:style style:name="TableColumn1925" style:family="table-column">
      <style:table-column-properties style:column-width="0.6138in"/>
    </style:style>
    <style:style style:name="TableColumn1926" style:family="table-column">
      <style:table-column-properties style:column-width="0.3111in"/>
    </style:style>
    <style:style style:name="TableColumn1927" style:family="table-column">
      <style:table-column-properties style:column-width="0.3027in"/>
    </style:style>
    <style:style style:name="TableColumn1928" style:family="table-column">
      <style:table-column-properties style:column-width="1.9631in"/>
    </style:style>
    <style:style style:name="Table1920" style:family="table">
      <style:table-properties style:width="6.8909in" fo:margin-left="0in" table:align="left"/>
    </style:style>
    <style:style style:name="TableRow1929" style:family="table-row">
      <style:table-row-properties/>
    </style:style>
    <style:style style:name="TableCell1930" style:family="table-cell">
      <style:table-cell-properties fo:border="none" style:writing-mode="lr-tb" fo:padding-top="0in" fo:padding-left="0.075in" fo:padding-bottom="0in" fo:padding-right="0.075in"/>
    </style:style>
    <style:style style:name="P1931" style:parent-style-name="Normal" style:family="paragraph">
      <style:paragraph-properties fo:line-height="100%" fo:text-indent="0in"/>
    </style:style>
    <style:style style:name="TableCell1932" style:family="table-cell">
      <style:table-cell-properties fo:border="none" style:writing-mode="lr-tb" fo:padding-top="0in" fo:padding-left="0.075in" fo:padding-bottom="0in" fo:padding-right="0.075in"/>
    </style:style>
    <style:style style:name="P1933" style:parent-style-name="Normal" style:family="paragraph">
      <style:paragraph-properties fo:line-height="100%" fo:text-indent="0in"/>
    </style:style>
    <style:style style:name="TableCell1934" style:family="table-cell">
      <style:table-cell-properties fo:border="none" style:writing-mode="lr-tb" fo:padding-top="0in" fo:padding-left="0.0069in" fo:padding-bottom="0in" fo:padding-right="0.0069in"/>
    </style:style>
    <style:style style:name="P1935" style:parent-style-name="Normal" style:family="paragraph">
      <style:paragraph-properties fo:line-height="100%" fo:text-indent="0in"/>
    </style:style>
    <style:style style:name="TableCell1936" style:family="table-cell">
      <style:table-cell-properties fo:border="none" style:writing-mode="lr-tb" fo:padding-top="0in" fo:padding-left="0.0069in" fo:padding-bottom="0in" fo:padding-right="0.0069in"/>
    </style:style>
    <style:style style:name="P1937" style:parent-style-name="Normal" style:family="paragraph">
      <style:paragraph-properties fo:line-height="100%" fo:text-indent="0in"/>
    </style:style>
    <style:style style:name="TableCell1938" style:family="table-cell">
      <style:table-cell-properties fo:border="none" style:writing-mode="lr-tb" fo:padding-top="0in" fo:padding-left="0.0069in" fo:padding-bottom="0in" fo:padding-right="0.0069in"/>
    </style:style>
    <style:style style:name="P1939" style:parent-style-name="Normal" style:family="paragraph">
      <style:paragraph-properties fo:line-height="100%" fo:text-indent="0in"/>
    </style:style>
    <style:style style:name="TableCell1940" style:family="table-cell">
      <style:table-cell-properties fo:border="none" style:writing-mode="lr-tb" fo:padding-top="0in" fo:padding-left="0.0069in" fo:padding-bottom="0in" fo:padding-right="0.0069in"/>
    </style:style>
    <style:style style:name="P1941" style:parent-style-name="Normal" style:family="paragraph">
      <style:paragraph-properties fo:line-height="100%" fo:text-indent="0in"/>
    </style:style>
    <style:style style:name="TableRow1942" style:family="table-row">
      <style:table-row-properties/>
    </style:style>
    <style:style style:name="TableCell1943" style:family="table-cell">
      <style:table-cell-properties fo:border="none" style:writing-mode="lr-tb" fo:padding-top="0in" fo:padding-left="0.075in" fo:padding-bottom="0in" fo:padding-right="0.075in"/>
    </style:style>
    <style:style style:name="P1944" style:parent-style-name="Normal" style:family="paragraph">
      <style:paragraph-properties fo:line-height="100%" fo:text-indent="0in"/>
    </style:style>
    <style:style style:name="TableCell1945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6" style:parent-style-name="Normal" style:family="paragraph">
      <style:paragraph-properties fo:line-height="100%" fo:text-indent="0in"/>
    </style:style>
    <style:style style:name="TableCell1947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48" style:parent-style-name="Normal" style:family="paragraph">
      <style:paragraph-properties fo:line-height="100%" fo:text-indent="0in"/>
    </style:style>
    <style:style style:name="TableCell1949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50" style:parent-style-name="Normal" style:family="paragraph">
      <style:paragraph-properties fo:line-height="100%" fo:text-indent="0in"/>
    </style:style>
    <style:style style:name="TableCell1951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1952" style:parent-style-name="Normal" style:family="paragraph">
      <style:paragraph-properties fo:line-height="100%" fo:text-indent="0in"/>
    </style:style>
    <style:style style:name="TableCell1953" style:family="table-cell">
      <style:table-cell-properties fo:border="none" style:writing-mode="lr-tb" fo:padding-top="0in" fo:padding-left="0.075in" fo:padding-bottom="0in" fo:padding-right="0.075in"/>
    </style:style>
    <style:style style:name="P1954" style:parent-style-name="Normal" style:family="paragraph">
      <style:paragraph-properties fo:line-height="100%" fo:text-indent="0in"/>
    </style:style>
    <style:style style:name="TableRow1955" style:family="table-row">
      <style:table-row-properties style:min-row-height="0.0347in"/>
    </style:style>
    <style:style style:name="TableCell1956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1958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59" style:parent-style-name="Normal" style:family="paragraph">
      <style:paragraph-properties fo:line-height="100%" fo:text-indent="0in"/>
    </style:style>
    <style:style style:name="TableCell196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1961" style:parent-style-name="Normal" style:family="paragraph">
      <style:paragraph-properties fo:line-height="100%" fo:text-indent="0in"/>
    </style:style>
    <style:style style:name="TableCell196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63" style:parent-style-name="Normal" style:family="paragraph">
      <style:paragraph-properties fo:line-height="100%" fo:text-indent="0in"/>
    </style:style>
    <style:style style:name="TableCell196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65" style:parent-style-name="Normal" style:family="paragraph">
      <style:paragraph-properties fo:line-height="100%" fo:text-indent="0in"/>
    </style:style>
    <style:style style:name="TableCell19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67" style:parent-style-name="Normal" style:family="paragraph">
      <style:paragraph-properties fo:line-height="100%" fo:text-indent="0in"/>
    </style:style>
    <style:style style:name="TableRow1968" style:family="table-row">
      <style:table-row-properties/>
    </style:style>
    <style:style style:name="TableCell1969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line-height="100%" fo:text-indent="0in"/>
    </style:style>
    <style:style style:name="TableCell197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2" style:parent-style-name="Normal" style:family="paragraph">
      <style:paragraph-properties fo:line-height="100%" fo:text-indent="0in"/>
    </style:style>
    <style:style style:name="TableCell197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74" style:parent-style-name="Normal" style:family="paragraph">
      <style:paragraph-properties fo:line-height="100%" fo:text-indent="0in"/>
    </style:style>
    <style:style style:name="TableCell1975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76" style:parent-style-name="Normal" style:family="paragraph">
      <style:paragraph-properties fo:line-height="100%" fo:text-indent="0in"/>
    </style:style>
    <style:style style:name="TableCell1977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78" style:parent-style-name="Normal" style:family="paragraph">
      <style:paragraph-properties fo:line-height="100%" fo:text-indent="0in"/>
    </style:style>
    <style:style style:name="TableCell197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80" style:parent-style-name="Normal" style:family="paragraph">
      <style:paragraph-properties fo:line-height="100%" fo:text-indent="0in"/>
    </style:style>
    <style:style style:name="TableRow1981" style:family="table-row">
      <style:table-row-properties/>
    </style:style>
    <style:style style:name="TableCell198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3" style:parent-style-name="Normal" style:family="paragraph">
      <style:paragraph-properties fo:line-height="100%" fo:text-indent="0in"/>
    </style:style>
    <style:style style:name="TableCell198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line-height="100%" fo:text-indent="0in"/>
    </style:style>
    <style:style style:name="TableCell198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1987" style:parent-style-name="Normal" style:family="paragraph">
      <style:paragraph-properties fo:line-height="100%" fo:text-indent="0in"/>
    </style:style>
    <style:style style:name="TableCell198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1989" style:parent-style-name="Normal" style:family="paragraph">
      <style:paragraph-properties fo:line-height="100%" fo:text-indent="0in"/>
    </style:style>
    <style:style style:name="TableCell1990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1991" style:parent-style-name="Normal" style:family="paragraph">
      <style:paragraph-properties fo:line-height="100%" fo:text-indent="0in"/>
    </style:style>
    <style:style style:name="TableCell199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3" style:parent-style-name="Normal" style:family="paragraph">
      <style:paragraph-properties fo:line-height="100%" fo:text-indent="0in"/>
    </style:style>
    <style:style style:name="TableRow1994" style:family="table-row">
      <style:table-row-properties/>
    </style:style>
    <style:style style:name="TableCell1995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6" style:parent-style-name="Normal" style:family="paragraph">
      <style:paragraph-properties fo:line-height="100%" fo:text-indent="0in"/>
    </style:style>
    <style:style style:name="TableCell199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998" style:parent-style-name="Normal" style:family="paragraph">
      <style:paragraph-properties fo:line-height="100%" fo:text-indent="0in"/>
    </style:style>
    <style:style style:name="TableCell199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00" style:parent-style-name="Normal" style:family="paragraph">
      <style:paragraph-properties fo:line-height="100%" fo:text-indent="0in"/>
    </style:style>
    <style:style style:name="T2001" style:parent-style-name="DefaultParagraphFont" style:family="text">
      <style:text-properties fo:background-color="#00FF00"/>
    </style:style>
    <style:style style:name="TableCell200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003" style:parent-style-name="Normal" style:family="paragraph">
      <style:paragraph-properties fo:line-height="100%" fo:text-indent="0in"/>
    </style:style>
    <style:style style:name="TableCell2004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005" style:parent-style-name="Normal" style:family="paragraph">
      <style:paragraph-properties fo:line-height="100%" fo:text-indent="0in"/>
    </style:style>
    <style:style style:name="TableCell2006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007" style:parent-style-name="Normal" style:family="paragraph">
      <style:paragraph-properties fo:line-height="100%" fo:text-indent="0in"/>
    </style:style>
    <style:style style:name="P2008" style:parent-style-name="Normal" style:family="paragraph">
      <style:paragraph-properties fo:text-indent="0in"/>
    </style:style>
    <style:style style:name="P2009" style:parent-style-name="Normal" style:family="paragraph">
      <style:paragraph-properties fo:text-indent="0in"/>
    </style:style>
    <style:style style:name="P2010" style:parent-style-name="Normal" style:family="paragraph">
      <style:paragraph-properties fo:text-indent="0in"/>
    </style:style>
    <style:style style:name="TableColumn2012" style:family="table-column">
      <style:table-column-properties style:column-width="0.925in"/>
    </style:style>
    <style:style style:name="TableColumn2013" style:family="table-column">
      <style:table-column-properties style:column-width="0.925in"/>
    </style:style>
    <style:style style:name="TableColumn2014" style:family="table-column">
      <style:table-column-properties style:column-width="0.925in"/>
    </style:style>
    <style:style style:name="TableColumn2015" style:family="table-column">
      <style:table-column-properties style:column-width="0.925in"/>
    </style:style>
    <style:style style:name="TableColumn2016" style:family="table-column">
      <style:table-column-properties style:column-width="0.925in"/>
    </style:style>
    <style:style style:name="Table2011" style:family="table">
      <style:table-properties style:width="4.625in" fo:margin-left="0in" table:align="left"/>
    </style:style>
    <style:style style:name="TableRow2017" style:family="table-row">
      <style:table-row-properties/>
    </style:style>
    <style:style style:name="TableCell2018" style:family="table-cell">
      <style:table-cell-properties fo:border="none" style:writing-mode="lr-tb" fo:padding-top="0in" fo:padding-left="0.075in" fo:padding-bottom="0in" fo:padding-right="0.075in"/>
    </style:style>
    <style:style style:name="P2019" style:parent-style-name="Normal" style:family="paragraph">
      <style:paragraph-properties fo:line-height="100%" fo:text-indent="0in"/>
    </style:style>
    <style:style style:name="TableCell2020" style:family="table-cell">
      <style:table-cell-properties fo:border="none" style:writing-mode="lr-tb" fo:padding-top="0in" fo:padding-left="0.075in" fo:padding-bottom="0in" fo:padding-right="0.075in"/>
    </style:style>
    <style:style style:name="P2021" style:parent-style-name="Normal" style:family="paragraph">
      <style:paragraph-properties fo:line-height="100%" fo:text-indent="0in"/>
    </style:style>
    <style:style style:name="TableCell2022" style:family="table-cell">
      <style:table-cell-properties fo:border="none" style:writing-mode="lr-tb" fo:padding-top="0in" fo:padding-left="0.0069in" fo:padding-bottom="0in" fo:padding-right="0.0069in"/>
    </style:style>
    <style:style style:name="P2023" style:parent-style-name="Normal" style:family="paragraph">
      <style:paragraph-properties fo:line-height="100%" fo:text-indent="0in"/>
    </style:style>
    <style:style style:name="TableCell2024" style:family="table-cell">
      <style:table-cell-properties fo:border="none" style:writing-mode="lr-tb" fo:padding-top="0in" fo:padding-left="0.0069in" fo:padding-bottom="0in" fo:padding-right="0.0069in"/>
    </style:style>
    <style:style style:name="P2025" style:parent-style-name="Normal" style:family="paragraph">
      <style:paragraph-properties fo:line-height="100%" fo:text-indent="0in"/>
    </style:style>
    <style:style style:name="TableCell2026" style:family="table-cell">
      <style:table-cell-properties fo:border="none" style:writing-mode="lr-tb" fo:padding-top="0in" fo:padding-left="0.0069in" fo:padding-bottom="0in" fo:padding-right="0.0069in"/>
    </style:style>
    <style:style style:name="P2027" style:parent-style-name="Normal" style:family="paragraph">
      <style:paragraph-properties fo:line-height="100%" fo:text-indent="0in"/>
    </style:style>
    <style:style style:name="TableRow2028" style:family="table-row">
      <style:table-row-properties/>
    </style:style>
    <style:style style:name="TableCell2029" style:family="table-cell">
      <style:table-cell-properties fo:border="none" style:writing-mode="lr-tb" fo:padding-top="0in" fo:padding-left="0.075in" fo:padding-bottom="0in" fo:padding-right="0.075in"/>
    </style:style>
    <style:style style:name="P2030" style:parent-style-name="Normal" style:family="paragraph">
      <style:paragraph-properties fo:line-height="100%" fo:text-indent="0in"/>
    </style:style>
    <style:style style:name="TableCell203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2" style:parent-style-name="Normal" style:family="paragraph">
      <style:paragraph-properties fo:line-height="100%" fo:text-indent="0in"/>
    </style:style>
    <style:style style:name="TableCell2033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34" style:parent-style-name="Normal" style:family="paragraph">
      <style:paragraph-properties fo:line-height="100%" fo:text-indent="0in"/>
    </style:style>
    <style:style style:name="TableCell203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36" style:parent-style-name="Normal" style:family="paragraph">
      <style:paragraph-properties fo:line-height="100%" fo:text-indent="0in"/>
    </style:style>
    <style:style style:name="TableCell2037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038" style:parent-style-name="Normal" style:family="paragraph">
      <style:paragraph-properties fo:line-height="100%" fo:text-indent="0in"/>
    </style:style>
    <style:style style:name="TableRow2039" style:family="table-row">
      <style:table-row-properties style:min-row-height="0.0347in"/>
    </style:style>
    <style:style style:name="TableCell204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04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043" style:parent-style-name="Normal" style:family="paragraph">
      <style:paragraph-properties fo:line-height="100%" fo:text-indent="0in"/>
    </style:style>
    <style:style style:name="TableCell204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45" style:parent-style-name="Normal" style:family="paragraph">
      <style:paragraph-properties fo:line-height="100%" fo:text-indent="0in"/>
    </style:style>
    <style:style style:name="TableCell204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47" style:parent-style-name="Normal" style:family="paragraph">
      <style:paragraph-properties fo:line-height="100%" fo:text-indent="0in"/>
    </style:style>
    <style:style style:name="TableCell204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49" style:parent-style-name="Normal" style:family="paragraph">
      <style:paragraph-properties fo:line-height="100%" fo:text-indent="0in"/>
    </style:style>
    <style:style style:name="TableRow2050" style:family="table-row">
      <style:table-row-properties/>
    </style:style>
    <style:style style:name="TableCell2051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52" style:parent-style-name="Normal" style:family="paragraph">
      <style:paragraph-properties fo:line-height="100%" fo:text-indent="0in"/>
    </style:style>
    <style:style style:name="TableCell205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54" style:parent-style-name="Normal" style:family="paragraph">
      <style:paragraph-properties fo:line-height="100%" fo:text-indent="0in"/>
    </style:style>
    <style:style style:name="TableCell205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56" style:parent-style-name="Normal" style:family="paragraph">
      <style:paragraph-properties fo:line-height="100%" fo:text-indent="0in"/>
    </style:style>
    <style:style style:name="TableCell2057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58" style:parent-style-name="Normal" style:family="paragraph">
      <style:paragraph-properties fo:line-height="100%" fo:text-indent="0in"/>
    </style:style>
    <style:style style:name="TableCell205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60" style:parent-style-name="Normal" style:family="paragraph">
      <style:paragraph-properties fo:line-height="100%" fo:text-indent="0in"/>
    </style:style>
    <style:style style:name="TableRow2061" style:family="table-row">
      <style:table-row-properties/>
    </style:style>
    <style:style style:name="TableCell2062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3" style:parent-style-name="Normal" style:family="paragraph">
      <style:paragraph-properties fo:line-height="100%" fo:text-indent="0in"/>
    </style:style>
    <style:style style:name="TableCell2064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5" style:parent-style-name="Normal" style:family="paragraph">
      <style:paragraph-properties fo:line-height="100%" fo:text-indent="0in"/>
    </style:style>
    <style:style style:name="TableCell206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067" style:parent-style-name="Normal" style:family="paragraph">
      <style:paragraph-properties fo:line-height="100%" fo:text-indent="0in"/>
    </style:style>
    <style:style style:name="TableCell2068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69" style:parent-style-name="Normal" style:family="paragraph">
      <style:paragraph-properties fo:line-height="100%" fo:text-indent="0in"/>
    </style:style>
    <style:style style:name="TableCell2070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071" style:parent-style-name="Normal" style:family="paragraph">
      <style:paragraph-properties fo:line-height="100%" fo:text-indent="0in"/>
    </style:style>
    <style:style style:name="P2072" style:parent-style-name="Normal" style:family="paragraph">
      <style:paragraph-properties fo:text-indent="0in"/>
    </style:style>
    <style:style style:name="P2073" style:parent-style-name="Normal" style:family="paragraph">
      <style:paragraph-properties fo:text-indent="0in"/>
    </style:style>
    <style:style style:name="TableColumn2075" style:family="table-column">
      <style:table-column-properties style:column-width="0.925in"/>
    </style:style>
    <style:style style:name="TableColumn2076" style:family="table-column">
      <style:table-column-properties style:column-width="0.925in"/>
    </style:style>
    <style:style style:name="TableColumn2077" style:family="table-column">
      <style:table-column-properties style:column-width="0.925in"/>
    </style:style>
    <style:style style:name="TableColumn2078" style:family="table-column">
      <style:table-column-properties style:column-width="0.925in"/>
    </style:style>
    <style:style style:name="TableColumn2079" style:family="table-column">
      <style:table-column-properties style:column-width="0.6138in"/>
    </style:style>
    <style:style style:name="TableColumn2080" style:family="table-column">
      <style:table-column-properties style:column-width="0.3111in"/>
    </style:style>
    <style:style style:name="TableColumn2081" style:family="table-column">
      <style:table-column-properties style:column-width="0.3027in"/>
    </style:style>
    <style:style style:name="TableColumn2082" style:family="table-column">
      <style:table-column-properties style:column-width="1.9631in"/>
    </style:style>
    <style:style style:name="Table2074" style:family="table">
      <style:table-properties style:width="6.8909in" fo:margin-left="0in" table:align="left"/>
    </style:style>
    <style:style style:name="TableRow2083" style:family="table-row">
      <style:table-row-properties/>
    </style:style>
    <style:style style:name="TableCell2084" style:family="table-cell">
      <style:table-cell-properties fo:border="none" style:writing-mode="lr-tb" fo:padding-top="0in" fo:padding-left="0.075in" fo:padding-bottom="0in" fo:padding-right="0.075in"/>
    </style:style>
    <style:style style:name="P2085" style:parent-style-name="Normal" style:family="paragraph">
      <style:paragraph-properties fo:line-height="100%" fo:text-indent="0in"/>
    </style:style>
    <style:style style:name="TableCell2086" style:family="table-cell">
      <style:table-cell-properties fo:border="none" style:writing-mode="lr-tb" fo:padding-top="0in" fo:padding-left="0.075in" fo:padding-bottom="0in" fo:padding-right="0.075in"/>
    </style:style>
    <style:style style:name="P2087" style:parent-style-name="Normal" style:family="paragraph">
      <style:paragraph-properties fo:line-height="100%" fo:text-indent="0in"/>
    </style:style>
    <style:style style:name="TableCell2088" style:family="table-cell">
      <style:table-cell-properties fo:border="none" style:writing-mode="lr-tb" fo:padding-top="0in" fo:padding-left="0.0069in" fo:padding-bottom="0in" fo:padding-right="0.0069in"/>
    </style:style>
    <style:style style:name="P2089" style:parent-style-name="Normal" style:family="paragraph">
      <style:paragraph-properties fo:line-height="100%" fo:text-indent="0in"/>
    </style:style>
    <style:style style:name="TableCell2090" style:family="table-cell">
      <style:table-cell-properties fo:border="none" style:writing-mode="lr-tb" fo:padding-top="0in" fo:padding-left="0.0069in" fo:padding-bottom="0in" fo:padding-right="0.0069in"/>
    </style:style>
    <style:style style:name="P2091" style:parent-style-name="Normal" style:family="paragraph">
      <style:paragraph-properties fo:line-height="100%" fo:text-indent="0in"/>
    </style:style>
    <style:style style:name="TableCell2092" style:family="table-cell">
      <style:table-cell-properties fo:border="none" style:writing-mode="lr-tb" fo:padding-top="0in" fo:padding-left="0.0069in" fo:padding-bottom="0in" fo:padding-right="0.0069in"/>
    </style:style>
    <style:style style:name="P2093" style:parent-style-name="Normal" style:family="paragraph">
      <style:paragraph-properties fo:line-height="100%" fo:text-indent="0in"/>
    </style:style>
    <style:style style:name="TableCell2094" style:family="table-cell">
      <style:table-cell-properties fo:border="none" style:writing-mode="lr-tb" fo:padding-top="0in" fo:padding-left="0.0069in" fo:padding-bottom="0in" fo:padding-right="0.0069in"/>
    </style:style>
    <style:style style:name="P2095" style:parent-style-name="Normal" style:family="paragraph">
      <style:paragraph-properties fo:line-height="100%" fo:text-indent="0in"/>
    </style:style>
    <style:style style:name="TableRow2096" style:family="table-row">
      <style:table-row-properties/>
    </style:style>
    <style:style style:name="TableCell2097" style:family="table-cell">
      <style:table-cell-properties fo:border="none" style:writing-mode="lr-tb" fo:padding-top="0in" fo:padding-left="0.075in" fo:padding-bottom="0in" fo:padding-right="0.075in"/>
    </style:style>
    <style:style style:name="P2098" style:parent-style-name="Normal" style:family="paragraph">
      <style:paragraph-properties fo:line-height="100%" fo:text-indent="0in"/>
    </style:style>
    <style:style style:name="TableCell2099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00" style:parent-style-name="Normal" style:family="paragraph">
      <style:paragraph-properties fo:line-height="100%" fo:text-indent="0in"/>
    </style:style>
    <style:style style:name="TableCell2101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02" style:parent-style-name="Normal" style:family="paragraph">
      <style:paragraph-properties fo:line-height="100%" fo:text-indent="0in"/>
    </style:style>
    <style:style style:name="TableCell2103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4" style:parent-style-name="Normal" style:family="paragraph">
      <style:paragraph-properties fo:line-height="100%" fo:text-indent="0in"/>
    </style:style>
    <style:style style:name="TableCell2105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2106" style:parent-style-name="Normal" style:family="paragraph">
      <style:paragraph-properties fo:line-height="100%" fo:text-indent="0in"/>
    </style:style>
    <style:style style:name="TableCell2107" style:family="table-cell">
      <style:table-cell-properties fo:border="none" style:writing-mode="lr-tb" fo:padding-top="0in" fo:padding-left="0.075in" fo:padding-bottom="0in" fo:padding-right="0.075in"/>
    </style:style>
    <style:style style:name="P2108" style:parent-style-name="Normal" style:family="paragraph">
      <style:paragraph-properties fo:line-height="100%" fo:text-indent="0in"/>
    </style:style>
    <style:style style:name="TableRow2109" style:family="table-row">
      <style:table-row-properties style:min-row-height="0.0347in"/>
    </style:style>
    <style:style style:name="TableCell2110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11" style:parent-style-name="Normal" style:family="paragraph">
      <style:paragraph-properties fo:line-height="100%" fo:text-indent="0in"/>
      <style:text-properties fo:font-style="italic" style:font-style-asian="italic" style:font-style-complex="italic"/>
    </style:style>
    <style:style style:name="TableCell2112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13" style:parent-style-name="Normal" style:family="paragraph">
      <style:paragraph-properties fo:line-height="100%" fo:text-indent="0in"/>
    </style:style>
    <style:style style:name="TableCell2114" style:family="table-cell">
      <style:table-cell-properties fo:border-top="none" fo:border-left="none" fo:border-bottom="0.0069in solid #000000" fo:border-right="none" style:writing-mode="lr-tb" fo:padding-top="0in" fo:padding-left="0.075in" fo:padding-bottom="0in" fo:padding-right="0.075in"/>
    </style:style>
    <style:style style:name="P2115" style:parent-style-name="Normal" style:family="paragraph">
      <style:paragraph-properties fo:line-height="100%" fo:text-indent="0in"/>
    </style:style>
    <style:style style:name="TableCell2116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117" style:parent-style-name="Normal" style:family="paragraph">
      <style:paragraph-properties fo:line-height="100%" fo:text-indent="0in"/>
    </style:style>
    <style:style style:name="TableCell2118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119" style:parent-style-name="Normal" style:family="paragraph">
      <style:paragraph-properties fo:line-height="100%" fo:text-indent="0in"/>
    </style:style>
    <style:style style:name="TableCell212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121" style:parent-style-name="Normal" style:family="paragraph">
      <style:paragraph-properties fo:line-height="100%" fo:text-indent="0in"/>
    </style:style>
    <style:style style:name="TableRow2122" style:family="table-row">
      <style:table-row-properties/>
    </style:style>
    <style:style style:name="TableCell2123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24" style:parent-style-name="Normal" style:family="paragraph">
      <style:paragraph-properties fo:line-height="100%" fo:text-indent="0in"/>
    </style:style>
    <style:style style:name="TableCell2125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26" style:parent-style-name="Normal" style:family="paragraph">
      <style:paragraph-properties fo:line-height="100%" fo:text-indent="0in"/>
    </style:style>
    <style:style style:name="TableCell2127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28" style:parent-style-name="Normal" style:family="paragraph">
      <style:paragraph-properties fo:line-height="100%" fo:text-indent="0in"/>
    </style:style>
    <style:style style:name="TableCell2129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130" style:parent-style-name="Normal" style:family="paragraph">
      <style:paragraph-properties fo:line-height="100%" fo:text-indent="0in"/>
    </style:style>
    <style:style style:name="TableCell2131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132" style:parent-style-name="Normal" style:family="paragraph">
      <style:paragraph-properties fo:line-height="100%" fo:text-indent="0in"/>
    </style:style>
    <style:style style:name="TableCell213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134" style:parent-style-name="Normal" style:family="paragraph">
      <style:paragraph-properties fo:line-height="100%" fo:text-indent="0in"/>
    </style:style>
    <style:style style:name="TableRow2135" style:family="table-row">
      <style:table-row-properties/>
    </style:style>
    <style:style style:name="TableCell2136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37" style:parent-style-name="Normal" style:family="paragraph">
      <style:paragraph-properties fo:line-height="100%" fo:text-indent="0in"/>
    </style:style>
    <style:style style:name="TableCell2138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39" style:parent-style-name="Normal" style:family="paragraph">
      <style:paragraph-properties fo:line-height="100%" fo:text-indent="0in"/>
    </style:style>
    <style:style style:name="TableCell2140" style:family="table-cell">
      <style:table-cell-properties fo:border-top="0.0069in solid #000000" fo:border-left="none" fo:border-bottom="0.0069in solid #000000" fo:border-right="none" style:writing-mode="lr-tb" fo:padding-top="0in" fo:padding-left="0.075in" fo:padding-bottom="0in" fo:padding-right="0.075in"/>
    </style:style>
    <style:style style:name="P2141" style:parent-style-name="Normal" style:family="paragraph">
      <style:paragraph-properties fo:line-height="100%" fo:text-indent="0in"/>
    </style:style>
    <style:style style:name="TableCell2142" style:family="table-cell">
      <style:table-cell-properties fo:border-top="0.0069in solid #000000" fo:border-left="none" fo:border-bottom="0.0069in solid #000000" fo:border-right="none" style:writing-mode="lr-tb" fo:padding-top="0in" fo:padding-left="0.0069in" fo:padding-bottom="0in" fo:padding-right="0.0069in"/>
    </style:style>
    <style:style style:name="P2143" style:parent-style-name="Normal" style:family="paragraph">
      <style:paragraph-properties fo:line-height="100%" fo:text-indent="0in"/>
    </style:style>
    <style:style style:name="TableCell2144" style:family="table-cell">
      <style:table-cell-properties fo:border-top="0.0069in solid #000000" fo:border-left="none" fo:border-bottom="0.0069in solid #000000" fo:border-right="0.0069in solid #000000" style:writing-mode="lr-tb" fo:padding-top="0in" fo:padding-left="0.0069in" fo:padding-bottom="0in" fo:padding-right="0.0069in"/>
    </style:style>
    <style:style style:name="P2145" style:parent-style-name="Normal" style:family="paragraph">
      <style:paragraph-properties fo:line-height="100%" fo:text-indent="0in"/>
    </style:style>
    <style:style style:name="TableCell214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47" style:parent-style-name="Normal" style:family="paragraph">
      <style:paragraph-properties fo:line-height="100%" fo:text-indent="0in"/>
    </style:style>
    <style:style style:name="TableRow2148" style:family="table-row">
      <style:table-row-properties/>
    </style:style>
    <style:style style:name="TableCell214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50" style:parent-style-name="Normal" style:family="paragraph">
      <style:paragraph-properties fo:line-height="100%" fo:text-indent="0in"/>
    </style:style>
    <style:style style:name="TableCell215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52" style:parent-style-name="Normal" style:family="paragraph">
      <style:paragraph-properties fo:line-height="100%" fo:text-indent="0in"/>
    </style:style>
    <style:style style:name="TableCell215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154" style:parent-style-name="Normal" style:family="paragraph">
      <style:paragraph-properties fo:line-height="100%" fo:text-indent="0in"/>
    </style:style>
    <style:style style:name="TableCell2155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2156" style:parent-style-name="Normal" style:family="paragraph">
      <style:paragraph-properties fo:line-height="100%" fo:text-indent="0in"/>
    </style:style>
    <style:style style:name="TableCell2157" style:family="table-cell">
      <style:table-cell-properties fo:border-top="0.0069in solid #000000" fo:border-left="none" fo:border-bottom="none" fo:border-right="0.0069in solid #000000" style:writing-mode="lr-tb" fo:padding-top="0in" fo:padding-left="0.0069in" fo:padding-bottom="0in" fo:padding-right="0.0069in"/>
    </style:style>
    <style:style style:name="P2158" style:parent-style-name="Normal" style:family="paragraph">
      <style:paragraph-properties fo:line-height="100%" fo:text-indent="0in"/>
    </style:style>
    <style:style style:name="TableCell2159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2160" style:parent-style-name="Normal" style:family="paragraph">
      <style:paragraph-properties fo:line-height="100%" fo:text-indent="0in"/>
    </style:style>
    <style:style style:name="P2161" style:parent-style-name="Normal" style:family="paragraph">
      <style:paragraph-properties fo:text-indent="0in"/>
    </style:style>
  </office:automatic-styles>
  <office:body>
    <office:text text:use-soft-page-breaks="true">
      <text:p text:style-name="P1">Results 4-Cluster solution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ge</text:p>
          </table:table-cell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 table:number-columns-spanned="2">
            <text:p text:style-name="P24"/>
          </table:table-cell>
          <table:covered-table-cell/>
          <table:table-cell>
            <text:p text:style-name="P24"/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>Cluster 1</text:p>
          </table:table-cell>
          <table:table-cell table:style-name="TableCell30">
            <text:p text:style-name="P31">Cluster 2</text:p>
          </table:table-cell>
          <table:table-cell table:style-name="TableCell32">
            <text:p text:style-name="P33">Cluster 3</text:p>
          </table:table-cell>
          <table:table-cell table:style-name="TableCell34" table:number-columns-spanned="2">
            <text:p text:style-name="P35">Cluster 4</text:p>
          </table:table-cell>
          <table:covered-table-cell/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>
            <text:p text:style-name="P40">M(SD)</text:p>
          </table:table-cell>
          <table:table-cell table:style-name="TableCell41">
            <text:p text:style-name="P42">47.5(16.0)</text:p>
          </table:table-cell>
          <table:table-cell table:style-name="TableCell43">
            <text:p text:style-name="P44">47.9(12.1)</text:p>
          </table:table-cell>
          <table:table-cell table:style-name="TableCell45">
            <text:p text:style-name="P46">52.4(13.4)</text:p>
          </table:table-cell>
          <table:table-cell table:style-name="TableCell47" table:number-columns-spanned="2">
            <text:p text:style-name="P48">53.5(15.0)</text:p>
          </table:table-cell>
          <table:covered-table-cell/>
          <table:table-cell table:style-name="TableCell49" table:number-columns-spanned="2">
            <text:p text:style-name="P50">F(3,66) = .727 | p = .54</text:p>
          </table:table-cell>
          <table:covered-table-cell/>
        </table:table-row>
        <table:table-row table:style-name="TableRow51">
          <table:table-cell table:style-name="TableCell52">
            <text:p text:style-name="P53">withPCS</text:p>
          </table:table-cell>
          <table:table-cell table:style-name="TableCell54">
            <text:p text:style-name="P55">48.4(15.1)</text:p>
          </table:table-cell>
          <table:table-cell table:style-name="TableCell56">
            <text:p text:style-name="P57">51.5(10.4)</text:p>
          </table:table-cell>
          <table:table-cell table:style-name="TableCell58">
            <text:p text:style-name="P59">51.7(11.0)</text:p>
          </table:table-cell>
          <table:table-cell table:style-name="TableCell60" table:number-columns-spanned="2">
            <text:p text:style-name="P61">54.3(16.1)</text:p>
          </table:table-cell>
          <table:covered-table-cell/>
          <table:table-cell table:style-name="TableCell62" table:number-columns-spanned="2">
            <text:p text:style-name="P63">F(3,39) = .335 | p = .8</text:p>
          </table:table-cell>
          <table:covered-table-cell/>
        </table:table-row>
        <table:table-row table:style-name="TableRow64">
          <table:table-cell table:style-name="TableCell65">
            <text:p text:style-name="P66">WithoutPCS</text:p>
          </table:table-cell>
          <table:table-cell table:style-name="TableCell67">
            <text:p text:style-name="P68">44.5(20.9)</text:p>
          </table:table-cell>
          <table:table-cell table:style-name="TableCell69">
            <text:p text:style-name="P70">46.0(12.8)</text:p>
          </table:table-cell>
          <table:table-cell table:style-name="TableCell71">
            <text:p text:style-name="P72">55.7(25.1)</text:p>
          </table:table-cell>
          <table:table-cell table:style-name="TableCell73" table:number-columns-spanned="2">
            <text:p text:style-name="P74">48</text:p>
          </table:table-cell>
          <table:covered-table-cell/>
          <table:table-cell table:style-name="TableCell75" table:number-columns-spanned="2">
            <text:p text:style-name="P76">F(3,23) = .38 <text:s text:c="2"/>| p = .769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>.747</text:p>
          </table:table-cell>
          <table:table-cell table:style-name="TableCell82">
            <text:p text:style-name="P83">.2194</text:p>
          </table:table-cell>
          <table:table-cell table:style-name="TableCell84">
            <text:p text:style-name="P85">.8117</text:p>
          </table:table-cell>
          <table:table-cell table:style-name="TableCell86" table:number-columns-spanned="2">
            <text:p text:style-name="P87"/>
          </table:table-cell>
          <table:covered-table-cell/>
          <table:table-cell table:style-name="TableCell88" table:number-columns-spanned="2">
            <text:p text:style-name="P89">F &amp;<text:s/>p-value</text:p>
          </table:table-cell>
          <table:covered-table-cell/>
        </table:table-row>
      </table:table>
      <text:p text:style-name="P90"/>
      <table:table table:style-name="Table91">
        <table:table-columns>
          <table:table-column table:style-name="TableColumn92"/>
          <table:table-column table:style-name="TableColumn93"/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p text:style-name="P102">Education</text:p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 table:number-columns-spanned="2">
            <text:p text:style-name="P112"/>
          </table:table-cell>
          <table:covered-table-cell/>
          <table:table-cell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>Cluster 1</text:p>
          </table:table-cell>
          <table:table-cell table:style-name="TableCell118">
            <text:p text:style-name="P119">Cluster 2</text:p>
          </table:table-cell>
          <table:table-cell table:style-name="TableCell120">
            <text:p text:style-name="P121">Cluster 3</text:p>
          </table:table-cell>
          <table:table-cell table:style-name="TableCell122" table:number-columns-spanned="2">
            <text:p text:style-name="P123">Cluster 4</text:p>
          </table:table-cell>
          <table:covered-table-cell/>
          <table:table-cell table:style-name="TableCell124" table:number-columns-spanned="2">
            <text:p text:style-name="P125"/>
          </table:table-cell>
          <table:covered-table-cell/>
        </table:table-row>
        <table:table-row table:style-name="TableRow126">
          <table:table-cell table:style-name="TableCell127">
            <text:p text:style-name="P128">M(SD)</text:p>
          </table:table-cell>
          <table:table-cell table:style-name="TableCell129">
            <text:p text:style-name="P130">15.24(2.74)</text:p>
          </table:table-cell>
          <table:table-cell table:style-name="TableCell131">
            <text:p text:style-name="P132">15.83(3.38)</text:p>
          </table:table-cell>
          <table:table-cell table:style-name="TableCell133">
            <text:p text:style-name="P134">14.5(2.68)</text:p>
          </table:table-cell>
          <table:table-cell table:style-name="TableCell135" table:number-columns-spanned="2">
            <text:p text:style-name="P136">15.06(3.41)</text:p>
          </table:table-cell>
          <table:covered-table-cell/>
          <table:table-cell table:style-name="TableCell137" table:number-columns-spanned="2">
            <text:p text:style-name="P138">F(3,66) = .659 | p = .58</text:p>
          </table:table-cell>
          <table:covered-table-cell/>
        </table:table-row>
        <table:table-row table:style-name="TableRow139">
          <table:table-cell table:style-name="TableCell140">
            <text:p text:style-name="P141">withPCS</text:p>
          </table:table-cell>
          <table:table-cell table:style-name="TableCell142">
            <text:p text:style-name="P143">15.2(1.93)</text:p>
          </table:table-cell>
          <table:table-cell table:style-name="TableCell144">
            <text:p text:style-name="P145">15.3(3.54)</text:p>
          </table:table-cell>
          <table:table-cell table:style-name="TableCell146">
            <text:p text:style-name="P147">14.8(2.76)</text:p>
          </table:table-cell>
          <table:table-cell table:style-name="TableCell148" table:number-columns-spanned="2">
            <text:p text:style-name="P149">14.9(3.66)</text:p>
          </table:table-cell>
          <table:covered-table-cell/>
          <table:table-cell table:style-name="TableCell150" table:number-columns-spanned="2">
            <text:p text:style-name="P151">F(3,39) = .056 | p = .983</text:p>
          </table:table-cell>
          <table:covered-table-cell/>
        </table:table-row>
        <table:table-row table:style-name="TableRow152">
          <table:table-cell table:style-name="TableCell153">
            <text:p text:style-name="P154">WithoutPCS</text:p>
          </table:table-cell>
          <table:table-cell table:style-name="TableCell155">
            <text:p text:style-name="P156">15.5(5)</text:p>
          </table:table-cell>
          <table:table-cell table:style-name="TableCell157">
            <text:p text:style-name="P158">16.1(3.35)</text:p>
          </table:table-cell>
          <table:table-cell table:style-name="TableCell159">
            <text:p text:style-name="P160">13(2)</text:p>
          </table:table-cell>
          <table:table-cell table:style-name="TableCell161" table:number-columns-spanned="2">
            <text:p text:style-name="P162">16</text:p>
          </table:table-cell>
          <table:covered-table-cell/>
          <table:table-cell table:style-name="TableCell163" table:number-columns-spanned="2">
            <text:p text:style-name="P164">F(3,23) = .677 | p = .575</text:p>
          </table:table-cell>
          <table:covered-table-cell/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>.9002</text:p>
          </table:table-cell>
          <table:table-cell table:style-name="TableCell170">
            <text:p text:style-name="P171">.5606</text:p>
          </table:table-cell>
          <table:table-cell table:style-name="TableCell172">
            <text:p text:style-name="P173">.2533</text:p>
          </table:table-cell>
          <table:table-cell table:style-name="TableCell174" table:number-columns-spanned="2">
            <text:p text:style-name="P175"/>
          </table:table-cell>
          <table:covered-table-cell/>
          <table:table-cell table:style-name="TableCell176" table:number-columns-spanned="2">
            <text:p text:style-name="P177">F &amp;<text:s/>p-value</text:p>
          </table:table-cell>
          <table:covered-table-cell/>
        </table:table-row>
      </table:table>
      <text:p text:style-name="P178"/>
      <text:p text:style-name="P179">Cognitive variables real values</text:p>
      <table:table table:style-name="Table180">
        <table:table-columns>
          <table:table-column table:style-name="TableColumn181"/>
          <table:table-column table:style-name="TableColumn182"/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</table:table-columns>
        <table:table-row table:style-name="TableRow189">
          <table:table-cell table:style-name="TableCell190">
            <text:p text:style-name="P191">Pvt</text:p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 table:number-columns-spanned="2">
            <text:p text:style-name="P201"/>
          </table:table-cell>
          <table:covered-table-cell/>
          <table:table-cell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>Cluster 1</text:p>
          </table:table-cell>
          <table:table-cell table:style-name="TableCell207">
            <text:p text:style-name="P208">Cluster 2</text:p>
          </table:table-cell>
          <table:table-cell table:style-name="TableCell209">
            <text:p text:style-name="P210">Cluster 3</text:p>
          </table:table-cell>
          <table:table-cell table:style-name="TableCell211" table:number-columns-spanned="2">
            <text:p text:style-name="P212">Cluster 4</text:p>
          </table:table-cell>
          <table:covered-table-cell/>
          <table:table-cell table:style-name="TableCell213" table:number-columns-spanned="2">
            <text:p text:style-name="P214"/>
          </table:table-cell>
          <table:covered-table-cell/>
        </table:table-row>
        <table:table-row table:style-name="TableRow215">
          <table:table-cell table:style-name="TableCell216">
            <text:p text:style-name="P217">M(SD)</text:p>
          </table:table-cell>
          <table:table-cell table:style-name="TableCell218">
            <text:p text:style-name="P219">.38(.08)</text:p>
          </table:table-cell>
          <table:table-cell table:style-name="TableCell220">
            <text:p text:style-name="P221">.29(.02)</text:p>
          </table:table-cell>
          <table:table-cell table:style-name="TableCell222">
            <text:p text:style-name="P223">.31(.02)</text:p>
          </table:table-cell>
          <table:table-cell table:style-name="TableCell224" table:number-columns-spanned="2">
            <text:p text:style-name="P225">.42(.05)</text:p>
          </table:table-cell>
          <table:covered-table-cell/>
          <table:table-cell table:style-name="TableCell226" table:number-columns-spanned="2">
            <text:p text:style-name="P227">F(3,66) = 25.65 |<text:s/><text:span text:style-name="T228">p = 4.09e-11***</text:span></text:p>
          </table:table-cell>
          <table:covered-table-cell/>
        </table:table-row>
        <table:table-row table:style-name="TableRow229">
          <table:table-cell table:style-name="TableCell230">
            <text:p text:style-name="P231">withPCS</text:p>
          </table:table-cell>
          <table:table-cell table:style-name="TableCell232">
            <text:p text:style-name="P233">.384(.0849)</text:p>
          </table:table-cell>
          <table:table-cell table:style-name="TableCell234">
            <text:p text:style-name="P235">.293(.0204)</text:p>
          </table:table-cell>
          <table:table-cell table:style-name="TableCell236">
            <text:p text:style-name="P237">.309(.0233)</text:p>
          </table:table-cell>
          <table:table-cell table:style-name="TableCell238" table:number-columns-spanned="2">
            <text:p text:style-name="P239">.418(.0565)</text:p>
          </table:table-cell>
          <table:covered-table-cell/>
          <table:table-cell table:style-name="TableCell240" table:number-columns-spanned="2">
            <text:p text:style-name="P241">F(3,39) = 11.45|<text:s/><text:span text:style-name="T242">p = 1.6e-05***</text:span></text:p>
          </table:table-cell>
          <table:covered-table-cell/>
        </table:table-row>
        <table:table-row table:style-name="TableRow243">
          <table:table-cell table:style-name="TableCell244">
            <text:p text:style-name="P245">WithoutPCS</text:p>
          </table:table-cell>
          <table:table-cell table:style-name="TableCell246">
            <text:p text:style-name="P247">.347(.0151)</text:p>
          </table:table-cell>
          <table:table-cell table:style-name="TableCell248">
            <text:p text:style-name="P249">.288(.0249)</text:p>
          </table:table-cell>
          <table:table-cell table:style-name="TableCell250">
            <text:p text:style-name="P251">.294(.0234)</text:p>
          </table:table-cell>
          <table:table-cell table:style-name="TableCell252" table:number-columns-spanned="2">
            <text:p text:style-name="P253">.431</text:p>
          </table:table-cell>
          <table:covered-table-cell/>
          <table:table-cell table:style-name="TableCell254" table:number-columns-spanned="2">
            <text:p text:style-name="P255">F(3,23) = 17 <text:s text:c="5"/>|<text:s/><text:span text:style-name="T256">p = 4.88e-06***</text:span></text:p>
          </table:table-cell>
          <table:covered-table-cell/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>.1543</text:p>
          </table:table-cell>
          <table:table-cell table:style-name="TableCell262">
            <text:p text:style-name="P263">.5959</text:p>
          </table:table-cell>
          <table:table-cell table:style-name="TableCell264">
            <text:p text:style-name="P265">.4078</text:p>
          </table:table-cell>
          <table:table-cell table:style-name="TableCell266" table:number-columns-spanned="2">
            <text:p text:style-name="P267"/>
          </table:table-cell>
          <table:covered-table-cell/>
          <table:table-cell table:style-name="TableCell268" table:number-columns-spanned="2">
            <text:p text:style-name="P269">F &amp;<text:s/>p-value</text:p>
          </table:table-cell>
          <table:covered-table-cell/>
        </table:table-row>
      </table:table>
      <text:p text:style-name="P270"/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</table:table-columns>
        <table:table-row table:style-name="TableRow280">
          <table:table-cell table:style-name="TableCell281">
            <text:p text:style-name="P282">Nback1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 table:number-columns-spanned="2">
            <text:p text:style-name="P292"/>
          </table:table-cell>
          <table:covered-table-cell/>
          <table:table-cell>
            <text:p text:style-name="P292"/>
          </table:table-cell>
        </table:table-row>
        <table:table-row table:style-name="TableRow293">
          <table:table-cell table:style-name="TableCell294">
            <text:p text:style-name="P295"/>
          </table:table-cell>
          <table:table-cell table:style-name="TableCell296">
            <text:p text:style-name="P297">Cluster 1</text:p>
          </table:table-cell>
          <table:table-cell table:style-name="TableCell298">
            <text:p text:style-name="P299">Cluster 2</text:p>
          </table:table-cell>
          <table:table-cell table:style-name="TableCell300">
            <text:p text:style-name="P301">Cluster 3</text:p>
          </table:table-cell>
          <table:table-cell table:style-name="TableCell302" table:number-columns-spanned="2">
            <text:p text:style-name="P303">Cluster 4</text:p>
          </table:table-cell>
          <table:covered-table-cell/>
          <table:table-cell table:style-name="TableCell304" table:number-columns-spanned="2">
            <text:p text:style-name="P305"/>
          </table:table-cell>
          <table:covered-table-cell/>
        </table:table-row>
        <table:table-row table:style-name="TableRow306">
          <table:table-cell table:style-name="TableCell307">
            <text:p text:style-name="P308">M(SD)</text:p>
          </table:table-cell>
          <table:table-cell table:style-name="TableCell309">
            <text:p text:style-name="P310">11.06(4.04)</text:p>
          </table:table-cell>
          <table:table-cell table:style-name="TableCell311">
            <text:p text:style-name="P312">5.83(3.93)</text:p>
          </table:table-cell>
          <table:table-cell table:style-name="TableCell313">
            <text:p text:style-name="P314">9.81(5.58)</text:p>
          </table:table-cell>
          <table:table-cell table:style-name="TableCell315" table:number-columns-spanned="2">
            <text:p text:style-name="P316">14.88(5.62)</text:p>
          </table:table-cell>
          <table:covered-table-cell/>
          <table:table-cell table:style-name="TableCell317" table:number-columns-spanned="2">
            <text:p text:style-name="P318">F(3,66) = 10.37 |<text:s/><text:span text:style-name="T319">p = 1.12e-05</text:span><text:span text:style-name="T320">***</text:span></text:p>
          </table:table-cell>
          <table:covered-table-cell/>
        </table:table-row>
        <table:table-row table:style-name="TableRow321">
          <table:table-cell table:style-name="TableCell322">
            <text:p text:style-name="P323">withPCS</text:p>
          </table:table-cell>
          <table:table-cell table:style-name="TableCell324">
            <text:p text:style-name="P325">11.2(3.93)</text:p>
          </table:table-cell>
          <table:table-cell table:style-name="TableCell326">
            <text:p text:style-name="P327">9(3.53)</text:p>
          </table:table-cell>
          <table:table-cell table:style-name="TableCell328">
            <text:p text:style-name="P329">10.7(5.82)</text:p>
          </table:table-cell>
          <table:table-cell table:style-name="TableCell330" table:number-columns-spanned="2">
            <text:p text:style-name="P331">15.7(5.50)</text:p>
          </table:table-cell>
          <table:covered-table-cell/>
          <table:table-cell table:style-name="TableCell332" table:number-columns-spanned="2">
            <text:p text:style-name="P333">F(3,39) = 2.852|<text:s/><text:span text:style-name="T334">p = .0497*</text:span></text:p>
          </table:table-cell>
          <table:covered-table-cell/>
        </table:table-row>
        <table:table-row table:style-name="TableRow335">
          <table:table-cell table:style-name="TableCell336">
            <text:p text:style-name="P337">WithoutPCS</text:p>
          </table:table-cell>
          <table:table-cell table:style-name="TableCell338">
            <text:p text:style-name="P339">10.8(4.99)</text:p>
          </table:table-cell>
          <table:table-cell table:style-name="TableCell340">
            <text:p text:style-name="P341">4.16(3.04)</text:p>
          </table:table-cell>
          <table:table-cell table:style-name="TableCell342">
            <text:p text:style-name="P343">6(1.73)</text:p>
          </table:table-cell>
          <table:table-cell table:style-name="TableCell344" table:number-columns-spanned="2">
            <text:p text:style-name="P345">9</text:p>
          </table:table-cell>
          <table:covered-table-cell/>
          <table:table-cell table:style-name="TableCell346" table:number-columns-spanned="2">
            <text:p text:style-name="P347">F(3,23) = 4.882|<text:s/><text:span text:style-name="T348">p = .00903**</text:span></text:p>
          </table:table-cell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>.889</text:p>
          </table:table-cell>
          <table:table-cell table:style-name="TableCell354">
            <text:p text:style-name="P355"><text:span text:style-name="T356">.001993</text:span></text:p>
          </table:table-cell>
          <table:table-cell table:style-name="TableCell357">
            <text:p text:style-name="P358">.02917</text:p>
          </table:table-cell>
          <table:table-cell table:style-name="TableCell359" table:number-columns-spanned="2">
            <text:p text:style-name="P360"/>
          </table:table-cell>
          <table:covered-table-cell/>
          <table:table-cell table:style-name="TableCell361" table:number-columns-spanned="2">
            <text:p text:style-name="P362">F &amp;<text:s/>p-value</text:p>
          </table:table-cell>
          <table:covered-table-cell/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Nback2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 table:number-columns-spanned="2">
            <text:p text:style-name="P385"/>
          </table:table-cell>
          <table:covered-table-cell/>
          <table:table-cell>
            <text:p text:style-name="P385"/>
          </table:table-cell>
        </table:table-row>
        <table:table-row table:style-name="TableRow386">
          <table:table-cell table:style-name="TableCell387">
            <text:p text:style-name="P388"/>
          </table:table-cell>
          <table:table-cell table:style-name="TableCell389">
            <text:p text:style-name="P390">Cluster 1</text:p>
          </table:table-cell>
          <table:table-cell table:style-name="TableCell391">
            <text:p text:style-name="P392">Cluster 2</text:p>
          </table:table-cell>
          <table:table-cell table:style-name="TableCell393">
            <text:p text:style-name="P394">Cluster 3</text:p>
          </table:table-cell>
          <table:table-cell table:style-name="TableCell395" table:number-columns-spanned="2">
            <text:p text:style-name="P396">Cluster 4</text:p>
          </table:table-cell>
          <table:covered-table-cell/>
          <table:table-cell table:style-name="TableCell397" table:number-columns-spanned="2">
            <text:p text:style-name="P398"/>
          </table:table-cell>
          <table:covered-table-cell/>
        </table:table-row>
        <table:table-row table:style-name="TableRow399">
          <table:table-cell table:style-name="TableCell400">
            <text:p text:style-name="P401">M(SD)</text:p>
          </table:table-cell>
          <table:table-cell table:style-name="TableCell402">
            <text:p text:style-name="P403">14.53(2.96)</text:p>
          </table:table-cell>
          <table:table-cell table:style-name="TableCell404">
            <text:p text:style-name="P405">10.45(3.95)</text:p>
          </table:table-cell>
          <table:table-cell table:style-name="TableCell406">
            <text:p text:style-name="P407">16.06(2.91)</text:p>
          </table:table-cell>
          <table:table-cell table:style-name="TableCell408" table:number-columns-spanned="2">
            <text:p text:style-name="P409">17.25(2.60)</text:p>
          </table:table-cell>
          <table:covered-table-cell/>
          <table:table-cell table:style-name="TableCell410" table:number-columns-spanned="2">
            <text:p text:style-name="P411">F(3,66) = 14.8<text:s/><text:s/>|<text:s/><text:span text:style-name="T412">p = 1.8e-07***</text:span></text:p>
          </table:table-cell>
          <table:covered-table-cell/>
        </table:table-row>
        <table:table-row table:style-name="TableRow413">
          <table:table-cell table:style-name="TableCell414">
            <text:p text:style-name="P415">withPCS</text:p>
          </table:table-cell>
          <table:table-cell table:style-name="TableCell416">
            <text:p text:style-name="P417">14.2(2.7)</text:p>
          </table:table-cell>
          <table:table-cell table:style-name="TableCell418">
            <text:p text:style-name="P419">11.2(3.94)</text:p>
          </table:table-cell>
          <table:table-cell table:style-name="TableCell420">
            <text:p text:style-name="P421">15.8(3.18)</text:p>
          </table:table-cell>
          <table:table-cell table:style-name="TableCell422" table:number-columns-spanned="2">
            <text:p text:style-name="P423">18(1.63)</text:p>
          </table:table-cell>
          <table:covered-table-cell/>
          <table:table-cell table:style-name="TableCell424" table:number-columns-spanned="2">
            <text:p text:style-name="P425">F(3,39) = 7.811|<text:s/><text:span text:style-name="T426">p = .000335***</text:span></text:p>
          </table:table-cell>
          <table:covered-table-cell/>
        </table:table-row>
        <table:table-row table:style-name="TableRow427">
          <table:table-cell table:style-name="TableCell428">
            <text:p text:style-name="P429">WithoutPCS</text:p>
          </table:table-cell>
          <table:table-cell table:style-name="TableCell430">
            <text:p text:style-name="P431">15.8(3.86)</text:p>
          </table:table-cell>
          <table:table-cell table:style-name="TableCell432">
            <text:p text:style-name="P433">10.1(4.01)</text:p>
          </table:table-cell>
          <table:table-cell table:style-name="TableCell434">
            <text:p text:style-name="P435">17(1)</text:p>
          </table:table-cell>
          <table:table-cell table:style-name="TableCell436" table:number-columns-spanned="2">
            <text:p text:style-name="P437">12</text:p>
          </table:table-cell>
          <table:covered-table-cell/>
          <table:table-cell table:style-name="TableCell438" table:number-columns-spanned="2">
            <text:p text:style-name="P439">F(3,23) = 4.602|<text:s/><text:span text:style-name="T440">p = .0115*</text:span></text:p>
          </table:table-cell>
          <table:covered-table-cell/>
        </table:table-row>
        <table:table-row table:style-name="TableRow441">
          <table:table-cell table:style-name="TableCell442">
            <text:p text:style-name="P443"/>
          </table:table-cell>
          <table:table-cell table:style-name="TableCell444">
            <text:p text:style-name="P445">.4845</text:p>
          </table:table-cell>
          <table:table-cell table:style-name="TableCell446">
            <text:p text:style-name="P447">.4678</text:p>
          </table:table-cell>
          <table:table-cell table:style-name="TableCell448">
            <text:p text:style-name="P449">.2962</text:p>
          </table:table-cell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>F &amp;<text:s/>p-value</text:p>
          </table:table-cell>
          <table:covered-table-cell/>
        </table:table-row>
      </table:table>
      <text:p text:style-name="P454"/>
      <table:table table:style-name="Table455">
        <table:table-columns>
          <table:table-column table:style-name="TableColumn456"/>
          <table:table-column table:style-name="TableColumn457"/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TmtA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 table:number-columns-spanned="2">
            <text:p text:style-name="P476"/>
          </table:table-cell>
          <table:covered-table-cell/>
          <table:table-cell>
            <text:p text:style-name="P476"/>
          </table:table-cell>
        </table:table-row>
        <table:table-row table:style-name="TableRow477">
          <table:table-cell table:style-name="TableCell478">
            <text:p text:style-name="P479"/>
          </table:table-cell>
          <table:table-cell table:style-name="TableCell480">
            <text:p text:style-name="P481">Cluster 1</text:p>
          </table:table-cell>
          <table:table-cell table:style-name="TableCell482">
            <text:p text:style-name="P483">Cluster 2</text:p>
          </table:table-cell>
          <table:table-cell table:style-name="TableCell484">
            <text:p text:style-name="P485">Cluster 3</text:p>
          </table:table-cell>
          <table:table-cell table:style-name="TableCell486" table:number-columns-spanned="2">
            <text:p text:style-name="P487">Cluster 4</text:p>
          </table:table-cell>
          <table:covered-table-cell/>
          <table:table-cell table:style-name="TableCell488" table:number-columns-spanned="2">
            <text:p text:style-name="P489"/>
          </table:table-cell>
          <table:covered-table-cell/>
        </table:table-row>
        <table:table-row table:style-name="TableRow490">
          <table:table-cell table:style-name="TableCell491">
            <text:p text:style-name="P492">M(SD)</text:p>
          </table:table-cell>
          <table:table-cell table:style-name="TableCell493">
            <text:p text:style-name="P494">25.91(6.49)</text:p>
          </table:table-cell>
          <table:table-cell table:style-name="TableCell495">
            <text:p text:style-name="P496">19.49(4.02)</text:p>
          </table:table-cell>
          <table:table-cell table:style-name="TableCell497">
            <text:p text:style-name="P498">30.93(7.8)</text:p>
          </table:table-cell>
          <table:table-cell table:style-name="TableCell499" table:number-columns-spanned="2">
            <text:p text:style-name="P500">36.66(6.7)</text:p>
          </table:table-cell>
          <table:covered-table-cell/>
          <table:table-cell table:style-name="TableCell501" table:number-columns-spanned="2">
            <text:p text:style-name="P502">F(3,66) = 23.52 |<text:s/><text:span text:style-name="T503">p = 1.81e-10***</text:span></text:p>
          </table:table-cell>
          <table:covered-table-cell/>
        </table:table-row>
        <table:table-row table:style-name="TableRow504">
          <table:table-cell table:style-name="TableCell505">
            <text:p text:style-name="P506">withPCS</text:p>
          </table:table-cell>
          <table:table-cell table:style-name="TableCell507">
            <text:p text:style-name="P508">26.4(6.12)</text:p>
          </table:table-cell>
          <table:table-cell table:style-name="TableCell509">
            <text:p text:style-name="P510">20.4(2.94)</text:p>
          </table:table-cell>
          <table:table-cell table:style-name="TableCell511">
            <text:p text:style-name="P512">31.3(8.13)</text:p>
          </table:table-cell>
          <table:table-cell table:style-name="TableCell513" table:number-columns-spanned="2">
            <text:p text:style-name="P514">36.3(7.14)</text:p>
          </table:table-cell>
          <table:covered-table-cell/>
          <table:table-cell table:style-name="TableCell515" table:number-columns-spanned="2">
            <text:p text:style-name="P516">F(3,39) = 9.892|<text:s/><text:span text:style-name="T517">p = 5.56e-05***</text:span></text:p>
          </table:table-cell>
          <table:covered-table-cell/>
        </table:table-row>
        <table:table-row table:style-name="TableRow518">
          <table:table-cell table:style-name="TableCell519">
            <text:p text:style-name="P520">WithoutPCS</text:p>
          </table:table-cell>
          <table:table-cell table:style-name="TableCell521">
            <text:p text:style-name="P522">24.4(8.43)</text:p>
          </table:table-cell>
          <table:table-cell table:style-name="TableCell523">
            <text:p text:style-name="P524">19(4.50)</text:p>
          </table:table-cell>
          <table:table-cell table:style-name="TableCell525">
            <text:p text:style-name="P526">29.4(7.43)</text:p>
          </table:table-cell>
          <table:table-cell table:style-name="TableCell527" table:number-columns-spanned="2">
            <text:p text:style-name="P528">39.4</text:p>
          </table:table-cell>
          <table:covered-table-cell/>
          <table:table-cell table:style-name="TableCell529" table:number-columns-spanned="2">
            <text:p text:style-name="P530">F(3,23) = 7.309|<text:s/><text:span text:style-name="T531">p = .0013**</text:span></text:p>
          </table:table-cell>
          <table:covered-table-cell/>
        </table:table-row>
        <table:table-row table:style-name="TableRow532">
          <table:table-cell table:style-name="TableCell533">
            <text:p text:style-name="P534"/>
          </table:table-cell>
          <table:table-cell table:style-name="TableCell535">
            <text:p text:style-name="P536">.6959</text:p>
          </table:table-cell>
          <table:table-cell table:style-name="TableCell537">
            <text:p text:style-name="P538">.3495</text:p>
          </table:table-cell>
          <table:table-cell table:style-name="TableCell539">
            <text:p text:style-name="P540">.7224</text:p>
          </table:table-cell>
          <table:table-cell table:style-name="TableCell541" table:number-columns-spanned="2">
            <text:p text:style-name="P542"/>
          </table:table-cell>
          <table:covered-table-cell/>
          <table:table-cell table:style-name="TableCell543" table:number-columns-spanned="2">
            <text:p text:style-name="P544">F &amp;<text:s/>p-value</text:p>
          </table:table-cell>
          <table:covered-table-cell/>
        </table:table-row>
      </table:table>
      <text:p text:style-name="P545"/>
      <table:table table:style-name="Table546">
        <table:table-columns>
          <table:table-column table:style-name="TableColumn547"/>
          <table:table-column table:style-name="TableColumn548"/>
          <table:table-column table:style-name="TableColumn549"/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/>
            <text:p text:style-name="P558"/>
            <text:soft-page-break/>
            <text:p text:style-name="P559">TmtB</text:p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>
            <text:p text:style-name="P569"/>
          </table:table-cell>
        </table:table-row>
        <table:table-row table:style-name="TableRow570">
          <table:table-cell table:style-name="TableCell571">
            <text:p text:style-name="P572"/>
          </table:table-cell>
          <table:table-cell table:style-name="TableCell573">
            <text:p text:style-name="P574">Cluster 1</text:p>
          </table:table-cell>
          <table:table-cell table:style-name="TableCell575">
            <text:p text:style-name="P576">Cluster 2</text:p>
          </table:table-cell>
          <table:table-cell table:style-name="TableCell577">
            <text:p text:style-name="P578">Cluster 3</text:p>
          </table:table-cell>
          <table:table-cell table:style-name="TableCell579" table:number-columns-spanned="2">
            <text:p text:style-name="P580">Cluster 4</text:p>
          </table:table-cell>
          <table:covered-table-cell/>
          <table:table-cell table:style-name="TableCell581" table:number-columns-spanned="2">
            <text:p text:style-name="P582"/>
          </table:table-cell>
          <table:covered-table-cell/>
        </table:table-row>
        <table:table-row table:style-name="TableRow583">
          <table:table-cell table:style-name="TableCell584">
            <text:p text:style-name="P585">M(SD)</text:p>
          </table:table-cell>
          <table:table-cell table:style-name="TableCell586">
            <text:p text:style-name="P587">46.53(9.69)</text:p>
          </table:table-cell>
          <table:table-cell table:style-name="TableCell588">
            <text:p text:style-name="P589">42.96(10.46)</text:p>
          </table:table-cell>
          <table:table-cell table:style-name="TableCell590">
            <text:p text:style-name="P591">67.19(19.39)</text:p>
          </table:table-cell>
          <table:table-cell table:style-name="TableCell592" table:number-columns-spanned="2">
            <text:p text:style-name="P593">88.36(34.25)</text:p>
          </table:table-cell>
          <table:covered-table-cell/>
          <table:table-cell table:style-name="TableCell594" table:number-columns-spanned="2">
            <text:p text:style-name="P595">F(3,66) = 19.94 |<text:s/><text:span text:style-name="T596">p = 2.61e-09***</text:span></text:p>
          </table:table-cell>
          <table:covered-table-cell/>
        </table:table-row>
        <table:table-row table:style-name="TableRow597">
          <table:table-cell table:style-name="TableCell598">
            <text:p text:style-name="P599">withPCS</text:p>
          </table:table-cell>
          <table:table-cell table:style-name="TableCell600">
            <text:p text:style-name="P601">47(10)</text:p>
          </table:table-cell>
          <table:table-cell table:style-name="TableCell602">
            <text:p text:style-name="P603">42.7(9.72)</text:p>
          </table:table-cell>
          <table:table-cell table:style-name="TableCell604">
            <text:p text:style-name="P605">65.4(16.1)</text:p>
          </table:table-cell>
          <table:table-cell table:style-name="TableCell606" table:number-columns-spanned="2">
            <text:p text:style-name="P607">91.7(35.5)</text:p>
          </table:table-cell>
          <table:covered-table-cell/>
          <table:table-cell table:style-name="TableCell608" table:number-columns-spanned="2">
            <text:p text:style-name="P609">F(3,39) = 12.8<text:s/><text:s/><text:s/>|<text:s/><text:span text:style-name="T610">p = 5.75e-06***</text:span></text:p>
          </table:table-cell>
          <table:covered-table-cell/>
        </table:table-row>
        <table:table-row table:style-name="TableRow611">
          <table:table-cell table:style-name="TableCell612">
            <text:p text:style-name="P613">WithoutPCS</text:p>
          </table:table-cell>
          <table:table-cell table:style-name="TableCell614">
            <text:p text:style-name="P615">45(9.85)</text:p>
          </table:table-cell>
          <table:table-cell table:style-name="TableCell616">
            <text:p text:style-name="P617">43.1(11.1)</text:p>
          </table:table-cell>
          <table:table-cell table:style-name="TableCell618">
            <text:p text:style-name="P619">75(33.8)</text:p>
          </table:table-cell>
          <table:table-cell table:style-name="TableCell620" table:number-columns-spanned="2">
            <text:p text:style-name="P621">64.8</text:p>
          </table:table-cell>
          <table:covered-table-cell/>
          <table:table-cell table:style-name="TableCell622" table:number-columns-spanned="2">
            <text:p text:style-name="P623">F(3,23) = 4.736 |<text:s/><text:span text:style-name="T624">p = .0103*</text:span></text:p>
          </table:table-cell>
          <table:covered-table-cell/>
        </table:table-row>
        <table:table-row table:style-name="TableRow625">
          <table:table-cell table:style-name="TableCell626">
            <text:p text:style-name="P627"/>
          </table:table-cell>
          <table:table-cell table:style-name="TableCell628">
            <text:p text:style-name="P629">.7412</text:p>
          </table:table-cell>
          <table:table-cell table:style-name="TableCell630">
            <text:p text:style-name="P631">.9324</text:p>
          </table:table-cell>
          <table:table-cell table:style-name="TableCell632">
            <text:p text:style-name="P633">.6745</text:p>
          </table:table-cell>
          <table:table-cell table:style-name="TableCell634" table:number-columns-spanned="2">
            <text:p text:style-name="P635"/>
          </table:table-cell>
          <table:covered-table-cell/>
          <table:table-cell table:style-name="TableCell636" table:number-columns-spanned="2">
            <text:p text:style-name="P637">F &amp;<text:s/>p-value</text:p>
          </table:table-cell>
          <table:covered-table-cell/>
        </table:table-row>
      </table:table>
      <text:p text:style-name="P638"/>
      <table:table table:style-name="Table639">
        <table:table-columns>
          <table:table-column table:style-name="TableColumn640"/>
          <table:table-column table:style-name="TableColumn641"/>
          <table:table-column table:style-name="TableColumn642"/>
          <table:table-column table:style-name="TableColumn643"/>
          <table:table-column table:style-name="TableColumn644"/>
          <table:table-column table:style-name="TableColumn645"/>
          <table:table-column table:style-name="TableColumn646"/>
          <table:table-column table:style-name="TableColumn647"/>
        </table:table-columns>
        <table:table-row table:style-name="TableRow648">
          <table:table-cell table:style-name="TableCell649">
            <text:p text:style-name="P650">TmtDiff</text:p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>
            <text:p text:style-name="P660"/>
          </table:table-cell>
        </table:table-row>
        <table:table-row table:style-name="TableRow661">
          <table:table-cell table:style-name="TableCell662">
            <text:p text:style-name="P663"/>
          </table:table-cell>
          <table:table-cell table:style-name="TableCell664">
            <text:p text:style-name="P665">Cluster 1</text:p>
          </table:table-cell>
          <table:table-cell table:style-name="TableCell666">
            <text:p text:style-name="P667">Cluster 2</text:p>
          </table:table-cell>
          <table:table-cell table:style-name="TableCell668">
            <text:p text:style-name="P669">Cluster 3</text:p>
          </table:table-cell>
          <table:table-cell table:style-name="TableCell670" table:number-columns-spanned="2">
            <text:p text:style-name="P671">Cluster 4</text:p>
          </table:table-cell>
          <table:covered-table-cell/>
          <table:table-cell table:style-name="TableCell672" table:number-columns-spanned="2">
            <text:p text:style-name="P673"/>
          </table:table-cell>
          <table:covered-table-cell/>
        </table:table-row>
        <table:table-row table:style-name="TableRow674">
          <table:table-cell table:style-name="TableCell675">
            <text:p text:style-name="P676">M(SD)</text:p>
          </table:table-cell>
          <table:table-cell table:style-name="TableCell677">
            <text:p text:style-name="P678">20.62(6.38)</text:p>
          </table:table-cell>
          <table:table-cell table:style-name="TableCell679">
            <text:p text:style-name="P680">23.47(9.5)</text:p>
          </table:table-cell>
          <table:table-cell table:style-name="TableCell681">
            <text:p text:style-name="P682">36.27(21.29)</text:p>
          </table:table-cell>
          <table:table-cell table:style-name="TableCell683" table:number-columns-spanned="2">
            <text:p text:style-name="P684">51.71(30.31)</text:p>
          </table:table-cell>
          <table:covered-table-cell/>
          <table:table-cell table:style-name="TableCell685" table:number-columns-spanned="2">
            <text:p text:style-name="P686">F(3,66) = 9.451 |<text:s/><text:span text:style-name="T687">p = 2.8e-05***</text:span></text:p>
          </table:table-cell>
          <table:covered-table-cell/>
        </table:table-row>
        <table:table-row table:style-name="TableRow688">
          <table:table-cell table:style-name="TableCell689">
            <text:p text:style-name="P690">withPCS</text:p>
          </table:table-cell>
          <table:table-cell table:style-name="TableCell691">
            <text:p text:style-name="P692">20.6(6.5)</text:p>
          </table:table-cell>
          <table:table-cell table:style-name="TableCell693">
            <text:p text:style-name="P694">22.4(8.43)</text:p>
          </table:table-cell>
          <table:table-cell table:style-name="TableCell695">
            <text:p text:style-name="P696">34.1(19.6)</text:p>
          </table:table-cell>
          <table:table-cell table:style-name="TableCell697" table:number-columns-spanned="2">
            <text:p text:style-name="P698">55.5(30.7)</text:p>
          </table:table-cell>
          <table:covered-table-cell/>
          <table:table-cell table:style-name="TableCell699" table:number-columns-spanned="2">
            <text:p text:style-name="P700">F(3,39) = 7.363 |<text:s/><text:span text:style-name="T701">p =<text:s/></text:span><text:span text:style-name="T702">.</text:span><text:span text:style-name="T703">000504***</text:span></text:p>
          </table:table-cell>
          <table:covered-table-cell/>
        </table:table-row>
        <table:table-row table:style-name="TableRow704">
          <table:table-cell table:style-name="TableCell705">
            <text:p text:style-name="P706">WithoutPCS</text:p>
          </table:table-cell>
          <table:table-cell table:style-name="TableCell707">
            <text:p text:style-name="P708">20.6(6.93)</text:p>
          </table:table-cell>
          <table:table-cell table:style-name="TableCell709">
            <text:p text:style-name="P710">24(10.2)</text:p>
          </table:table-cell>
          <table:table-cell table:style-name="TableCell711">
            <text:p text:style-name="P712">45.6(30.6)</text:p>
          </table:table-cell>
          <table:table-cell table:style-name="TableCell713" table:number-columns-spanned="2">
            <text:p text:style-name="P714">25.4</text:p>
          </table:table-cell>
          <table:covered-table-cell/>
          <table:table-cell table:style-name="TableCell715" table:number-columns-spanned="2">
            <text:p text:style-name="P716">F(3,23) = 2.657 | p = .0723</text:p>
          </table:table-cell>
          <table:covered-table-cell/>
        </table:table-row>
        <table:table-row table:style-name="TableRow717">
          <table:table-cell table:style-name="TableCell718">
            <text:p text:style-name="P719"/>
          </table:table-cell>
          <table:table-cell table:style-name="TableCell720">
            <text:p text:style-name="P721">.9878</text:p>
          </table:table-cell>
          <table:table-cell table:style-name="TableCell722">
            <text:p text:style-name="P723">.6431</text:p>
          </table:table-cell>
          <table:table-cell table:style-name="TableCell724">
            <text:p text:style-name="P725">.5874</text:p>
          </table:table-cell>
          <table:table-cell table:style-name="TableCell726" table:number-columns-spanned="2">
            <text:p text:style-name="P727"/>
          </table:table-cell>
          <table:covered-table-cell/>
          <table:table-cell table:style-name="TableCell728" table:number-columns-spanned="2">
            <text:p text:style-name="P729">F &amp; p-value</text:p>
          </table:table-cell>
          <table:covered-table-cell/>
        </table:table-row>
      </table:table>
      <text:p text:style-name="P730"/>
      <text:p text:style-name="P731">Cognitive variables winsorized Data</text:p>
      <table:table table:style-name="Table732">
        <table:table-columns>
          <table:table-column table:style-name="TableColumn733"/>
          <table:table-column table:style-name="TableColumn734"/>
          <table:table-column table:style-name="TableColumn735"/>
          <table:table-column table:style-name="TableColumn736"/>
          <table:table-column table:style-name="TableColumn737"/>
          <table:table-column table:style-name="TableColumn738"/>
          <table:table-column table:style-name="TableColumn739"/>
          <table:table-column table:style-name="TableColumn740"/>
        </table:table-columns>
        <table:table-row table:style-name="TableRow741">
          <table:table-cell table:style-name="TableCell742">
            <text:p text:style-name="P743">PVT</text:p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>
            <text:p text:style-name="P753"/>
          </table:table-cell>
        </table:table-row>
        <table:table-row table:style-name="TableRow754">
          <table:table-cell table:style-name="TableCell755">
            <text:p text:style-name="P756"/>
          </table:table-cell>
          <table:table-cell table:style-name="TableCell757">
            <text:p text:style-name="P758">Cluster 1</text:p>
          </table:table-cell>
          <table:table-cell table:style-name="TableCell759">
            <text:p text:style-name="P760">Cluster 2</text:p>
          </table:table-cell>
          <table:table-cell table:style-name="TableCell761">
            <text:p text:style-name="P762">Cluster 3</text:p>
          </table:table-cell>
          <table:table-cell table:style-name="TableCell763" table:number-columns-spanned="2">
            <text:p text:style-name="P764">Cluster 4</text:p>
          </table:table-cell>
          <table:covered-table-cell/>
          <table:table-cell table:style-name="TableCell765" table:number-columns-spanned="2">
            <text:p text:style-name="P766"/>
          </table:table-cell>
          <table:covered-table-cell/>
        </table:table-row>
        <table:table-row table:style-name="TableRow767">
          <table:table-cell table:style-name="TableCell768">
            <text:p text:style-name="P769">M(SD)</text:p>
          </table:table-cell>
          <table:table-cell table:style-name="TableCell770">
            <text:p text:style-name="P771">.36(.04)</text:p>
          </table:table-cell>
          <table:table-cell table:style-name="TableCell772">
            <text:p text:style-name="P773">.29(.02)</text:p>
          </table:table-cell>
          <table:table-cell table:style-name="TableCell774">
            <text:p text:style-name="P775">.31(.02)</text:p>
          </table:table-cell>
          <table:table-cell table:style-name="TableCell776" table:number-columns-spanned="2">
            <text:p text:style-name="P777">.41(.04)</text:p>
          </table:table-cell>
          <table:covered-table-cell/>
          <table:table-cell table:style-name="TableCell778" table:number-columns-spanned="2">
            <text:p text:style-name="P779">F(3,66) = 47.67 |<text:s/><text:span text:style-name="T780">p = &lt;2e-16***</text:span></text:p>
          </table:table-cell>
          <table:covered-table-cell/>
        </table:table-row>
        <table:table-row table:style-name="TableRow781">
          <table:table-cell table:style-name="TableCell782">
            <text:p text:style-name="P783">withPCS</text:p>
          </table:table-cell>
          <table:table-cell table:style-name="TableCell784">
            <text:p text:style-name="P785">.369(.0423)</text:p>
          </table:table-cell>
          <table:table-cell table:style-name="TableCell786">
            <text:p text:style-name="P787">.293(.0204)</text:p>
          </table:table-cell>
          <table:table-cell table:style-name="TableCell788">
            <text:p text:style-name="P789">.309(.0233)</text:p>
          </table:table-cell>
          <table:table-cell table:style-name="TableCell790" table:number-columns-spanned="2">
            <text:p text:style-name="P791">.410(.0455)</text:p>
          </table:table-cell>
          <table:covered-table-cell/>
          <table:table-cell table:style-name="TableCell792" table:number-columns-spanned="2">
            <text:p text:style-name="P793">F(3,39) = 23.68 |<text:s/><text:span text:style-name="T794">p = 6.81e-09***</text:span></text:p>
          </table:table-cell>
          <table:covered-table-cell/>
        </table:table-row>
        <table:table-row table:style-name="TableRow795">
          <table:table-cell table:style-name="TableCell796">
            <text:p text:style-name="P797">WithoutPCS</text:p>
          </table:table-cell>
          <table:table-cell table:style-name="TableCell798">
            <text:p text:style-name="P799">.347(.0151</text:p>
          </table:table-cell>
          <table:table-cell table:style-name="TableCell800">
            <text:p text:style-name="P801">.288(.0249)</text:p>
          </table:table-cell>
          <table:table-cell table:style-name="TableCell802">
            <text:p text:style-name="P803">.294(.0234)</text:p>
          </table:table-cell>
          <table:table-cell table:style-name="TableCell804" table:number-columns-spanned="2">
            <text:p text:style-name="P805">.431</text:p>
          </table:table-cell>
          <table:covered-table-cell/>
          <table:table-cell table:style-name="TableCell806" table:number-columns-spanned="2">
            <text:p text:style-name="P807">F(3,23) = 17 <text:s text:c="5"/>|<text:s/><text:span text:style-name="T808">p = 4.88e-06***</text:span></text:p>
          </table:table-cell>
          <table:covered-table-cell/>
        </table:table-row>
        <table:table-row table:style-name="TableRow809">
          <table:table-cell table:style-name="TableCell810">
            <text:p text:style-name="P811"><text:s/></text:p>
          </table:table-cell>
          <table:table-cell table:style-name="TableCell812">
            <text:p text:style-name="P813">.1371</text:p>
          </table:table-cell>
          <table:table-cell table:style-name="TableCell814">
            <text:p text:style-name="P815">.5959</text:p>
          </table:table-cell>
          <table:table-cell table:style-name="TableCell816">
            <text:p text:style-name="P817">.4078</text:p>
          </table:table-cell>
          <table:table-cell table:style-name="TableCell818" table:number-columns-spanned="2">
            <text:p text:style-name="P819"/>
          </table:table-cell>
          <table:covered-table-cell/>
          <table:table-cell table:style-name="TableCell820" table:number-columns-spanned="2">
            <text:p text:style-name="P821">F &amp; p-value</text:p>
          </table:table-cell>
          <table:covered-table-cell/>
        </table:table-row>
      </table:table>
      <text:p text:style-name="P822"/>
      <table:table table:style-name="Table823">
        <table:table-columns>
          <table:table-column table:style-name="TableColumn824"/>
          <table:table-column table:style-name="TableColumn825"/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TmtA</text:p>
          </table:table-cell>
          <table:table-cell table:style-name="TableCell835">
            <text:p text:style-name="P836"/>
          </table:table-cell>
          <table:table-cell table:style-name="TableCell837">
            <text:p text:style-name="P838"/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 table:number-columns-spanned="2">
            <text:p text:style-name="P844"/>
          </table:table-cell>
          <table:covered-table-cell/>
          <table:table-cell>
            <text:p text:style-name="P844"/>
          </table:table-cell>
        </table:table-row>
        <table:table-row table:style-name="TableRow845">
          <table:table-cell table:style-name="TableCell846">
            <text:p text:style-name="P847"/>
          </table:table-cell>
          <table:table-cell table:style-name="TableCell848">
            <text:p text:style-name="P849">Cluster 1</text:p>
          </table:table-cell>
          <table:table-cell table:style-name="TableCell850">
            <text:p text:style-name="P851">Cluster 2</text:p>
          </table:table-cell>
          <table:table-cell table:style-name="TableCell852">
            <text:p text:style-name="P853">Cluster 3</text:p>
          </table:table-cell>
          <table:table-cell table:style-name="TableCell854" table:number-columns-spanned="2">
            <text:p text:style-name="P855">Cluster 4</text:p>
          </table:table-cell>
          <table:covered-table-cell/>
          <table:table-cell table:style-name="TableCell856" table:number-columns-spanned="2">
            <text:p text:style-name="P857"/>
          </table:table-cell>
          <table:covered-table-cell/>
        </table:table-row>
        <table:table-row table:style-name="TableRow858">
          <table:table-cell table:style-name="TableCell859">
            <text:p text:style-name="P860">M(SD)</text:p>
          </table:table-cell>
          <table:table-cell table:style-name="TableCell861">
            <text:p text:style-name="P862">25.92(6.49)</text:p>
          </table:table-cell>
          <table:table-cell table:style-name="TableCell863">
            <text:p text:style-name="P864">19.49(4.02)</text:p>
          </table:table-cell>
          <table:table-cell table:style-name="TableCell865">
            <text:p text:style-name="P866">30.66(7.12)</text:p>
          </table:table-cell>
          <table:table-cell table:style-name="TableCell867" table:number-columns-spanned="2">
            <text:p text:style-name="P868">36.44(6.29)</text:p>
          </table:table-cell>
          <table:covered-table-cell/>
          <table:table-cell table:style-name="TableCell869" table:number-columns-spanned="2">
            <text:p text:style-name="P870">F(3,66) = 24.74 |<text:s/><text:span text:style-name="T871">p = 7.66e-11***</text:span></text:p>
          </table:table-cell>
          <table:covered-table-cell/>
        </table:table-row>
        <table:table-row table:style-name="TableRow872">
          <table:table-cell table:style-name="TableCell873">
            <text:p text:style-name="P874">withPCS</text:p>
          </table:table-cell>
          <table:table-cell table:style-name="TableCell875">
            <text:p text:style-name="P876">26.4(6.12)</text:p>
          </table:table-cell>
          <table:table-cell table:style-name="TableCell877">
            <text:p text:style-name="P878">20.4(2.94)</text:p>
          </table:table-cell>
          <table:table-cell table:style-name="TableCell879">
            <text:p text:style-name="P880">31(7.32)</text:p>
          </table:table-cell>
          <table:table-cell table:style-name="TableCell881" table:number-columns-spanned="2">
            <text:p text:style-name="P882">36(6.68)</text:p>
          </table:table-cell>
          <table:covered-table-cell/>
          <table:table-cell table:style-name="TableCell883" table:number-columns-spanned="2">
            <text:p text:style-name="P884">F(3,39) = 10.69 |<text:s/><text:span text:style-name="T885">p = 2.91e-05***</text:span></text:p>
          </table:table-cell>
          <table:covered-table-cell/>
        </table:table-row>
        <table:table-row table:style-name="TableRow886">
          <table:table-cell table:style-name="TableCell887">
            <text:p text:style-name="P888">WithoutPCS</text:p>
          </table:table-cell>
          <table:table-cell table:style-name="TableCell889">
            <text:p text:style-name="P890">24.4(8.43)</text:p>
          </table:table-cell>
          <table:table-cell table:style-name="TableCell891">
            <text:p text:style-name="P892">19(4.5)</text:p>
          </table:table-cell>
          <table:table-cell table:style-name="TableCell893">
            <text:p text:style-name="P894">29.4(7.43)</text:p>
          </table:table-cell>
          <table:table-cell table:style-name="TableCell895" table:number-columns-spanned="2">
            <text:p text:style-name="P896">39.4</text:p>
          </table:table-cell>
          <table:covered-table-cell/>
          <table:table-cell table:style-name="TableCell897" table:number-columns-spanned="2">
            <text:p text:style-name="P898">F(3,23) = 7.309 |<text:s/><text:span text:style-name="T899">p = .0013**</text:span></text:p>
          </table:table-cell>
          <table:covered-table-cell/>
        </table:table-row>
        <table:table-row table:style-name="TableRow900">
          <table:table-cell table:style-name="TableCell901">
            <text:p text:style-name="P902"/>
          </table:table-cell>
          <table:table-cell table:style-name="TableCell903">
            <text:p text:style-name="P904">.6959</text:p>
          </table:table-cell>
          <table:table-cell table:style-name="TableCell905">
            <text:p text:style-name="P906">.3495</text:p>
          </table:table-cell>
          <table:table-cell table:style-name="TableCell907">
            <text:p text:style-name="P908">.7655</text:p>
          </table:table-cell>
          <table:table-cell table:style-name="TableCell909" table:number-columns-spanned="2">
            <text:p text:style-name="P910"/>
          </table:table-cell>
          <table:covered-table-cell/>
          <table:table-cell table:style-name="TableCell911" table:number-columns-spanned="2">
            <text:p text:style-name="P912">F &amp; p-value</text:p>
          </table:table-cell>
          <table:covered-table-cell/>
        </table:table-row>
      </table:table>
      <text:p text:style-name="P913"/>
      <table:table table:style-name="Table914">
        <table:table-columns>
          <table:table-column table:style-name="TableColumn915"/>
          <table:table-column table:style-name="TableColumn916"/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</table:table-columns>
        <table:table-row table:style-name="TableRow923">
          <table:table-cell table:style-name="TableCell924">
            <text:p text:style-name="P925">TmtB</text:p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  <table:table-cell table:style-name="TableCell930">
            <text:p text:style-name="P931"/>
          </table:table-cell>
          <table:table-cell table:style-name="TableCell932">
            <text:p text:style-name="P933"/>
          </table:table-cell>
          <table:table-cell table:style-name="TableCell934" table:number-columns-spanned="2">
            <text:p text:style-name="P935"/>
          </table:table-cell>
          <table:covered-table-cell/>
          <table:table-cell>
            <text:p text:style-name="P935"/>
          </table:table-cell>
        </table:table-row>
        <table:table-row table:style-name="TableRow936">
          <table:table-cell table:style-name="TableCell937">
            <text:p text:style-name="P938"/>
          </table:table-cell>
          <table:table-cell table:style-name="TableCell939">
            <text:p text:style-name="P940">Cluster 1</text:p>
          </table:table-cell>
          <table:table-cell table:style-name="TableCell941">
            <text:p text:style-name="P942">Cluster 2</text:p>
          </table:table-cell>
          <table:table-cell table:style-name="TableCell943">
            <text:p text:style-name="P944">Cluster 3</text:p>
          </table:table-cell>
          <table:table-cell table:style-name="TableCell945" table:number-columns-spanned="2">
            <text:p text:style-name="P946">Cluster 4</text:p>
          </table:table-cell>
          <table:covered-table-cell/>
          <table:table-cell table:style-name="TableCell947" table:number-columns-spanned="2">
            <text:p text:style-name="P948"/>
          </table:table-cell>
          <table:covered-table-cell/>
        </table:table-row>
        <table:table-row table:style-name="TableRow949">
          <table:table-cell table:style-name="TableCell950">
            <text:p text:style-name="P951">M(SD)</text:p>
          </table:table-cell>
          <table:table-cell table:style-name="TableCell952">
            <text:p text:style-name="P953">46.53(9.69)</text:p>
          </table:table-cell>
          <table:table-cell table:style-name="TableCell954">
            <text:p text:style-name="P955">42.96(10.46)</text:p>
          </table:table-cell>
          <table:table-cell table:style-name="TableCell956">
            <text:p text:style-name="P957">65(14.82)</text:p>
          </table:table-cell>
          <table:table-cell table:style-name="TableCell958" table:number-columns-spanned="2">
            <text:p text:style-name="P959">76.69(11.57)</text:p>
          </table:table-cell>
          <table:covered-table-cell/>
          <table:table-cell table:style-name="TableCell960" table:number-columns-spanned="2">
            <text:p text:style-name="P961">F(3,66) = 26.06 |<text:s/><text:span text:style-name="T962">p = 3.09e-11***</text:span></text:p>
          </table:table-cell>
          <table:covered-table-cell/>
        </table:table-row>
        <table:table-row table:style-name="TableRow963">
          <table:table-cell table:style-name="TableCell964">
            <text:p text:style-name="P965">withPCS</text:p>
          </table:table-cell>
          <table:table-cell table:style-name="TableCell966">
            <text:p text:style-name="P967">47(10)</text:p>
          </table:table-cell>
          <table:table-cell table:style-name="TableCell968">
            <text:p text:style-name="P969">42.7(9.72)</text:p>
          </table:table-cell>
          <table:table-cell table:style-name="TableCell970">
            <text:p text:style-name="P971">64.5(14.1)</text:p>
          </table:table-cell>
          <table:table-cell table:style-name="TableCell972" table:number-columns-spanned="2">
            <text:p text:style-name="P973">78.4(11.4)</text:p>
          </table:table-cell>
          <table:covered-table-cell/>
          <table:table-cell table:style-name="TableCell974" table:number-columns-spanned="2">
            <text:p text:style-name="P975">F(3,39) = 18.12 |<text:s/><text:span text:style-name="T976">p = 1.6e-07***</text:span></text:p>
          </table:table-cell>
          <table:covered-table-cell/>
        </table:table-row>
        <table:table-row table:style-name="TableRow977">
          <table:table-cell table:style-name="TableCell978">
            <text:p text:style-name="P979">WithoutPCS</text:p>
          </table:table-cell>
          <table:table-cell table:style-name="TableCell980">
            <text:p text:style-name="P981">45(9.85)</text:p>
          </table:table-cell>
          <table:table-cell table:style-name="TableCell982">
            <text:p text:style-name="P983">43.1(11.1)</text:p>
          </table:table-cell>
          <table:table-cell table:style-name="TableCell984">
            <text:p text:style-name="P985">67.3(21.2)</text:p>
          </table:table-cell>
          <table:table-cell table:style-name="TableCell986" table:number-columns-spanned="2">
            <text:p text:style-name="P987">64.8</text:p>
          </table:table-cell>
          <table:covered-table-cell/>
          <table:table-cell table:style-name="TableCell988" table:number-columns-spanned="2">
            <text:p text:style-name="P989">F(3,23) = 4.195 |<text:s/><text:span text:style-name="T990">p = .0166*</text:span></text:p>
          </table:table-cell>
          <table:covered-table-cell/>
        </table:table-row>
        <table:table-row table:style-name="TableRow991">
          <table:table-cell table:style-name="TableCell992">
            <text:p text:style-name="P993"/>
          </table:table-cell>
          <table:table-cell table:style-name="TableCell994">
            <text:p text:style-name="P995">.7412</text:p>
          </table:table-cell>
          <table:table-cell table:style-name="TableCell996">
            <text:p text:style-name="P997">.9324</text:p>
          </table:table-cell>
          <table:table-cell table:style-name="TableCell998">
            <text:p text:style-name="P999">.8409</text:p>
          </table:table-cell>
          <table:table-cell table:style-name="TableCell1000" table:number-columns-spanned="2">
            <text:p text:style-name="P1001"/>
          </table:table-cell>
          <table:covered-table-cell/>
          <table:table-cell table:style-name="TableCell1002" table:number-columns-spanned="2">
            <text:p text:style-name="P1003">F &amp; p-value</text:p>
          </table:table-cell>
          <table:covered-table-cell/>
        </table:table-row>
      </table:table>
      <text:p text:style-name="P1004"/>
      <table:table table:style-name="Table1005">
        <table:table-columns>
          <table:table-column table:style-name="TableColumn1006"/>
          <table:table-column table:style-name="TableColumn1007"/>
          <table:table-column table:style-name="TableColumn1008"/>
          <table:table-column table:style-name="TableColumn1009"/>
          <table:table-column table:style-name="TableColumn1010"/>
          <table:table-column table:style-name="TableColumn1011"/>
          <table:table-column table:style-name="TableColumn1012"/>
          <table:table-column table:style-name="TableColumn1013"/>
        </table:table-columns>
        <table:table-row table:style-name="TableRow1014">
          <table:table-cell table:style-name="TableCell1015">
            <text:p text:style-name="P1016">TmtDiff</text:p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 table:number-columns-spanned="2">
            <text:p text:style-name="P1026"/>
          </table:table-cell>
          <table:covered-table-cell/>
          <table:table-cell>
            <text:p text:style-name="P1026"/>
          </table:table-cell>
        </table:table-row>
        <table:table-row table:style-name="TableRow1027">
          <table:table-cell table:style-name="TableCell1028">
            <text:p text:style-name="P1029"/>
          </table:table-cell>
          <table:table-cell table:style-name="TableCell1030">
            <text:p text:style-name="P1031">Cluster 1</text:p>
          </table:table-cell>
          <table:table-cell table:style-name="TableCell1032">
            <text:p text:style-name="P1033">Cluster 2</text:p>
          </table:table-cell>
          <table:table-cell table:style-name="TableCell1034">
            <text:p text:style-name="P1035">Cluster 3</text:p>
          </table:table-cell>
          <table:table-cell table:style-name="TableCell1036" table:number-columns-spanned="2">
            <text:p text:style-name="P1037">Cluster 4</text:p>
          </table:table-cell>
          <table:covered-table-cell/>
          <table:table-cell table:style-name="TableCell1038" table:number-columns-spanned="2">
            <text:p text:style-name="P1039"/>
          </table:table-cell>
          <table:covered-table-cell/>
        </table:table-row>
        <table:table-row table:style-name="TableRow1040">
          <table:table-cell table:style-name="TableCell1041">
            <text:p text:style-name="P1042">M(SD)</text:p>
          </table:table-cell>
          <table:table-cell table:style-name="TableCell1043">
            <text:p text:style-name="P1044">20.62(6.38)</text:p>
          </table:table-cell>
          <table:table-cell table:style-name="TableCell1045">
            <text:p text:style-name="P1046">23.47(9.5)</text:p>
          </table:table-cell>
          <table:table-cell table:style-name="TableCell1047">
            <text:p text:style-name="P1048">34.34(16.74)</text:p>
          </table:table-cell>
          <table:table-cell table:style-name="TableCell1049" table:number-columns-spanned="2">
            <text:p text:style-name="P1050">40.25(10.87)</text:p>
          </table:table-cell>
          <table:covered-table-cell/>
          <table:table-cell table:style-name="TableCell1051" table:number-columns-spanned="2">
            <text:p text:style-name="P1052">F(3,66) = 8.89<text:s/><text:s/>|<text:s/><text:span text:style-name="T1053">p = 4.98e-05***</text:span></text:p>
          </table:table-cell>
          <table:covered-table-cell/>
        </table:table-row>
        <table:table-row table:style-name="TableRow1054">
          <table:table-cell table:style-name="TableCell1055">
            <text:p text:style-name="P1056">withPCS</text:p>
          </table:table-cell>
          <table:table-cell table:style-name="TableCell1057">
            <text:p text:style-name="P1058">20.6(6.5)</text:p>
          </table:table-cell>
          <table:table-cell table:style-name="TableCell1059">
            <text:p text:style-name="P1060">22.4(8.43)</text:p>
          </table:table-cell>
          <table:table-cell table:style-name="TableCell1061">
            <text:p text:style-name="P1062">33.5(17.2)</text:p>
          </table:table-cell>
          <table:table-cell table:style-name="TableCell1063" table:number-columns-spanned="2">
            <text:p text:style-name="P1064">42.4(9.78)</text:p>
          </table:table-cell>
          <table:covered-table-cell/>
          <table:table-cell table:style-name="TableCell1065" table:number-columns-spanned="2">
            <text:p text:style-name="P1066">F(3,39) = 7.023|<text:s/><text:span text:style-name="T1067">p = .00069***</text:span></text:p>
          </table:table-cell>
          <table:covered-table-cell/>
        </table:table-row>
        <table:table-row table:style-name="TableRow1068">
          <table:table-cell table:style-name="TableCell1069">
            <text:p text:style-name="P1070">WithoutPCS</text:p>
          </table:table-cell>
          <table:table-cell table:style-name="TableCell1071">
            <text:p text:style-name="P1072">20.6(6.93)</text:p>
          </table:table-cell>
          <table:table-cell table:style-name="TableCell1073">
            <text:p text:style-name="P1074">24(10.2)</text:p>
          </table:table-cell>
          <table:table-cell table:style-name="TableCell1075">
            <text:p text:style-name="P1076">37.9(17.2)</text:p>
          </table:table-cell>
          <table:table-cell table:style-name="TableCell1077" table:number-columns-spanned="2">
            <text:p text:style-name="P1078">25.4</text:p>
          </table:table-cell>
          <table:covered-table-cell/>
          <table:table-cell table:style-name="TableCell1079" table:number-columns-spanned="2">
            <text:p text:style-name="P1080">F(3,23) = 1.753| p = .184</text:p>
          </table:table-cell>
          <table:covered-table-cell/>
        </table:table-row>
        <table:table-row table:style-name="TableRow1081">
          <table:table-cell table:style-name="TableCell1082">
            <text:p text:style-name="P1083"/>
          </table:table-cell>
          <table:table-cell table:style-name="TableCell1084">
            <text:p text:style-name="P1085">.9878</text:p>
          </table:table-cell>
          <table:table-cell table:style-name="TableCell1086">
            <text:p text:style-name="P1087">.6431</text:p>
          </table:table-cell>
          <table:table-cell table:style-name="TableCell1088">
            <text:p text:style-name="P1089">.7163</text:p>
          </table:table-cell>
          <table:table-cell table:style-name="TableCell1090" table:number-columns-spanned="2">
            <text:p text:style-name="P1091"/>
          </table:table-cell>
          <table:covered-table-cell/>
          <table:table-cell table:style-name="TableCell1092" table:number-columns-spanned="2">
            <text:p text:style-name="P1093">F &amp; p-value</text:p>
          </table:table-cell>
          <table:covered-table-cell/>
        </table:table-row>
      </table:table>
      <text:p text:style-name="P1094"/>
      <text:p text:style-name="P1095"/>
      <text:p text:style-name="P1096"/>
      <text:p text:style-name="P1097"/>
      <text:p text:style-name="P1098"/>
      <text:soft-page-break/>
      <text:p text:style-name="P1099">Cognitive variables standardized data</text:p>
      <table:table table:style-name="Table1100">
        <table:table-columns>
          <table:table-column table:style-name="TableColumn1101"/>
          <table:table-column table:style-name="TableColumn1102"/>
          <table:table-column table:style-name="TableColumn1103"/>
          <table:table-column table:style-name="TableColumn1104"/>
          <table:table-column table:style-name="TableColumn1105"/>
          <table:table-column table:style-name="TableColumn1106"/>
          <table:table-column table:style-name="TableColumn1107"/>
          <table:table-column table:style-name="TableColumn1108"/>
        </table:table-columns>
        <table:table-row table:style-name="TableRow1109">
          <table:table-cell table:style-name="TableCell1110">
            <text:p text:style-name="P1111">PVT</text:p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>
            <text:p text:style-name="P1121"/>
          </table:table-cell>
        </table:table-row>
        <table:table-row table:style-name="TableRow1122">
          <table:table-cell table:style-name="TableCell1123">
            <text:p text:style-name="P1124"/>
          </table:table-cell>
          <table:table-cell table:style-name="TableCell1125">
            <text:p text:style-name="P1126">Cluster 1</text:p>
          </table:table-cell>
          <table:table-cell table:style-name="TableCell1127">
            <text:p text:style-name="P1128">Cluster 2</text:p>
          </table:table-cell>
          <table:table-cell table:style-name="TableCell1129">
            <text:p text:style-name="P1130">Cluster 3</text:p>
          </table:table-cell>
          <table:table-cell table:style-name="TableCell1131" table:number-columns-spanned="2">
            <text:p text:style-name="P1132">Cluster 4</text:p>
          </table:table-cell>
          <table:covered-table-cell/>
          <table:table-cell table:style-name="TableCell1133" table:number-columns-spanned="2">
            <text:p text:style-name="P1134"/>
          </table:table-cell>
          <table:covered-table-cell/>
        </table:table-row>
        <table:table-row table:style-name="TableRow1135">
          <table:table-cell table:style-name="TableCell1136">
            <text:p text:style-name="P1137">M(SD)</text:p>
          </table:table-cell>
          <table:table-cell table:style-name="TableCell1138">
            <text:p text:style-name="P1139">.72(.66)</text:p>
          </table:table-cell>
          <table:table-cell table:style-name="TableCell1140">
            <text:p text:style-name="P1141">-.66(.37)</text:p>
          </table:table-cell>
          <table:table-cell table:style-name="TableCell1142">
            <text:p text:style-name="P1143">-.42(.48)</text:p>
          </table:table-cell>
          <table:table-cell table:style-name="TableCell1144" table:number-columns-spanned="2">
            <text:p text:style-name="P1145">1.71(.72)</text:p>
          </table:table-cell>
          <table:covered-table-cell/>
          <table:table-cell table:style-name="TableCell1146" table:number-columns-spanned="2">
            <text:p text:style-name="P1147">F(3,66) = 58.93 |<text:s/><text:span text:style-name="T1148">p = &lt;2e-16***</text:span></text:p>
          </table:table-cell>
          <table:covered-table-cell/>
        </table:table-row>
        <table:table-row table:style-name="TableRow1149">
          <table:table-cell table:style-name="TableCell1150">
            <text:p text:style-name="P1151">withPCS</text:p>
          </table:table-cell>
          <table:table-cell table:style-name="TableCell1152">
            <text:p text:style-name="P1153">.787(.739)</text:p>
          </table:table-cell>
          <table:table-cell table:style-name="TableCell1154">
            <text:p text:style-name="P1155">-.644(.330)</text:p>
          </table:table-cell>
          <table:table-cell table:style-name="TableCell1156">
            <text:p text:style-name="P1157">-.312(.420)</text:p>
          </table:table-cell>
          <table:table-cell table:style-name="TableCell1158" table:number-columns-spanned="2">
            <text:p text:style-name="P1159">1.7(.778)</text:p>
          </table:table-cell>
          <table:covered-table-cell/>
          <table:table-cell table:style-name="TableCell1160" table:number-columns-spanned="2">
            <text:p text:style-name="P1161">F(3,39) = 29.83 |<text:s/><text:span text:style-name="T1162">p = 3.42e-10***</text:span></text:p>
          </table:table-cell>
          <table:covered-table-cell/>
        </table:table-row>
        <table:table-row table:style-name="TableRow1163">
          <table:table-cell table:style-name="TableCell1164">
            <text:p text:style-name="P1165">WithoutPCS</text:p>
          </table:table-cell>
          <table:table-cell table:style-name="TableCell1166">
            <text:p text:style-name="P1167">.517(.283)</text:p>
          </table:table-cell>
          <table:table-cell table:style-name="TableCell1168">
            <text:p text:style-name="P1169">-.675(.399)</text:p>
          </table:table-cell>
          <table:table-cell table:style-name="TableCell1170">
            <text:p text:style-name="P1171">-.899(.482)</text:p>
          </table:table-cell>
          <table:table-cell table:style-name="TableCell1172" table:number-columns-spanned="2">
            <text:p text:style-name="P1173">1.84</text:p>
          </table:table-cell>
          <table:covered-table-cell/>
          <table:table-cell table:style-name="TableCell1174" table:number-columns-spanned="2">
            <text:p text:style-name="P1175">F(3,23) = 22.58 |<text:s/><text:span text:style-name="T1176">p = 4.83e-07***</text:span></text:p>
          </table:table-cell>
          <table:covered-table-cell/>
        </table:table-row>
        <table:table-row table:style-name="TableRow1177">
          <table:table-cell table:style-name="TableCell1178">
            <text:p text:style-name="P1179"/>
          </table:table-cell>
          <table:table-cell table:style-name="TableCell1180">
            <text:p text:style-name="P1181">.2969</text:p>
          </table:table-cell>
          <table:table-cell table:style-name="TableCell1182">
            <text:p text:style-name="P1183">.8235</text:p>
          </table:table-cell>
          <table:table-cell table:style-name="TableCell1184">
            <text:p text:style-name="P1185">.1552</text:p>
          </table:table-cell>
          <table:table-cell table:style-name="TableCell1186" table:number-columns-spanned="2">
            <text:p text:style-name="P1187"/>
          </table:table-cell>
          <table:covered-table-cell/>
          <table:table-cell table:style-name="TableCell1188" table:number-columns-spanned="2">
            <text:p text:style-name="P1189">F &amp; p-value</text:p>
          </table:table-cell>
          <table:covered-table-cell/>
        </table:table-row>
      </table:table>
      <text:p text:style-name="P1190"/>
      <table:table table:style-name="Table1191">
        <table:table-columns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  <table:table-column table:style-name="TableColumn1198"/>
          <table:table-column table:style-name="TableColumn1199"/>
        </table:table-columns>
        <table:table-row table:style-name="TableRow1200">
          <table:table-cell table:style-name="TableCell1201">
            <text:p text:style-name="P1202">Nback1</text:p>
          </table:table-cell>
          <table:table-cell table:style-name="TableCell1203">
            <text:p text:style-name="P1204"/>
          </table:table-cell>
          <table:table-cell table:style-name="TableCell1205">
            <text:p text:style-name="P1206"/>
          </table:table-cell>
          <table:table-cell table:style-name="TableCell1207">
            <text:p text:style-name="P1208"/>
          </table:table-cell>
          <table:table-cell table:style-name="TableCell1209">
            <text:p text:style-name="P1210"/>
          </table:table-cell>
          <table:table-cell table:style-name="TableCell1211" table:number-columns-spanned="2">
            <text:p text:style-name="P1212"/>
          </table:table-cell>
          <table:covered-table-cell/>
          <table:table-cell>
            <text:p text:style-name="P1212"/>
          </table:table-cell>
        </table:table-row>
        <table:table-row table:style-name="TableRow1213">
          <table:table-cell table:style-name="TableCell1214">
            <text:p text:style-name="P1215"/>
          </table:table-cell>
          <table:table-cell table:style-name="TableCell1216">
            <text:p text:style-name="P1217">Cluster 1</text:p>
          </table:table-cell>
          <table:table-cell table:style-name="TableCell1218">
            <text:p text:style-name="P1219">Cluster 2</text:p>
          </table:table-cell>
          <table:table-cell table:style-name="TableCell1220">
            <text:p text:style-name="P1221">Cluster 3</text:p>
          </table:table-cell>
          <table:table-cell table:style-name="TableCell1222" table:number-columns-spanned="2">
            <text:p text:style-name="P1223">Cluster 4</text:p>
          </table:table-cell>
          <table:covered-table-cell/>
          <table:table-cell table:style-name="TableCell1224" table:number-columns-spanned="2">
            <text:p text:style-name="P1225"/>
          </table:table-cell>
          <table:covered-table-cell/>
        </table:table-row>
        <table:table-row table:style-name="TableRow1226">
          <table:table-cell table:style-name="TableCell1227">
            <text:p text:style-name="P1228">M(SD)</text:p>
          </table:table-cell>
          <table:table-cell table:style-name="TableCell1229">
            <text:p text:style-name="P1230">.37(.74)</text:p>
          </table:table-cell>
          <table:table-cell table:style-name="TableCell1231">
            <text:p text:style-name="P1232">-.59(.72)</text:p>
          </table:table-cell>
          <table:table-cell table:style-name="TableCell1233">
            <text:p text:style-name="P1234">.14(1.03)</text:p>
          </table:table-cell>
          <table:table-cell table:style-name="TableCell1235" table:number-columns-spanned="2">
            <text:p text:style-name="P1236">1.08(1.04)</text:p>
          </table:table-cell>
          <table:covered-table-cell/>
          <table:table-cell table:style-name="TableCell1237" table:number-columns-spanned="2">
            <text:p text:style-name="P1238">F(3,66) = 10.37 |<text:s/><text:span text:style-name="T1239">p = 1.12e-05***</text:span></text:p>
          </table:table-cell>
          <table:covered-table-cell/>
        </table:table-row>
        <table:table-row table:style-name="TableRow1240">
          <table:table-cell table:style-name="TableCell1241">
            <text:p text:style-name="P1242">withPCS</text:p>
          </table:table-cell>
          <table:table-cell table:style-name="TableCell1243">
            <text:p text:style-name="P1244">.389(.725)</text:p>
          </table:table-cell>
          <table:table-cell table:style-name="TableCell1245">
            <text:p text:style-name="P1246">-.0079(.65)</text:p>
          </table:table-cell>
          <table:table-cell table:style-name="TableCell1247">
            <text:p text:style-name="P1248">.304(1.07)</text:p>
          </table:table-cell>
          <table:table-cell table:style-name="TableCell1249" table:number-columns-spanned="2">
            <text:p text:style-name="P1250">1.23(1.01)</text:p>
          </table:table-cell>
          <table:covered-table-cell/>
          <table:table-cell table:style-name="TableCell1251" table:number-columns-spanned="2">
            <text:p text:style-name="P1252">F(3,39) = 2.851 |<text:s/><text:span text:style-name="T1253">p = .0497*</text:span></text:p>
          </table:table-cell>
          <table:covered-table-cell/>
        </table:table-row>
        <table:table-row table:style-name="TableRow1254">
          <table:table-cell table:style-name="TableCell1255">
            <text:p text:style-name="P1256">WithoutPCS</text:p>
          </table:table-cell>
          <table:table-cell table:style-name="TableCell1257">
            <text:p text:style-name="P1258">.315(.92)</text:p>
          </table:table-cell>
          <table:table-cell table:style-name="TableCell1259">
            <text:p text:style-name="P1260">-.9(.561)</text:p>
          </table:table-cell>
          <table:table-cell table:style-name="TableCell1261">
            <text:p text:style-name="P1262">-.561(.319)</text:p>
          </table:table-cell>
          <table:table-cell table:style-name="TableCell1263" table:number-columns-spanned="2">
            <text:p text:style-name="P1264">--.0079</text:p>
          </table:table-cell>
          <table:covered-table-cell/>
          <table:table-cell table:style-name="TableCell1265" table:number-columns-spanned="2">
            <text:p text:style-name="P1266">F(3,23) = 4.882 |<text:s/><text:span text:style-name="T1267">p = .00903**</text:span></text:p>
          </table:table-cell>
          <table:covered-table-cell/>
        </table:table-row>
        <table:table-row table:style-name="TableRow1268">
          <table:table-cell table:style-name="TableCell1269">
            <text:p text:style-name="P1270"/>
          </table:table-cell>
          <table:table-cell table:style-name="TableCell1271">
            <text:p text:style-name="P1272">.889</text:p>
          </table:table-cell>
          <table:table-cell table:style-name="TableCell1273">
            <text:p text:style-name="P1274"><text:span text:style-name="T1275">.001993</text:span></text:p>
          </table:table-cell>
          <table:table-cell table:style-name="TableCell1276">
            <text:p text:style-name="P1277"><text:span text:style-name="T1278">.02917</text:span></text:p>
          </table:table-cell>
          <table:table-cell table:style-name="TableCell1279" table:number-columns-spanned="2">
            <text:p text:style-name="P1280"/>
          </table:table-cell>
          <table:covered-table-cell/>
          <table:table-cell table:style-name="TableCell1281" table:number-columns-spanned="2">
            <text:p text:style-name="P1282">F &amp; p-value</text:p>
          </table:table-cell>
          <table:covered-table-cell/>
        </table:table-row>
      </table:table>
      <text:p text:style-name="P1283"/>
      <table:table table:style-name="Table1284">
        <table:table-columns>
          <table:table-column table:style-name="TableColumn1285"/>
          <table:table-column table:style-name="TableColumn1286"/>
          <table:table-column table:style-name="TableColumn1287"/>
          <table:table-column table:style-name="TableColumn1288"/>
          <table:table-column table:style-name="TableColumn1289"/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Nback2</text:p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>
            <text:p text:style-name="P1301"/>
          </table:table-cell>
          <table:table-cell table:style-name="TableCell1302">
            <text:p text:style-name="P1303"/>
          </table:table-cell>
          <table:table-cell table:style-name="TableCell1304" table:number-columns-spanned="2">
            <text:p text:style-name="P1305"/>
          </table:table-cell>
          <table:covered-table-cell/>
          <table:table-cell>
            <text:p text:style-name="P1305"/>
          </table:table-cell>
        </table:table-row>
        <table:table-row table:style-name="TableRow1306">
          <table:table-cell table:style-name="TableCell1307">
            <text:p text:style-name="P1308"/>
          </table:table-cell>
          <table:table-cell table:style-name="TableCell1309">
            <text:p text:style-name="P1310">Cluster 1</text:p>
          </table:table-cell>
          <table:table-cell table:style-name="TableCell1311">
            <text:p text:style-name="P1312">Cluster 2</text:p>
          </table:table-cell>
          <table:table-cell table:style-name="TableCell1313">
            <text:p text:style-name="P1314">Cluster 3</text:p>
          </table:table-cell>
          <table:table-cell table:style-name="TableCell1315" table:number-columns-spanned="2">
            <text:p text:style-name="P1316">Cluster 4</text:p>
          </table:table-cell>
          <table:covered-table-cell/>
          <table:table-cell table:style-name="TableCell1317" table:number-columns-spanned="2">
            <text:p text:style-name="P1318"/>
          </table:table-cell>
          <table:covered-table-cell/>
        </table:table-row>
        <table:table-row table:style-name="TableRow1319">
          <table:table-cell table:style-name="TableCell1320">
            <text:p text:style-name="P1321">M(SD)</text:p>
          </table:table-cell>
          <table:table-cell table:style-name="TableCell1322">
            <text:p text:style-name="P1323">.24(.69)</text:p>
          </table:table-cell>
          <table:table-cell table:style-name="TableCell1324">
            <text:p text:style-name="P1325">-.71(.93)</text:p>
          </table:table-cell>
          <table:table-cell table:style-name="TableCell1326">
            <text:p text:style-name="P1327">.60(.68)</text:p>
          </table:table-cell>
          <table:table-cell table:style-name="TableCell1328" table:number-columns-spanned="2">
            <text:p text:style-name="P1329">.88(.61)</text:p>
          </table:table-cell>
          <table:covered-table-cell/>
          <table:table-cell table:style-name="TableCell1330" table:number-columns-spanned="2">
            <text:p text:style-name="P1331">F(3,66) = 14.8<text:s/><text:s/>|<text:s/><text:span text:style-name="T1332">p = 1.8e-07***</text:span></text:p>
          </table:table-cell>
          <table:covered-table-cell/>
        </table:table-row>
        <table:table-row table:style-name="TableRow1333">
          <table:table-cell table:style-name="TableCell1334">
            <text:p text:style-name="P1335">withPCS</text:p>
          </table:table-cell>
          <table:table-cell table:style-name="TableCell1336">
            <text:p text:style-name="P1337">.153(.633)</text:p>
          </table:table-cell>
          <table:table-cell table:style-name="TableCell1338">
            <text:p text:style-name="P1339">-.539(.923)</text:p>
          </table:table-cell>
          <table:table-cell table:style-name="TableCell1340">
            <text:p text:style-name="P1341">.55(.746)</text:p>
          </table:table-cell>
          <table:table-cell table:style-name="TableCell1342" table:number-columns-spanned="2">
            <text:p text:style-name="P1343">1.05(.382)</text:p>
          </table:table-cell>
          <table:covered-table-cell/>
          <table:table-cell table:style-name="TableCell1344" table:number-columns-spanned="2">
            <text:p text:style-name="P1345">F(3,39) = 7.811|<text:s/><text:span text:style-name="T1346">p = .000335***</text:span></text:p>
          </table:table-cell>
          <table:covered-table-cell/>
        </table:table-row>
        <table:table-row table:style-name="TableRow1347">
          <table:table-cell table:style-name="TableCell1348">
            <text:p text:style-name="P1349">WithoutPCS</text:p>
          </table:table-cell>
          <table:table-cell table:style-name="TableCell1350">
            <text:p text:style-name="P1351">.527(.905)</text:p>
          </table:table-cell>
          <table:table-cell table:style-name="TableCell1352">
            <text:p text:style-name="P1353">-.808(.938)</text:p>
          </table:table-cell>
          <table:table-cell table:style-name="TableCell1354">
            <text:p text:style-name="P1355">.82(.234)</text:p>
          </table:table-cell>
          <table:table-cell table:style-name="TableCell1356" table:number-columns-spanned="2">
            <text:p text:style-name="P1357">-.351</text:p>
          </table:table-cell>
          <table:covered-table-cell/>
          <table:table-cell table:style-name="TableCell1358" table:number-columns-spanned="2">
            <text:p text:style-name="P1359">F(3,23) = 4.602|<text:s/><text:span text:style-name="T1360">p = .0115*</text:span></text:p>
          </table:table-cell>
          <table:covered-table-cell/>
        </table:table-row>
        <table:table-row table:style-name="TableRow1361">
          <table:table-cell table:style-name="TableCell1362">
            <text:p text:style-name="P1363"/>
          </table:table-cell>
          <table:table-cell table:style-name="TableCell1364">
            <text:p text:style-name="P1365">.4845</text:p>
          </table:table-cell>
          <table:table-cell table:style-name="TableCell1366">
            <text:p text:style-name="P1367">.4678</text:p>
          </table:table-cell>
          <table:table-cell table:style-name="TableCell1368">
            <text:p text:style-name="P1369">.2962</text:p>
          </table:table-cell>
          <table:table-cell table:style-name="TableCell1370" table:number-columns-spanned="2">
            <text:p text:style-name="P1371"/>
          </table:table-cell>
          <table:covered-table-cell/>
          <table:table-cell table:style-name="TableCell1372" table:number-columns-spanned="2">
            <text:p text:style-name="P1373">F &amp; p-value</text:p>
          </table:table-cell>
          <table:covered-table-cell/>
        </table:table-row>
      </table:table>
      <text:p text:style-name="P1374"/>
      <table:table table:style-name="Table1375">
        <table:table-columns>
          <table:table-column table:style-name="TableColumn1376"/>
          <table:table-column table:style-name="TableColumn1377"/>
          <table:table-column table:style-name="TableColumn1378"/>
          <table:table-column table:style-name="TableColumn1379"/>
          <table:table-column table:style-name="TableColumn1380"/>
          <table:table-column table:style-name="TableColumn1381"/>
          <table:table-column table:style-name="TableColumn1382"/>
          <table:table-column table:style-name="TableColumn1383"/>
        </table:table-columns>
        <table:table-row table:style-name="TableRow1384">
          <table:table-cell table:style-name="TableCell1385">
            <text:p text:style-name="P1386">TmtA</text:p>
          </table:table-cell>
          <table:table-cell table:style-name="TableCell1387">
            <text:p text:style-name="P1388"/>
          </table:table-cell>
          <table:table-cell table:style-name="TableCell1389">
            <text:p text:style-name="P1390"/>
          </table:table-cell>
          <table:table-cell table:style-name="TableCell1391">
            <text:p text:style-name="P1392"/>
          </table:table-cell>
          <table:table-cell table:style-name="TableCell1393">
            <text:p text:style-name="P1394"/>
          </table:table-cell>
          <table:table-cell table:style-name="TableCell1395" table:number-columns-spanned="2">
            <text:p text:style-name="P1396"/>
          </table:table-cell>
          <table:covered-table-cell/>
          <table:table-cell>
            <text:p text:style-name="P1396"/>
          </table:table-cell>
        </table:table-row>
        <table:table-row table:style-name="TableRow1397">
          <table:table-cell table:style-name="TableCell1398">
            <text:p text:style-name="P1399"/>
          </table:table-cell>
          <table:table-cell table:style-name="TableCell1400">
            <text:p text:style-name="P1401">Cluster 1</text:p>
          </table:table-cell>
          <table:table-cell table:style-name="TableCell1402">
            <text:p text:style-name="P1403">Cluster 2</text:p>
          </table:table-cell>
          <table:table-cell table:style-name="TableCell1404">
            <text:p text:style-name="P1405">Cluster 3</text:p>
          </table:table-cell>
          <table:table-cell table:style-name="TableCell1406" table:number-columns-spanned="2">
            <text:p text:style-name="P1407">Cluster 4</text:p>
          </table:table-cell>
          <table:covered-table-cell/>
          <table:table-cell table:style-name="TableCell1408" table:number-columns-spanned="2">
            <text:p text:style-name="P1409"/>
          </table:table-cell>
          <table:covered-table-cell/>
        </table:table-row>
        <table:table-row table:style-name="TableRow1410">
          <table:table-cell table:style-name="TableCell1411">
            <text:p text:style-name="P1412">M(SD)</text:p>
          </table:table-cell>
          <table:table-cell table:style-name="TableCell1413">
            <text:p text:style-name="P1414">.11(.46)</text:p>
          </table:table-cell>
          <table:table-cell table:style-name="TableCell1415">
            <text:p text:style-name="P1416">-.85(.42)</text:p>
          </table:table-cell>
          <table:table-cell table:style-name="TableCell1417">
            <text:p text:style-name="P1418">.70(.82)</text:p>
          </table:table-cell>
          <table:table-cell table:style-name="TableCell1419" table:number-columns-spanned="2">
            <text:p text:style-name="P1420">1.44(.54)</text:p>
          </table:table-cell>
          <table:covered-table-cell/>
          <table:table-cell table:style-name="TableCell1421" table:number-columns-spanned="2">
            <text:p text:style-name="P1422">F(3,66) = 49.52 |<text:s/><text:span text:style-name="T1423">p = &lt;2e-16***</text:span></text:p>
          </table:table-cell>
          <table:covered-table-cell/>
        </table:table-row>
        <table:table-row table:style-name="TableRow1424">
          <table:table-cell table:style-name="TableCell1425">
            <text:p text:style-name="P1426">withPCS</text:p>
          </table:table-cell>
          <table:table-cell table:style-name="TableCell1427">
            <text:p text:style-name="P1428">.148(.431)</text:p>
          </table:table-cell>
          <table:table-cell table:style-name="TableCell1429">
            <text:p text:style-name="P1430">-.778(.38)</text:p>
          </table:table-cell>
          <table:table-cell table:style-name="TableCell1431">
            <text:p text:style-name="P1432">.743(.866)</text:p>
          </table:table-cell>
          <table:table-cell table:style-name="TableCell1433" table:number-columns-spanned="2">
            <text:p text:style-name="P1434">1.35(.509)</text:p>
          </table:table-cell>
          <table:covered-table-cell/>
          <table:table-cell table:style-name="TableCell1435" table:number-columns-spanned="2">
            <text:p text:style-name="P1436">F(3,39) = 20.49 |<text:s/><text:span text:style-name="T1437">p = 3.91e-08***</text:span></text:p>
          </table:table-cell>
          <table:covered-table-cell/>
        </table:table-row>
        <table:table-row table:style-name="TableRow1438">
          <table:table-cell table:style-name="TableCell1439">
            <text:p text:style-name="P1440">WithoutPCS</text:p>
          </table:table-cell>
          <table:table-cell table:style-name="TableCell1441">
            <text:p text:style-name="P1442">-.0051(.597)</text:p>
          </table:table-cell>
          <table:table-cell table:style-name="TableCell1443">
            <text:p text:style-name="P1444">-.888(.438)</text:p>
          </table:table-cell>
          <table:table-cell table:style-name="TableCell1445">
            <text:p text:style-name="P1446">.511(.683)</text:p>
          </table:table-cell>
          <table:table-cell table:style-name="TableCell1447" table:number-columns-spanned="2">
            <text:p text:style-name="P1448">2.09</text:p>
          </table:table-cell>
          <table:covered-table-cell/>
          <table:table-cell table:style-name="TableCell1449" table:number-columns-spanned="2">
            <text:p text:style-name="P1450">F(3,23) = 19.18 |<text:s/><text:span text:style-name="T1451">p = 1.87e-06***</text:span></text:p>
          </table:table-cell>
          <table:covered-table-cell/>
        </table:table-row>
        <table:table-row table:style-name="TableRow1452">
          <table:table-cell table:style-name="TableCell1453">
            <text:p text:style-name="P1454"/>
          </table:table-cell>
          <table:table-cell table:style-name="TableCell1455">
            <text:p text:style-name="P1456">.6579</text:p>
          </table:table-cell>
          <table:table-cell table:style-name="TableCell1457">
            <text:p text:style-name="P1458">.4872</text:p>
          </table:table-cell>
          <table:table-cell table:style-name="TableCell1459">
            <text:p text:style-name="P1460">.6442</text:p>
          </table:table-cell>
          <table:table-cell table:style-name="TableCell1461" table:number-columns-spanned="2">
            <text:p text:style-name="P1462"/>
          </table:table-cell>
          <table:covered-table-cell/>
          <table:table-cell table:style-name="TableCell1463" table:number-columns-spanned="2">
            <text:p text:style-name="P1464">F &amp; p-value</text:p>
          </table:table-cell>
          <table:covered-table-cell/>
        </table:table-row>
      </table:table>
      <text:p text:style-name="P1465"/>
      <table:table table:style-name="Table1466">
        <table:table-columns>
          <table:table-column table:style-name="TableColumn1467"/>
          <table:table-column table:style-name="TableColumn1468"/>
          <table:table-column table:style-name="TableColumn1469"/>
          <table:table-column table:style-name="TableColumn1470"/>
          <table:table-column table:style-name="TableColumn1471"/>
          <table:table-column table:style-name="TableColumn1472"/>
          <table:table-column table:style-name="TableColumn1473"/>
          <table:table-column table:style-name="TableColumn1474"/>
        </table:table-columns>
        <table:table-row table:style-name="TableRow1475">
          <table:table-cell table:style-name="TableCell1476">
            <text:p text:style-name="P1477">TmtB</text:p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 table:number-columns-spanned="2">
            <text:p text:style-name="P1487"/>
          </table:table-cell>
          <table:covered-table-cell/>
          <table:table-cell>
            <text:p text:style-name="P1487"/>
          </table:table-cell>
        </table:table-row>
        <table:table-row table:style-name="TableRow1488">
          <table:table-cell table:style-name="TableCell1489">
            <text:p text:style-name="P1490"/>
          </table:table-cell>
          <table:table-cell table:style-name="TableCell1491">
            <text:p text:style-name="P1492">Cluster 1</text:p>
          </table:table-cell>
          <table:table-cell table:style-name="TableCell1493">
            <text:p text:style-name="P1494">Cluster 2</text:p>
          </table:table-cell>
          <table:table-cell table:style-name="TableCell1495">
            <text:p text:style-name="P1496">Cluster 3</text:p>
          </table:table-cell>
          <table:table-cell table:style-name="TableCell1497" table:number-columns-spanned="2">
            <text:p text:style-name="P1498">Cluster 4</text:p>
          </table:table-cell>
          <table:covered-table-cell/>
          <table:table-cell table:style-name="TableCell1499" table:number-columns-spanned="2">
            <text:p text:style-name="P1500"/>
          </table:table-cell>
          <table:covered-table-cell/>
        </table:table-row>
        <table:table-row table:style-name="TableRow1501">
          <table:table-cell table:style-name="TableCell1502">
            <text:p text:style-name="P1503">M(SD)</text:p>
          </table:table-cell>
          <table:table-cell table:style-name="TableCell1504">
            <text:p text:style-name="P1505">-.34(.39)</text:p>
          </table:table-cell>
          <table:table-cell table:style-name="TableCell1506">
            <text:p text:style-name="P1507">-.66(.63)</text:p>
          </table:table-cell>
          <table:table-cell table:style-name="TableCell1508">
            <text:p text:style-name="P1509">.78(.66)</text:p>
          </table:table-cell>
          <table:table-cell table:style-name="TableCell1510" table:number-columns-spanned="2">
            <text:p text:style-name="P1511">1.58(.47)</text:p>
          </table:table-cell>
          <table:covered-table-cell/>
          <table:table-cell table:style-name="TableCell1512" table:number-columns-spanned="2">
            <text:p text:style-name="P1513">F(3,66) = 45.03 |<text:s/><text:span text:style-name="T1514">p = 5.83e-16***</text:span></text:p>
          </table:table-cell>
          <table:covered-table-cell/>
        </table:table-row>
        <table:table-row table:style-name="TableRow1515">
          <table:table-cell table:style-name="TableCell1516">
            <text:p text:style-name="P1517">withPCS</text:p>
          </table:table-cell>
          <table:table-cell table:style-name="TableCell1518">
            <text:p text:style-name="P1519">-.336(.442)</text:p>
          </table:table-cell>
          <table:table-cell table:style-name="TableCell1520">
            <text:p text:style-name="P1521">.795(.416)</text:p>
          </table:table-cell>
          <table:table-cell table:style-name="TableCell1522">
            <text:p text:style-name="P1523">.791(.712)</text:p>
          </table:table-cell>
          <table:table-cell table:style-name="TableCell1524" table:number-columns-spanned="2">
            <text:p text:style-name="P1525">1.55(.504)</text:p>
          </table:table-cell>
          <table:covered-table-cell/>
          <table:table-cell table:style-name="TableCell1526" table:number-columns-spanned="2">
            <text:p text:style-name="P1527">F(3,39) = 34.9 <text:s text:c="2"/>|<text:s/><text:span text:style-name="T1528">p = 3.94e-11***</text:span></text:p>
          </table:table-cell>
          <table:covered-table-cell/>
        </table:table-row>
        <table:table-row table:style-name="TableRow1529">
          <table:table-cell table:style-name="TableCell1530">
            <text:p text:style-name="P1531">WithoutPCS</text:p>
          </table:table-cell>
          <table:table-cell table:style-name="TableCell1532">
            <text:p text:style-name="P1533">-.36(.189)</text:p>
          </table:table-cell>
          <table:table-cell table:style-name="TableCell1534">
            <text:p text:style-name="P1535">-.594(.721)</text:p>
          </table:table-cell>
          <table:table-cell table:style-name="TableCell1536">
            <text:p text:style-name="P1537">.719(.421)</text:p>
          </table:table-cell>
          <table:table-cell table:style-name="TableCell1538" table:number-columns-spanned="2">
            <text:p text:style-name="P1539">1.79</text:p>
          </table:table-cell>
          <table:covered-table-cell/>
          <table:table-cell table:style-name="TableCell1540" table:number-columns-spanned="2">
            <text:p text:style-name="P1541">F(3,23) = 7.112 |<text:s/><text:span text:style-name="T1542">p = .00151**</text:span></text:p>
          </table:table-cell>
          <table:covered-table-cell/>
        </table:table-row>
        <table:table-row table:style-name="TableRow1543">
          <table:table-cell table:style-name="TableCell1544">
            <text:p text:style-name="P1545"/>
          </table:table-cell>
          <table:table-cell table:style-name="TableCell1546">
            <text:p text:style-name="P1547">.8822</text:p>
          </table:table-cell>
          <table:table-cell table:style-name="TableCell1548">
            <text:p text:style-name="P1549">.3506</text:p>
          </table:table-cell>
          <table:table-cell table:style-name="TableCell1550">
            <text:p text:style-name="P1551">.828</text:p>
          </table:table-cell>
          <table:table-cell table:style-name="TableCell1552" table:number-columns-spanned="2">
            <text:p text:style-name="P1553"/>
          </table:table-cell>
          <table:covered-table-cell/>
          <table:table-cell table:style-name="TableCell1554" table:number-columns-spanned="2">
            <text:p text:style-name="P1555">F &amp; p-value</text:p>
          </table:table-cell>
          <table:covered-table-cell/>
        </table:table-row>
      </table:table>
      <text:p text:style-name="P1556"/>
      <table:table table:style-name="Table1557">
        <table:table-columns>
          <table:table-column table:style-name="TableColumn1558"/>
          <table:table-column table:style-name="TableColumn1559"/>
          <table:table-column table:style-name="TableColumn1560"/>
          <table:table-column table:style-name="TableColumn1561"/>
          <table:table-column table:style-name="TableColumn1562"/>
          <table:table-column table:style-name="TableColumn1563"/>
          <table:table-column table:style-name="TableColumn1564"/>
          <table:table-column table:style-name="TableColumn1565"/>
        </table:table-columns>
        <table:table-row table:style-name="TableRow1566">
          <table:table-cell table:style-name="TableCell1567">
            <text:p text:style-name="P1568">TmtDiff</text:p>
          </table:table-cell>
          <table:table-cell table:style-name="TableCell1569">
            <text:p text:style-name="P1570"/>
          </table:table-cell>
          <table:table-cell table:style-name="TableCell1571">
            <text:p text:style-name="P1572"/>
          </table:table-cell>
          <table:table-cell table:style-name="TableCell1573">
            <text:p text:style-name="P1574"/>
          </table:table-cell>
          <table:table-cell table:style-name="TableCell1575">
            <text:p text:style-name="P1576"/>
          </table:table-cell>
          <table:table-cell table:style-name="TableCell1577" table:number-columns-spanned="2">
            <text:p text:style-name="P1578"/>
          </table:table-cell>
          <table:covered-table-cell/>
          <table:table-cell>
            <text:p text:style-name="P1578"/>
          </table:table-cell>
        </table:table-row>
        <table:table-row table:style-name="TableRow1579">
          <table:table-cell table:style-name="TableCell1580">
            <text:p text:style-name="P1581"/>
          </table:table-cell>
          <table:table-cell table:style-name="TableCell1582">
            <text:p text:style-name="P1583">Cluster 1</text:p>
          </table:table-cell>
          <table:table-cell table:style-name="TableCell1584">
            <text:p text:style-name="P1585">Cluster 2</text:p>
          </table:table-cell>
          <table:table-cell table:style-name="TableCell1586">
            <text:p text:style-name="P1587">Cluster 3</text:p>
          </table:table-cell>
          <table:table-cell table:style-name="TableCell1588" table:number-columns-spanned="2">
            <text:p text:style-name="P1589">Cluster 4</text:p>
          </table:table-cell>
          <table:covered-table-cell/>
          <table:table-cell table:style-name="TableCell1590" table:number-columns-spanned="2">
            <text:p text:style-name="P1591"/>
          </table:table-cell>
          <table:covered-table-cell/>
        </table:table-row>
        <table:table-row table:style-name="TableRow1592">
          <table:table-cell table:style-name="TableCell1593">
            <text:p text:style-name="P1594">M(SD)</text:p>
          </table:table-cell>
          <table:table-cell table:style-name="TableCell1595">
            <text:p text:style-name="P1596">-.52(.45)</text:p>
          </table:table-cell>
          <table:table-cell table:style-name="TableCell1597">
            <text:p text:style-name="P1598">-.22(.90)</text:p>
          </table:table-cell>
          <table:table-cell table:style-name="TableCell1599">
            <text:p text:style-name="P1600">.47(1.13)</text:p>
          </table:table-cell>
          <table:table-cell table:style-name="TableCell1601" table:number-columns-spanned="2">
            <text:p text:style-name="P1602">.98(.70)</text:p>
          </table:table-cell>
          <table:covered-table-cell/>
          <table:table-cell table:style-name="TableCell1603" table:number-columns-spanned="2">
            <text:p text:style-name="P1604">F(3,66) = 7.77<text:s/><text:s/>|<text:s/><text:span text:style-name="T1605">p = .000161***</text:span></text:p>
          </table:table-cell>
          <table:covered-table-cell/>
        </table:table-row>
        <table:table-row table:style-name="TableRow1606">
          <table:table-cell table:style-name="TableCell1607">
            <text:p text:style-name="P1608">withPCS</text:p>
          </table:table-cell>
          <table:table-cell table:style-name="TableCell1609">
            <text:p text:style-name="P1610">-.536(.476)</text:p>
          </table:table-cell>
          <table:table-cell table:style-name="TableCell1611">
            <text:p text:style-name="P1612">-.559(.57)</text:p>
          </table:table-cell>
          <table:table-cell table:style-name="TableCell1613">
            <text:p text:style-name="P1614">.434(1.21)</text:p>
          </table:table-cell>
          <table:table-cell table:style-name="TableCell1615" table:number-columns-spanned="2">
            <text:p text:style-name="P1616">1.05(.72)</text:p>
          </table:table-cell>
          <table:covered-table-cell/>
          <table:table-cell table:style-name="TableCell1617" table:number-columns-spanned="2">
            <text:p text:style-name="P1618">F(3,39) = 8.467|<text:s/><text:span text:style-name="T1619">p = .000187***</text:span></text:p>
          </table:table-cell>
          <table:covered-table-cell/>
        </table:table-row>
        <table:table-row table:style-name="TableRow1620">
          <table:table-cell table:style-name="TableCell1621">
            <text:p text:style-name="P1622">WithoutPCS</text:p>
          </table:table-cell>
          <table:table-cell table:style-name="TableCell1623">
            <text:p text:style-name="P1624">-.478(.435)</text:p>
          </table:table-cell>
          <table:table-cell table:style-name="TableCell1625">
            <text:p text:style-name="P1626">-.0446(1.01)</text:p>
          </table:table-cell>
          <table:table-cell table:style-name="TableCell1627">
            <text:p text:style-name="P1628">.618(.896)</text:p>
          </table:table-cell>
          <table:table-cell table:style-name="TableCell1629" table:number-columns-spanned="2">
            <text:p text:style-name="P1630">.436</text:p>
          </table:table-cell>
          <table:covered-table-cell/>
          <table:table-cell table:style-name="TableCell1631" table:number-columns-spanned="2">
            <text:p text:style-name="P1632">F(3,23) = .858 <text:s/>| p = .477</text:p>
          </table:table-cell>
          <table:covered-table-cell/>
        </table:table-row>
        <table:table-row table:style-name="TableRow1633">
          <table:table-cell table:style-name="TableCell1634">
            <text:p text:style-name="P1635"/>
          </table:table-cell>
          <table:table-cell table:style-name="TableCell1636">
            <text:p text:style-name="P1637">.8276</text:p>
          </table:table-cell>
          <table:table-cell table:style-name="TableCell1638">
            <text:p text:style-name="P1639">.09029</text:p>
          </table:table-cell>
          <table:table-cell table:style-name="TableCell1640">
            <text:p text:style-name="P1641">.7803</text:p>
          </table:table-cell>
          <table:table-cell table:style-name="TableCell1642" table:number-columns-spanned="2">
            <text:p text:style-name="P1643"/>
          </table:table-cell>
          <table:covered-table-cell/>
          <table:table-cell table:style-name="TableCell1644" table:number-columns-spanned="2">
            <text:p text:style-name="P1645">F &amp; p-value</text:p>
          </table:table-cell>
          <table:covered-table-cell/>
        </table:table-row>
      </table:table>
      <text:p text:style-name="P1646"/>
      <text:p text:style-name="P1647"/>
      <text:p text:style-name="P1648"/>
      <text:p text:style-name="P1649"/>
      <text:p text:style-name="P1650"/>
      <text:soft-page-break/>
      <text:p text:style-name="P1651">Questionnaires</text:p>
      <table:table table:style-name="Table1652">
        <table:table-columns>
          <table:table-column table:style-name="TableColumn1653"/>
          <table:table-column table:style-name="TableColumn1654"/>
          <table:table-column table:style-name="TableColumn1655"/>
          <table:table-column table:style-name="TableColumn1656"/>
          <table:table-column table:style-name="TableColumn1657"/>
          <table:table-column table:style-name="TableColumn1658"/>
          <table:table-column table:style-name="TableColumn1659"/>
          <table:table-column table:style-name="TableColumn1660"/>
        </table:table-columns>
        <table:table-row table:style-name="TableRow1661">
          <table:table-cell table:style-name="TableCell1662">
            <text:p text:style-name="P1663">Facit</text:p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  <table:table-cell table:style-name="TableCell1672" table:number-columns-spanned="2">
            <text:p text:style-name="P1673"/>
          </table:table-cell>
          <table:covered-table-cell/>
          <table:table-cell>
            <text:p text:style-name="P1673"/>
          </table:table-cell>
        </table:table-row>
        <table:table-row table:style-name="TableRow1674">
          <table:table-cell table:style-name="TableCell1675">
            <text:p text:style-name="P1676"/>
          </table:table-cell>
          <table:table-cell table:style-name="TableCell1677">
            <text:p text:style-name="P1678">Cluster 1</text:p>
          </table:table-cell>
          <table:table-cell table:style-name="TableCell1679">
            <text:p text:style-name="P1680">Cluster 2</text:p>
          </table:table-cell>
          <table:table-cell table:style-name="TableCell1681">
            <text:p text:style-name="P1682">Cluster 3</text:p>
          </table:table-cell>
          <table:table-cell table:style-name="TableCell1683" table:number-columns-spanned="2">
            <text:p text:style-name="P1684">Cluster 4</text:p>
          </table:table-cell>
          <table:covered-table-cell/>
          <table:table-cell table:style-name="TableCell1685" table:number-columns-spanned="2">
            <text:p text:style-name="P1686"/>
          </table:table-cell>
          <table:covered-table-cell/>
        </table:table-row>
        <table:table-row table:style-name="TableRow1687">
          <table:table-cell table:style-name="TableCell1688">
            <text:p text:style-name="P1689">M(SD)</text:p>
          </table:table-cell>
          <table:table-cell table:style-name="TableCell1690">
            <text:p text:style-name="P1691">32.18(13.74)</text:p>
          </table:table-cell>
          <table:table-cell table:style-name="TableCell1692">
            <text:p text:style-name="P1693">37.17(11.42)</text:p>
          </table:table-cell>
          <table:table-cell table:style-name="TableCell1694">
            <text:p text:style-name="P1695">36.06(11.65)</text:p>
          </table:table-cell>
          <table:table-cell table:style-name="TableCell1696" table:number-columns-spanned="2">
            <text:p text:style-name="P1697">28.86(10.75)</text:p>
          </table:table-cell>
          <table:covered-table-cell/>
          <table:table-cell table:style-name="TableCell1698" table:number-columns-spanned="2">
            <text:p text:style-name="P1699">F(3,65) = 1.275 | p = .291</text:p>
          </table:table-cell>
          <table:covered-table-cell/>
        </table:table-row>
        <table:table-row table:style-name="TableRow1700">
          <table:table-cell table:style-name="TableCell1701">
            <text:p text:style-name="P1702">withPCS</text:p>
          </table:table-cell>
          <table:table-cell table:style-name="TableCell1703">
            <text:p text:style-name="P1704">28(12.7)</text:p>
          </table:table-cell>
          <table:table-cell table:style-name="TableCell1705">
            <text:p text:style-name="P1706">27.7(11.1)</text:p>
          </table:table-cell>
          <table:table-cell table:style-name="TableCell1707">
            <text:p text:style-name="P1708">35.5(11.5)</text:p>
          </table:table-cell>
          <table:table-cell table:style-name="TableCell1709" table:number-columns-spanned="2">
            <text:p text:style-name="P1710">30.2(11.1)</text:p>
          </table:table-cell>
          <table:covered-table-cell/>
          <table:table-cell table:style-name="TableCell1711" table:number-columns-spanned="2">
            <text:p text:style-name="P1712">F(3,38) = 1.156 | p = .339</text:p>
          </table:table-cell>
          <table:covered-table-cell/>
        </table:table-row>
        <table:table-row table:style-name="TableRow1713">
          <table:table-cell table:style-name="TableCell1714">
            <text:p text:style-name="P1715">WithoutPCS</text:p>
          </table:table-cell>
          <table:table-cell table:style-name="TableCell1716">
            <text:p text:style-name="P1717">45.8(6.18)</text:p>
          </table:table-cell>
          <table:table-cell table:style-name="TableCell1718">
            <text:p text:style-name="P1719">42.2(8.08)</text:p>
          </table:table-cell>
          <table:table-cell table:style-name="TableCell1720">
            <text:p text:style-name="P1721">38.7(14.5)</text:p>
          </table:table-cell>
          <table:table-cell table:style-name="TableCell1722" table:number-columns-spanned="2">
            <text:p text:style-name="P1723">21</text:p>
          </table:table-cell>
          <table:covered-table-cell/>
          <table:table-cell table:style-name="TableCell1724" table:number-columns-spanned="2">
            <text:p text:style-name="P1725">F(3,23) = 2.356 | p = .0983.</text:p>
          </table:table-cell>
          <table:covered-table-cell/>
        </table:table-row>
        <table:table-row table:style-name="TableRow1726">
          <table:table-cell table:style-name="TableCell1727">
            <text:p text:style-name="P1728"/>
          </table:table-cell>
          <table:table-cell table:style-name="TableCell1729">
            <text:p text:style-name="P1730"><text:span text:style-name="T1731">.002949</text:span></text:p>
          </table:table-cell>
          <table:table-cell table:style-name="TableCell1732">
            <text:p text:style-name="P1733"><text:span text:style-name="T1734">.002596</text:span></text:p>
          </table:table-cell>
          <table:table-cell table:style-name="TableCell1735">
            <text:p text:style-name="P1736">.747</text:p>
          </table:table-cell>
          <table:table-cell table:style-name="TableCell1737" table:number-columns-spanned="2">
            <text:p text:style-name="P1738"/>
          </table:table-cell>
          <table:covered-table-cell/>
          <table:table-cell table:style-name="TableCell1739" table:number-columns-spanned="2">
            <text:p text:style-name="P1740">F &amp; p-value</text:p>
          </table:table-cell>
          <table:covered-table-cell/>
        </table:table-row>
      </table:table>
      <text:p text:style-name="P1741"/>
      <table:table table:style-name="Table1742">
        <table:table-columns>
          <table:table-column table:style-name="TableColumn1743"/>
          <table:table-column table:style-name="TableColumn1744"/>
          <table:table-column table:style-name="TableColumn1745"/>
          <table:table-column table:style-name="TableColumn1746"/>
          <table:table-column table:style-name="TableColumn1747"/>
          <table:table-column table:style-name="TableColumn1748"/>
          <table:table-column table:style-name="TableColumn1749"/>
          <table:table-column table:style-name="TableColumn1750"/>
        </table:table-columns>
        <table:table-row table:style-name="TableRow1751">
          <table:table-cell table:style-name="TableCell1752">
            <text:p text:style-name="P1753">HadsA</text:p>
          </table:table-cell>
          <table:table-cell table:style-name="TableCell1754">
            <text:p text:style-name="P1755"/>
          </table:table-cell>
          <table:table-cell table:style-name="TableCell1756">
            <text:p text:style-name="P1757"/>
          </table:table-cell>
          <table:table-cell table:style-name="TableCell1758">
            <text:p text:style-name="P1759"/>
          </table:table-cell>
          <table:table-cell table:style-name="TableCell1760">
            <text:p text:style-name="P1761"/>
          </table:table-cell>
          <table:table-cell table:style-name="TableCell1762" table:number-columns-spanned="2">
            <text:p text:style-name="P1763"/>
          </table:table-cell>
          <table:covered-table-cell/>
          <table:table-cell>
            <text:p text:style-name="P1763"/>
          </table:table-cell>
        </table:table-row>
        <table:table-row table:style-name="TableRow1764">
          <table:table-cell table:style-name="TableCell1765">
            <text:p text:style-name="P1766"/>
          </table:table-cell>
          <table:table-cell table:style-name="TableCell1767">
            <text:p text:style-name="P1768">Cluster 1</text:p>
          </table:table-cell>
          <table:table-cell table:style-name="TableCell1769">
            <text:p text:style-name="P1770">Cluster 2</text:p>
          </table:table-cell>
          <table:table-cell table:style-name="TableCell1771">
            <text:p text:style-name="P1772">Cluster 3</text:p>
          </table:table-cell>
          <table:table-cell table:style-name="TableCell1773" table:number-columns-spanned="2">
            <text:p text:style-name="P1774">Cluster 4</text:p>
          </table:table-cell>
          <table:covered-table-cell/>
          <table:table-cell table:style-name="TableCell1775" table:number-columns-spanned="2">
            <text:p text:style-name="P1776"/>
          </table:table-cell>
          <table:covered-table-cell/>
        </table:table-row>
        <table:table-row table:style-name="TableRow1777">
          <table:table-cell table:style-name="TableCell1778">
            <text:p text:style-name="P1779">M(SD)</text:p>
          </table:table-cell>
          <table:table-cell table:style-name="TableCell1780">
            <text:p text:style-name="P1781">6.88(4.12)</text:p>
          </table:table-cell>
          <table:table-cell table:style-name="TableCell1782">
            <text:p text:style-name="P1783">5.17(3.7)</text:p>
          </table:table-cell>
          <table:table-cell table:style-name="TableCell1784">
            <text:p text:style-name="P1785">6.06(3.57)</text:p>
          </table:table-cell>
          <table:table-cell table:style-name="TableCell1786" table:number-columns-spanned="2">
            <text:p text:style-name="P1787">7.14(3.63)</text:p>
          </table:table-cell>
          <table:covered-table-cell/>
          <table:table-cell table:style-name="TableCell1788" table:number-columns-spanned="2">
            <text:p text:style-name="P1789">F(3,65) = .99<text:s/><text:s text:c="2"/><text:s text:c="2"/>| p = .403</text:p>
          </table:table-cell>
          <table:covered-table-cell/>
        </table:table-row>
        <table:table-row table:style-name="TableRow1790">
          <table:table-cell table:style-name="TableCell1791">
            <text:p text:style-name="P1792">withPCS</text:p>
          </table:table-cell>
          <table:table-cell table:style-name="TableCell1793">
            <text:p text:style-name="P1794">7.46(3.64)</text:p>
          </table:table-cell>
          <table:table-cell table:style-name="TableCell1795">
            <text:p text:style-name="P1796">8(3.27)</text:p>
          </table:table-cell>
          <table:table-cell table:style-name="TableCell1797">
            <text:p text:style-name="P1798">6.23(3.7)</text:p>
          </table:table-cell>
          <table:table-cell table:style-name="TableCell1799" table:number-columns-spanned="2">
            <text:p text:style-name="P1800">6.5(3.51)</text:p>
          </table:table-cell>
          <table:covered-table-cell/>
          <table:table-cell table:style-name="TableCell1801" table:number-columns-spanned="2">
            <text:p text:style-name="P1802">F(3,38) = .573<text:s/><text:s text:c="2"/>| p = .636</text:p>
          </table:table-cell>
          <table:covered-table-cell/>
        </table:table-row>
        <table:table-row table:style-name="TableRow1803">
          <table:table-cell table:style-name="TableCell1804">
            <text:p text:style-name="P1805">WithoutPCS</text:p>
          </table:table-cell>
          <table:table-cell table:style-name="TableCell1806">
            <text:p text:style-name="P1807">5(5.6)</text:p>
          </table:table-cell>
          <table:table-cell table:style-name="TableCell1808">
            <text:p text:style-name="P1809">3.68(3.04)</text:p>
          </table:table-cell>
          <table:table-cell table:style-name="TableCell1810">
            <text:p text:style-name="P1811">5.33(3.51)</text:p>
          </table:table-cell>
          <table:table-cell table:style-name="TableCell1812" table:number-columns-spanned="2">
            <text:p text:style-name="P1813">11</text:p>
          </table:table-cell>
          <table:covered-table-cell/>
          <table:table-cell table:style-name="TableCell1814" table:number-columns-spanned="2">
            <text:p text:style-name="P1815">F(3,23) = 1.541 | p = .231</text:p>
          </table:table-cell>
          <table:covered-table-cell/>
        </table:table-row>
        <table:table-row table:style-name="TableRow1816">
          <table:table-cell table:style-name="TableCell1817">
            <text:p text:style-name="P1818"/>
          </table:table-cell>
          <table:table-cell table:style-name="TableCell1819">
            <text:p text:style-name="P1820">.4567</text:p>
          </table:table-cell>
          <table:table-cell table:style-name="TableCell1821">
            <text:p text:style-name="P1822"><text:span text:style-name="T1823">.002911</text:span></text:p>
          </table:table-cell>
          <table:table-cell table:style-name="TableCell1824">
            <text:p text:style-name="P1825">.7184</text:p>
          </table:table-cell>
          <table:table-cell table:style-name="TableCell1826" table:number-columns-spanned="2">
            <text:p text:style-name="P1827"/>
          </table:table-cell>
          <table:covered-table-cell/>
          <table:table-cell table:style-name="TableCell1828" table:number-columns-spanned="2">
            <text:p text:style-name="P1829">F &amp; p-value</text:p>
          </table:table-cell>
          <table:covered-table-cell/>
        </table:table-row>
      </table:table>
      <text:p text:style-name="P1830"/>
      <table:table table:style-name="Table1831">
        <table:table-columns>
          <table:table-column table:style-name="TableColumn1832"/>
          <table:table-column table:style-name="TableColumn1833"/>
          <table:table-column table:style-name="TableColumn1834"/>
          <table:table-column table:style-name="TableColumn1835"/>
          <table:table-column table:style-name="TableColumn1836"/>
          <table:table-column table:style-name="TableColumn1837"/>
          <table:table-column table:style-name="TableColumn1838"/>
          <table:table-column table:style-name="TableColumn1839"/>
        </table:table-columns>
        <table:table-row table:style-name="TableRow1840">
          <table:table-cell table:style-name="TableCell1841">
            <text:p text:style-name="P1842">HadsD</text:p>
          </table:table-cell>
          <table:table-cell table:style-name="TableCell1843">
            <text:p text:style-name="P1844"/>
          </table:table-cell>
          <table:table-cell table:style-name="TableCell1845">
            <text:p text:style-name="P1846"/>
          </table:table-cell>
          <table:table-cell table:style-name="TableCell1847">
            <text:p text:style-name="P1848"/>
          </table:table-cell>
          <table:table-cell table:style-name="TableCell1849">
            <text:p text:style-name="P1850"/>
          </table:table-cell>
          <table:table-cell table:style-name="TableCell1851" table:number-columns-spanned="2">
            <text:p text:style-name="P1852"/>
          </table:table-cell>
          <table:covered-table-cell/>
          <table:table-cell>
            <text:p text:style-name="P1852"/>
          </table:table-cell>
        </table:table-row>
        <table:table-row table:style-name="TableRow1853">
          <table:table-cell table:style-name="TableCell1854">
            <text:p text:style-name="P1855"/>
          </table:table-cell>
          <table:table-cell table:style-name="TableCell1856">
            <text:p text:style-name="P1857">Cluster 1</text:p>
          </table:table-cell>
          <table:table-cell table:style-name="TableCell1858">
            <text:p text:style-name="P1859">Cluster 2</text:p>
          </table:table-cell>
          <table:table-cell table:style-name="TableCell1860">
            <text:p text:style-name="P1861">Cluster 3</text:p>
          </table:table-cell>
          <table:table-cell table:style-name="TableCell1862" table:number-columns-spanned="2">
            <text:p text:style-name="P1863">Cluster 4</text:p>
          </table:table-cell>
          <table:covered-table-cell/>
          <table:table-cell table:style-name="TableCell1864" table:number-columns-spanned="2">
            <text:p text:style-name="P1865"/>
          </table:table-cell>
          <table:covered-table-cell/>
        </table:table-row>
        <table:table-row table:style-name="TableRow1866">
          <table:table-cell table:style-name="TableCell1867">
            <text:p text:style-name="P1868">M(SD)</text:p>
          </table:table-cell>
          <table:table-cell table:style-name="TableCell1869">
            <text:p text:style-name="P1870">5.47(4.73)</text:p>
          </table:table-cell>
          <table:table-cell table:style-name="TableCell1871">
            <text:p text:style-name="P1872">4.39(4.31)</text:p>
          </table:table-cell>
          <table:table-cell table:style-name="TableCell1873">
            <text:p text:style-name="P1874">6.27(5.06)</text:p>
          </table:table-cell>
          <table:table-cell table:style-name="TableCell1875" table:number-columns-spanned="2">
            <text:p text:style-name="P1876">5.00(3.56)</text:p>
          </table:table-cell>
          <table:covered-table-cell/>
          <table:table-cell table:style-name="TableCell1877" table:number-columns-spanned="2">
            <text:p text:style-name="P1878">F(3,63) = .594<text:s/><text:s text:c="2"/>| p = .621</text:p>
          </table:table-cell>
          <table:covered-table-cell/>
        </table:table-row>
        <table:table-row table:style-name="TableRow1879">
          <table:table-cell table:style-name="TableCell1880">
            <text:p text:style-name="P1881">withPCS</text:p>
          </table:table-cell>
          <table:table-cell table:style-name="TableCell1882">
            <text:p text:style-name="P1883">6.77(4.53)</text:p>
          </table:table-cell>
          <table:table-cell table:style-name="TableCell1884">
            <text:p text:style-name="P1885">6.3(3.34)</text:p>
          </table:table-cell>
          <table:table-cell table:style-name="TableCell1886">
            <text:p text:style-name="P1887">6.08(5.12)</text:p>
          </table:table-cell>
          <table:table-cell table:style-name="TableCell1888" table:number-columns-spanned="2">
            <text:p text:style-name="P1889">4.5(3.62)</text:p>
          </table:table-cell>
          <table:covered-table-cell/>
          <table:table-cell table:style-name="TableCell1890" table:number-columns-spanned="2">
            <text:p text:style-name="P1891">F(3,38) = .376<text:s/><text:s text:c="2"/>| p = .771</text:p>
          </table:table-cell>
          <table:covered-table-cell/>
        </table:table-row>
        <table:table-row table:style-name="TableRow1892">
          <table:table-cell table:style-name="TableCell1893">
            <text:p text:style-name="P1894">WithoutPCS</text:p>
          </table:table-cell>
          <table:table-cell table:style-name="TableCell1895">
            <text:p text:style-name="P1896">1.25(2.5)</text:p>
          </table:table-cell>
          <table:table-cell table:style-name="TableCell1897">
            <text:p text:style-name="P1898">3.33(4.51)</text:p>
          </table:table-cell>
          <table:table-cell table:style-name="TableCell1899">
            <text:p text:style-name="P1900">7.5(6.36)</text:p>
          </table:table-cell>
          <table:table-cell table:style-name="TableCell1901" table:number-columns-spanned="2">
            <text:p text:style-name="P1902">8</text:p>
          </table:table-cell>
          <table:covered-table-cell/>
          <table:table-cell table:style-name="TableCell1903" table:number-columns-spanned="2">
            <text:p text:style-name="P1904">F(3,21) = 1.261 | p = .313</text:p>
          </table:table-cell>
          <table:covered-table-cell/>
        </table:table-row>
        <table:table-row table:style-name="TableRow1905">
          <table:table-cell table:style-name="TableCell1906">
            <text:p text:style-name="P1907"/>
          </table:table-cell>
          <table:table-cell table:style-name="TableCell1908">
            <text:p text:style-name="P1909"><text:span text:style-name="T1910">.01144</text:span></text:p>
          </table:table-cell>
          <table:table-cell table:style-name="TableCell1911">
            <text:p text:style-name="P1912">.05935</text:p>
          </table:table-cell>
          <table:table-cell table:style-name="TableCell1913">
            <text:p text:style-name="P1914">.8066</text:p>
          </table:table-cell>
          <table:table-cell table:style-name="TableCell1915" table:number-columns-spanned="2">
            <text:p text:style-name="P1916"/>
          </table:table-cell>
          <table:covered-table-cell/>
          <table:table-cell table:style-name="TableCell1917" table:number-columns-spanned="2">
            <text:p text:style-name="P1918">F &amp; p-value</text:p>
          </table:table-cell>
          <table:covered-table-cell/>
        </table:table-row>
      </table:table>
      <text:p text:style-name="P1919"/>
      <table:table table:style-name="Table1920">
        <table:table-columns>
          <table:table-column table:style-name="TableColumn1921"/>
          <table:table-column table:style-name="TableColumn1922"/>
          <table:table-column table:style-name="TableColumn1923"/>
          <table:table-column table:style-name="TableColumn1924"/>
          <table:table-column table:style-name="TableColumn1925"/>
          <table:table-column table:style-name="TableColumn1926"/>
          <table:table-column table:style-name="TableColumn1927"/>
          <table:table-column table:style-name="TableColumn1928"/>
        </table:table-columns>
        <table:table-row table:style-name="TableRow1929">
          <table:table-cell table:style-name="TableCell1930">
            <text:p text:style-name="P1931">PSQI</text:p>
          </table:table-cell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  <table:table-cell table:style-name="TableCell1936">
            <text:p text:style-name="P1937"/>
          </table:table-cell>
          <table:table-cell table:style-name="TableCell1938">
            <text:p text:style-name="P1939"/>
          </table:table-cell>
          <table:table-cell table:style-name="TableCell1940" table:number-columns-spanned="2">
            <text:p text:style-name="P1941"/>
          </table:table-cell>
          <table:covered-table-cell/>
          <table:table-cell>
            <text:p text:style-name="P1941"/>
          </table:table-cell>
        </table:table-row>
        <table:table-row table:style-name="TableRow1942">
          <table:table-cell table:style-name="TableCell1943">
            <text:p text:style-name="P1944"/>
          </table:table-cell>
          <table:table-cell table:style-name="TableCell1945">
            <text:p text:style-name="P1946">Cluster 1</text:p>
          </table:table-cell>
          <table:table-cell table:style-name="TableCell1947">
            <text:p text:style-name="P1948">Cluster 2</text:p>
          </table:table-cell>
          <table:table-cell table:style-name="TableCell1949">
            <text:p text:style-name="P1950">Cluster 3</text:p>
          </table:table-cell>
          <table:table-cell table:style-name="TableCell1951" table:number-columns-spanned="2">
            <text:p text:style-name="P1952">Cluster 4</text:p>
          </table:table-cell>
          <table:covered-table-cell/>
          <table:table-cell table:style-name="TableCell1953" table:number-columns-spanned="2">
            <text:p text:style-name="P1954"/>
          </table:table-cell>
          <table:covered-table-cell/>
        </table:table-row>
        <table:table-row table:style-name="TableRow1955">
          <table:table-cell table:style-name="TableCell1956">
            <text:p text:style-name="P1957">M(SD)</text:p>
          </table:table-cell>
          <table:table-cell table:style-name="TableCell1958">
            <text:p text:style-name="P1959">8.4(4.63)</text:p>
          </table:table-cell>
          <table:table-cell table:style-name="TableCell1960">
            <text:p text:style-name="P1961">6.24(3.67)</text:p>
          </table:table-cell>
          <table:table-cell table:style-name="TableCell1962">
            <text:p text:style-name="P1963">7.08(4.46)</text:p>
          </table:table-cell>
          <table:table-cell table:style-name="TableCell1964" table:number-columns-spanned="2">
            <text:p text:style-name="P1965">8.20(2.77)</text:p>
          </table:table-cell>
          <table:covered-table-cell/>
          <table:table-cell table:style-name="TableCell1966" table:number-columns-spanned="2">
            <text:p text:style-name="P1967">F(3,54) = 1.003 | p = .398</text:p>
          </table:table-cell>
          <table:covered-table-cell/>
        </table:table-row>
        <table:table-row table:style-name="TableRow1968">
          <table:table-cell table:style-name="TableCell1969">
            <text:p text:style-name="P1970">withPCS</text:p>
          </table:table-cell>
          <table:table-cell table:style-name="TableCell1971">
            <text:p text:style-name="P1972">9.08(4.56)</text:p>
          </table:table-cell>
          <table:table-cell table:style-name="TableCell1973">
            <text:p text:style-name="P1974">8.9(3.45)</text:p>
          </table:table-cell>
          <table:table-cell table:style-name="TableCell1975">
            <text:p text:style-name="P1976">7(4.88)</text:p>
          </table:table-cell>
          <table:table-cell table:style-name="TableCell1977" table:number-columns-spanned="2">
            <text:p text:style-name="P1978">8.75(2.87)</text:p>
          </table:table-cell>
          <table:covered-table-cell/>
          <table:table-cell table:style-name="TableCell1979" table:number-columns-spanned="2">
            <text:p text:style-name="P1980">F(3,32) = .523 <text:s text:c="2"/>| p = .669</text:p>
          </table:table-cell>
          <table:covered-table-cell/>
        </table:table-row>
        <table:table-row table:style-name="TableRow1981">
          <table:table-cell table:style-name="TableCell1982">
            <text:p text:style-name="P1983">WithoutPCS</text:p>
          </table:table-cell>
          <table:table-cell table:style-name="TableCell1984">
            <text:p text:style-name="P1985">5.67(4.62)</text:p>
          </table:table-cell>
          <table:table-cell table:style-name="TableCell1986">
            <text:p text:style-name="P1987">4.47(2.64)</text:p>
          </table:table-cell>
          <table:table-cell table:style-name="TableCell1988">
            <text:p text:style-name="P1989">7.33(3.51)</text:p>
          </table:table-cell>
          <table:table-cell table:style-name="TableCell1990" table:number-columns-spanned="2">
            <text:p text:style-name="P1991">6</text:p>
          </table:table-cell>
          <table:covered-table-cell/>
          <table:table-cell table:style-name="TableCell1992" table:number-columns-spanned="2">
            <text:p text:style-name="P1993">F(3,18) = .827 <text:s text:c="2"/>| p = .496</text:p>
          </table:table-cell>
          <table:covered-table-cell/>
        </table:table-row>
        <table:table-row table:style-name="TableRow1994">
          <table:table-cell table:style-name="TableCell1995">
            <text:p text:style-name="P1996"/>
          </table:table-cell>
          <table:table-cell table:style-name="TableCell1997">
            <text:p text:style-name="P1998">.3324</text:p>
          </table:table-cell>
          <table:table-cell table:style-name="TableCell1999">
            <text:p text:style-name="P2000"><text:span text:style-name="T2001">.003341</text:span></text:p>
          </table:table-cell>
          <table:table-cell table:style-name="TableCell2002">
            <text:p text:style-name="P2003">.9014</text:p>
          </table:table-cell>
          <table:table-cell table:style-name="TableCell2004" table:number-columns-spanned="2">
            <text:p text:style-name="P2005"/>
          </table:table-cell>
          <table:covered-table-cell/>
          <table:table-cell table:style-name="TableCell2006" table:number-columns-spanned="2">
            <text:p text:style-name="P2007">F &amp; p-value</text:p>
          </table:table-cell>
          <table:covered-table-cell/>
        </table:table-row>
      </table:table>
      <text:p text:style-name="P2008"/>
      <text:p text:style-name="P2009"/>
      <text:p text:style-name="P2010">MoCa</text:p>
      <table:table table:style-name="Table2011">
        <table:table-columns>
          <table:table-column table:style-name="TableColumn2012"/>
          <table:table-column table:style-name="TableColumn2013"/>
          <table:table-column table:style-name="TableColumn2014"/>
          <table:table-column table:style-name="TableColumn2015"/>
          <table:table-column table:style-name="TableColumn2016"/>
        </table:table-columns>
        <table:table-row table:style-name="TableRow2017">
          <table:table-cell table:style-name="TableCell2018">
            <text:p text:style-name="P2019">MoCA</text:p>
          </table:table-cell>
          <table:table-cell table:style-name="TableCell2020">
            <text:p text:style-name="P2021"/>
          </table:table-cell>
          <table:table-cell table:style-name="TableCell2022">
            <text:p text:style-name="P2023"/>
          </table:table-cell>
          <table:table-cell table:style-name="TableCell2024">
            <text:p text:style-name="P2025"/>
          </table:table-cell>
          <table:table-cell table:style-name="TableCell2026">
            <text:p text:style-name="P2027"/>
          </table:table-cell>
        </table:table-row>
        <table:table-row table:style-name="TableRow2028">
          <table:table-cell table:style-name="TableCell2029">
            <text:p text:style-name="P2030"/>
          </table:table-cell>
          <table:table-cell table:style-name="TableCell2031">
            <text:p text:style-name="P2032">Cluster 1</text:p>
          </table:table-cell>
          <table:table-cell table:style-name="TableCell2033">
            <text:p text:style-name="P2034">Cluster 2</text:p>
          </table:table-cell>
          <table:table-cell table:style-name="TableCell2035">
            <text:p text:style-name="P2036">Cluster 3</text:p>
          </table:table-cell>
          <table:table-cell table:style-name="TableCell2037">
            <text:p text:style-name="P2038">Cluster 4</text:p>
          </table:table-cell>
        </table:table-row>
        <table:table-row table:style-name="TableRow2039">
          <table:table-cell table:style-name="TableCell2040">
            <text:p text:style-name="P2041">Auffällig</text:p>
          </table:table-cell>
          <table:table-cell table:style-name="TableCell2042">
            <text:p text:style-name="P2043">1</text:p>
          </table:table-cell>
          <table:table-cell table:style-name="TableCell2044">
            <text:p text:style-name="P2045">2</text:p>
          </table:table-cell>
          <table:table-cell table:style-name="TableCell2046">
            <text:p text:style-name="P2047">3</text:p>
          </table:table-cell>
          <table:table-cell table:style-name="TableCell2048">
            <text:p text:style-name="P2049">5</text:p>
          </table:table-cell>
        </table:table-row>
        <table:table-row table:style-name="TableRow2050">
          <table:table-cell table:style-name="TableCell2051">
            <text:p text:style-name="P2052">withPCS</text:p>
          </table:table-cell>
          <table:table-cell table:style-name="TableCell2053">
            <text:p text:style-name="P2054">1</text:p>
          </table:table-cell>
          <table:table-cell table:style-name="TableCell2055">
            <text:p text:style-name="P2056">1</text:p>
          </table:table-cell>
          <table:table-cell table:style-name="TableCell2057">
            <text:p text:style-name="P2058">3</text:p>
          </table:table-cell>
          <table:table-cell table:style-name="TableCell2059">
            <text:p text:style-name="P2060">5</text:p>
          </table:table-cell>
        </table:table-row>
        <table:table-row table:style-name="TableRow2061">
          <table:table-cell table:style-name="TableCell2062">
            <text:p text:style-name="P2063">WithoutPCS</text:p>
          </table:table-cell>
          <table:table-cell table:style-name="TableCell2064">
            <text:p text:style-name="P2065">0</text:p>
          </table:table-cell>
          <table:table-cell table:style-name="TableCell2066">
            <text:p text:style-name="P2067">1</text:p>
          </table:table-cell>
          <table:table-cell table:style-name="TableCell2068">
            <text:p text:style-name="P2069">0(1NA)</text:p>
          </table:table-cell>
          <table:table-cell table:style-name="TableCell2070">
            <text:p text:style-name="P2071">0</text:p>
          </table:table-cell>
        </table:table-row>
      </table:table>
      <text:p text:style-name="P2072"/>
      <text:p text:style-name="P2073"/>
      <table:table table:style-name="Table2074">
        <table:table-columns>
          <table:table-column table:style-name="TableColumn2075"/>
          <table:table-column table:style-name="TableColumn2076"/>
          <table:table-column table:style-name="TableColumn2077"/>
          <table:table-column table:style-name="TableColumn2078"/>
          <table:table-column table:style-name="TableColumn2079"/>
          <table:table-column table:style-name="TableColumn2080"/>
          <table:table-column table:style-name="TableColumn2081"/>
          <table:table-column table:style-name="TableColumn2082"/>
        </table:table-columns>
        <table:table-row table:style-name="TableRow2083">
          <table:table-cell table:style-name="TableCell2084">
            <text:p text:style-name="P2085">PSQI</text:p>
          </table:table-cell>
          <table:table-cell table:style-name="TableCell2086">
            <text:p text:style-name="P2087"/>
          </table:table-cell>
          <table:table-cell table:style-name="TableCell2088">
            <text:p text:style-name="P2089"/>
          </table:table-cell>
          <table:table-cell table:style-name="TableCell2090">
            <text:p text:style-name="P2091"/>
          </table:table-cell>
          <table:table-cell table:style-name="TableCell2092">
            <text:p text:style-name="P2093"/>
          </table:table-cell>
          <table:table-cell table:style-name="TableCell2094" table:number-columns-spanned="2">
            <text:p text:style-name="P2095"/>
          </table:table-cell>
          <table:covered-table-cell/>
          <table:table-cell>
            <text:p text:style-name="P2095"/>
          </table:table-cell>
        </table:table-row>
        <table:table-row table:style-name="TableRow2096">
          <table:table-cell table:style-name="TableCell2097">
            <text:p text:style-name="P2098"/>
          </table:table-cell>
          <table:table-cell table:style-name="TableCell2099">
            <text:p text:style-name="P2100">Cluster 1</text:p>
          </table:table-cell>
          <table:table-cell table:style-name="TableCell2101">
            <text:p text:style-name="P2102">Cluster 2</text:p>
          </table:table-cell>
          <table:table-cell table:style-name="TableCell2103">
            <text:p text:style-name="P2104">Cluster 3</text:p>
          </table:table-cell>
          <table:table-cell table:style-name="TableCell2105" table:number-columns-spanned="2">
            <text:p text:style-name="P2106">Cluster 4</text:p>
          </table:table-cell>
          <table:covered-table-cell/>
          <table:table-cell table:style-name="TableCell2107" table:number-columns-spanned="2">
            <text:p text:style-name="P2108"/>
          </table:table-cell>
          <table:covered-table-cell/>
        </table:table-row>
        <table:table-row table:style-name="TableRow2109">
          <table:table-cell table:style-name="TableCell2110">
            <text:p text:style-name="P2111">M(SD)</text:p>
          </table:table-cell>
          <table:table-cell table:style-name="TableCell2112">
            <text:p text:style-name="P2113"/>
          </table:table-cell>
          <table:table-cell table:style-name="TableCell2114">
            <text:p text:style-name="P2115"/>
          </table:table-cell>
          <table:table-cell table:style-name="TableCell2116">
            <text:p text:style-name="P2117"/>
          </table:table-cell>
          <table:table-cell table:style-name="TableCell2118" table:number-columns-spanned="2">
            <text:p text:style-name="P2119"/>
          </table:table-cell>
          <table:covered-table-cell/>
          <table:table-cell table:style-name="TableCell2120" table:number-columns-spanned="2">
            <text:p text:style-name="P2121"/>
          </table:table-cell>
          <table:covered-table-cell/>
        </table:table-row>
        <table:table-row table:style-name="TableRow2122">
          <table:table-cell table:style-name="TableCell2123">
            <text:p text:style-name="P2124">withPCS</text:p>
          </table:table-cell>
          <table:table-cell table:style-name="TableCell2125">
            <text:p text:style-name="P2126"/>
          </table:table-cell>
          <table:table-cell table:style-name="TableCell2127">
            <text:p text:style-name="P2128"/>
          </table:table-cell>
          <table:table-cell table:style-name="TableCell2129">
            <text:p text:style-name="P2130"/>
          </table:table-cell>
          <table:table-cell table:style-name="TableCell2131" table:number-columns-spanned="2">
            <text:p text:style-name="P2132"/>
          </table:table-cell>
          <table:covered-table-cell/>
          <table:table-cell table:style-name="TableCell2133" table:number-columns-spanned="2">
            <text:p text:style-name="P2134"/>
          </table:table-cell>
          <table:covered-table-cell/>
        </table:table-row>
        <table:table-row table:style-name="TableRow2135">
          <table:table-cell table:style-name="TableCell2136">
            <text:p text:style-name="P2137">WithoutPCS</text:p>
          </table:table-cell>
          <table:table-cell table:style-name="TableCell2138">
            <text:p text:style-name="P2139"/>
          </table:table-cell>
          <table:table-cell table:style-name="TableCell2140">
            <text:p text:style-name="P2141"/>
          </table:table-cell>
          <table:table-cell table:style-name="TableCell2142">
            <text:p text:style-name="P2143"/>
          </table:table-cell>
          <table:table-cell table:style-name="TableCell2144" table:number-columns-spanned="2">
            <text:p text:style-name="P2145"/>
          </table:table-cell>
          <table:covered-table-cell/>
          <table:table-cell table:style-name="TableCell2146" table:number-columns-spanned="2">
            <text:p text:style-name="P2147"/>
          </table:table-cell>
          <table:covered-table-cell/>
        </table:table-row>
        <table:table-row table:style-name="TableRow2148">
          <table:table-cell table:style-name="TableCell2149">
            <text:p text:style-name="P2150"/>
          </table:table-cell>
          <table:table-cell table:style-name="TableCell2151">
            <text:p text:style-name="P2152"/>
          </table:table-cell>
          <table:table-cell table:style-name="TableCell2153">
            <text:p text:style-name="P2154"/>
          </table:table-cell>
          <table:table-cell table:style-name="TableCell2155">
            <text:p text:style-name="P2156"/>
          </table:table-cell>
          <table:table-cell table:style-name="TableCell2157" table:number-columns-spanned="2">
            <text:p text:style-name="P2158"/>
          </table:table-cell>
          <table:covered-table-cell/>
          <table:table-cell table:style-name="TableCell2159" table:number-columns-spanned="2">
            <text:p text:style-name="P2160">F &amp; p-value</text:p>
          </table:table-cell>
          <table:covered-table-cell/>
        </table:table-row>
      </table:table>
      <text:p text:style-name="P21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7-08T04:53:00Z</meta:creation-date>
    <dc:date>2024-07-08T09:31:00Z</dc:date>
    <meta:template xlink:href="Normal.dotm" xlink:type="simple"/>
    <meta:editing-cycles>56</meta:editing-cycles>
    <meta:editing-duration>PT0S</meta:editing-duration>
    <meta:user-defined meta:name="GrammarlyDocumentId">b709217e-6e50-4ac0-82f1-076318ce2c89</meta:user-defined>
    <meta:document-statistic meta:page-count="4" meta:paragraph-count="771" meta:word-count="1236" meta:character-count="6943" meta:row-count="1079" meta:non-whitespace-character-count="6478"/>
  </office:meta>
</office:document-meta>
</file>